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B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538480" calcext:value-type="float">
            <text:p>5384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45528" calcext:value-type="float">
            <text:p>54552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550905" calcext:value-type="float">
            <text:p>5509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555447" calcext:value-type="float">
            <text:p>5554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559489" calcext:value-type="float">
            <text:p>55948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563196" calcext:value-type="float">
            <text:p>5631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566670" calcext:value-type="float">
            <text:p>5666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569943" calcext:value-type="float">
            <text:p>56994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573116" calcext:value-type="float">
            <text:p>5731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576155" calcext:value-type="float">
            <text:p>5761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588213" calcext:value-type="float">
            <text:p>5882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95260" calcext:value-type="float">
            <text:p>59526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600638" calcext:value-type="float">
            <text:p>60063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605180" calcext:value-type="float">
            <text:p>60518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609221" calcext:value-type="float">
            <text:p>60922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float" office:value="612929" calcext:value-type="float">
            <text:p>61292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616402" calcext:value-type="float">
            <text:p>61640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619709" calcext:value-type="float">
            <text:p>61970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622882" calcext:value-type="float">
            <text:p>62288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625921" calcext:value-type="float">
            <text:p>6259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637979" calcext:value-type="float">
            <text:p>6379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645026" calcext:value-type="float">
            <text:p>64502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650404" calcext:value-type="float">
            <text:p>6504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654979" calcext:value-type="float">
            <text:p>6549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659021" calcext:value-type="float">
            <text:p>65902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662728" calcext:value-type="float">
            <text:p>6627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666202" calcext:value-type="float">
            <text:p>66620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669508" calcext:value-type="float">
            <text:p>6695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672681" calcext:value-type="float">
            <text:p>6726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675687" calcext:value-type="float">
            <text:p>6756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687745" calcext:value-type="float">
            <text:p>6877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694792" calcext:value-type="float">
            <text:p>6947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700170" calcext:value-type="float">
            <text:p>70017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704712" calcext:value-type="float">
            <text:p>70471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708753" calcext:value-type="float">
            <text:p>70875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712461" calcext:value-type="float">
            <text:p>71246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715934" calcext:value-type="float">
            <text:p>71593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719241" calcext:value-type="float">
            <text:p>71924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722414" calcext:value-type="float">
            <text:p>72241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725453" calcext:value-type="float">
            <text:p>7254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737511" calcext:value-type="float">
            <text:p>7375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744558" calcext:value-type="float">
            <text:p>7445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749936" calcext:value-type="float">
            <text:p>7499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float" office:value="754478" calcext:value-type="float">
            <text:p>7544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758519" calcext:value-type="float">
            <text:p>7585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762227" calcext:value-type="float">
            <text:p>7622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765700" calcext:value-type="float">
            <text:p>7657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769007" calcext:value-type="float">
            <text:p>7690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772180" calcext:value-type="float">
            <text:p>7721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775219" calcext:value-type="float">
            <text:p>7752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787277" calcext:value-type="float">
            <text:p>7872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794324" calcext:value-type="float">
            <text:p>7943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float" office:value="799702" calcext:value-type="float">
            <text:p>7997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804244" calcext:value-type="float">
            <text:p>8042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808285" calcext:value-type="float">
            <text:p>8082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811993" calcext:value-type="float">
            <text:p>81199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815466" calcext:value-type="float">
            <text:p>81546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818773" calcext:value-type="float">
            <text:p>81877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821946" calcext:value-type="float">
            <text:p>8219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824985" calcext:value-type="float">
            <text:p>8249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837043" calcext:value-type="float">
            <text:p>8370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844090" calcext:value-type="float">
            <text:p>8440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849468" calcext:value-type="float">
            <text:p>8494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854010" calcext:value-type="float">
            <text:p>85401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858051" calcext:value-type="float">
            <text:p>85805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861759" calcext:value-type="float">
            <text:p>8617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865232" calcext:value-type="float">
            <text:p>86523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868539" calcext:value-type="float">
            <text:p>8685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871712" calcext:value-type="float">
            <text:p>8717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874751" calcext:value-type="float">
            <text:p>8747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886809" calcext:value-type="float">
            <text:p>8868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893856" calcext:value-type="float">
            <text:p>8938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899234" calcext:value-type="float">
            <text:p>8992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903776" calcext:value-type="float">
            <text:p>9037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907817" calcext:value-type="float">
            <text:p>9078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float" office:value="911525" calcext:value-type="float">
            <text:p>9115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914998" calcext:value-type="float">
            <text:p>9149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918305" calcext:value-type="float">
            <text:p>9183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921478" calcext:value-type="float">
            <text:p>9214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924517" calcext:value-type="float">
            <text:p>9245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936575" calcext:value-type="float">
            <text:p>9365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943622" calcext:value-type="float">
            <text:p>9436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953542" calcext:value-type="float">
            <text:p>95354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957583" calcext:value-type="float">
            <text:p>9575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961291" calcext:value-type="float">
            <text:p>96129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964764" calcext:value-type="float">
            <text:p>9647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968071" calcext:value-type="float">
            <text:p>96807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971244" calcext:value-type="float">
            <text:p>97124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974283" calcext:value-type="float">
            <text:p>9742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986341" calcext:value-type="float">
            <text:p>98634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993388" calcext:value-type="float">
            <text:p>99338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998766" calcext:value-type="float">
            <text:p>99876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1003308" calcext:value-type="float">
            <text:p>100330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1007349" calcext:value-type="float">
            <text:p>100734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1011057" calcext:value-type="float">
            <text:p>101105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1014530" calcext:value-type="float">
            <text:p>10145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1017837" calcext:value-type="float">
            <text:p>101783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1021010" calcext:value-type="float">
            <text:p>102101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1024049" calcext:value-type="float">
            <text:p>10240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1036107" calcext:value-type="float">
            <text:p>10361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office:value-type="float" office:value="1043154" calcext:value-type="float">
            <text:p>10431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1048532" calcext:value-type="float">
            <text:p>10485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1053074" calcext:value-type="float">
            <text:p>10530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1057115" calcext:value-type="float">
            <text:p>10571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1060823" calcext:value-type="float">
            <text:p>10608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1064296" calcext:value-type="float">
            <text:p>10642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1067603" calcext:value-type="float">
            <text:p>10676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070776" calcext:value-type="float">
            <text:p>10707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office:value-type="float" office:value="1073815" calcext:value-type="float">
            <text:p>10738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085873" calcext:value-type="float">
            <text:p>10858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1092920" calcext:value-type="float">
            <text:p>109292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1098298" calcext:value-type="float">
            <text:p>109829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1102840" calcext:value-type="float">
            <text:p>110284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1106881" calcext:value-type="float">
            <text:p>11068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1110589" calcext:value-type="float">
            <text:p>11105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1114062" calcext:value-type="float">
            <text:p>11140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1117369" calcext:value-type="float">
            <text:p>111736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1120542" calcext:value-type="float">
            <text:p>112054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float" office:value="1123581" calcext:value-type="float">
            <text:p>11235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1135639" calcext:value-type="float">
            <text:p>113563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office:value-type="float" office:value="1142686" calcext:value-type="float">
            <text:p>11426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1148064" calcext:value-type="float">
            <text:p>114806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1152606" calcext:value-type="float">
            <text:p>115260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1156647" calcext:value-type="float">
            <text:p>115664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1160355" calcext:value-type="float">
            <text:p>116035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1163828" calcext:value-type="float">
            <text:p>116382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float" office:value="1167135" calcext:value-type="float">
            <text:p>116713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1170308" calcext:value-type="float">
            <text:p>117030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1173347" calcext:value-type="float">
            <text:p>11733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1185405" calcext:value-type="float">
            <text:p>11854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1192452" calcext:value-type="float">
            <text:p>119245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1197830" calcext:value-type="float">
            <text:p>11978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1202372" calcext:value-type="float">
            <text:p>12023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1206413" calcext:value-type="float">
            <text:p>12064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1210121" calcext:value-type="float">
            <text:p>12101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1213594" calcext:value-type="float">
            <text:p>12135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216901" calcext:value-type="float">
            <text:p>12169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1220074" calcext:value-type="float">
            <text:p>122007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1223113" calcext:value-type="float">
            <text:p>12231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1235171" calcext:value-type="float">
            <text:p>12351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float" office:value="1242218" calcext:value-type="float">
            <text:p>124221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1247596" calcext:value-type="float">
            <text:p>12475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252138" calcext:value-type="float">
            <text:p>125213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1256179" calcext:value-type="float">
            <text:p>125617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1259887" calcext:value-type="float">
            <text:p>12598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1263360" calcext:value-type="float">
            <text:p>126336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1266667" calcext:value-type="float">
            <text:p>126666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1269807" calcext:value-type="float">
            <text:p>12698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1272846" calcext:value-type="float">
            <text:p>12728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1284903" calcext:value-type="float">
            <text:p>12849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1291951" calcext:value-type="float">
            <text:p>12919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1297328" calcext:value-type="float">
            <text:p>12973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1301871" calcext:value-type="float">
            <text:p>13018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1305912" calcext:value-type="float">
            <text:p>13059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1309619" calcext:value-type="float">
            <text:p>13096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1313093" calcext:value-type="float">
            <text:p>13130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1316400" calcext:value-type="float">
            <text:p>13164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319573" calcext:value-type="float">
            <text:p>13195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1322612" calcext:value-type="float">
            <text:p>13226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float" office:value="1334669" calcext:value-type="float">
            <text:p>13346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1341683" calcext:value-type="float">
            <text:p>13416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1347061" calcext:value-type="float">
            <text:p>134706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1351603" calcext:value-type="float">
            <text:p>135160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1355645" calcext:value-type="float">
            <text:p>135564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1359352" calcext:value-type="float">
            <text:p>135935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1362826" calcext:value-type="float">
            <text:p>136282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1366132" calcext:value-type="float">
            <text:p>136613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1369305" calcext:value-type="float">
            <text:p>136930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1372345" calcext:value-type="float">
            <text:p>13723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1384402" calcext:value-type="float">
            <text:p>13844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1391449" calcext:value-type="float">
            <text:p>13914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1396827" calcext:value-type="float">
            <text:p>13968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1401369" calcext:value-type="float">
            <text:p>140136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405411" calcext:value-type="float">
            <text:p>14054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1409118" calcext:value-type="float">
            <text:p>14091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1412592" calcext:value-type="float">
            <text:p>14125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1415898" calcext:value-type="float">
            <text:p>141589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float" office:value="1419071" calcext:value-type="float">
            <text:p>141907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float" office:value="1422111" calcext:value-type="float">
            <text:p>14221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1434168" calcext:value-type="float">
            <text:p>143416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1441215" calcext:value-type="float">
            <text:p>144121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1446593" calcext:value-type="float">
            <text:p>144659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1451135" calcext:value-type="float">
            <text:p>145113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1455177" calcext:value-type="float">
            <text:p>145517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1458884" calcext:value-type="float">
            <text:p>145888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1462358" calcext:value-type="float">
            <text:p>146235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1465664" calcext:value-type="float">
            <text:p>146566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1468804" calcext:value-type="float">
            <text:p>14688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471843" calcext:value-type="float">
            <text:p>14718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1483901" calcext:value-type="float">
            <text:p>14839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1490948" calcext:value-type="float">
            <text:p>14909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1496325" calcext:value-type="float">
            <text:p>14963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1500868" calcext:value-type="float">
            <text:p>15008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1504909" calcext:value-type="float">
            <text:p>15049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1508617" calcext:value-type="float">
            <text:p>15086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1512090" calcext:value-type="float">
            <text:p>15120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1515397" calcext:value-type="float">
            <text:p>15153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1518570" calcext:value-type="float">
            <text:p>15185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1521609" calcext:value-type="float">
            <text:p>15216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1533667" calcext:value-type="float">
            <text:p>15336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1540681" calcext:value-type="float">
            <text:p>154068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1546025" calcext:value-type="float">
            <text:p>15460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1550567" calcext:value-type="float">
            <text:p>155056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1554608" calcext:value-type="float">
            <text:p>15546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1558316" calcext:value-type="float">
            <text:p>15583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1561789" calcext:value-type="float">
            <text:p>156178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1565096" calcext:value-type="float">
            <text:p>156509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1568269" calcext:value-type="float">
            <text:p>156826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1571308" calcext:value-type="float">
            <text:p>15713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1583366" calcext:value-type="float">
            <text:p>15833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1590413" calcext:value-type="float">
            <text:p>159041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1595791" calcext:value-type="float">
            <text:p>15957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1600333" calcext:value-type="float">
            <text:p>160033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1604374" calcext:value-type="float">
            <text:p>16043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1608082" calcext:value-type="float">
            <text:p>160808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float" office:value="1611555" calcext:value-type="float">
            <text:p>161155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1614862" calcext:value-type="float">
            <text:p>161486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1618035" calcext:value-type="float">
            <text:p>161803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1621074" calcext:value-type="float">
            <text:p>16210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1633132" calcext:value-type="float">
            <text:p>16331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1640179" calcext:value-type="float">
            <text:p>164017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1645557" calcext:value-type="float">
            <text:p>16455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1650099" calcext:value-type="float">
            <text:p>165009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1654140" calcext:value-type="float">
            <text:p>165414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1657848" calcext:value-type="float">
            <text:p>16578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1661321" calcext:value-type="float">
            <text:p>16613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1664628" calcext:value-type="float">
            <text:p>166462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1667801" calcext:value-type="float">
            <text:p>166780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1670840" calcext:value-type="float">
            <text:p>16708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1682898" calcext:value-type="float">
            <text:p>16828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1689945" calcext:value-type="float">
            <text:p>16899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1695323" calcext:value-type="float">
            <text:p>16953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1699865" calcext:value-type="float">
            <text:p>169986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1703906" calcext:value-type="float">
            <text:p>17039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1707614" calcext:value-type="float">
            <text:p>17076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1711087" calcext:value-type="float">
            <text:p>17110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1714394" calcext:value-type="float">
            <text:p>171439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717567" calcext:value-type="float">
            <text:p>171756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720606" calcext:value-type="float">
            <text:p>17206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1732664" calcext:value-type="float">
            <text:p>17326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1739678" calcext:value-type="float">
            <text:p>173967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1745022" calcext:value-type="float">
            <text:p>17450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1749564" calcext:value-type="float">
            <text:p>17495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1753606" calcext:value-type="float">
            <text:p>17536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1757313" calcext:value-type="float">
            <text:p>17573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1760787" calcext:value-type="float">
            <text:p>17607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1764093" calcext:value-type="float">
            <text:p>17640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1767266" calcext:value-type="float">
            <text:p>17672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770306" calcext:value-type="float">
            <text:p>17703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float" office:value="1782363" calcext:value-type="float">
            <text:p>17823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1789410" calcext:value-type="float">
            <text:p>17894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1794788" calcext:value-type="float">
            <text:p>17947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1799330" calcext:value-type="float">
            <text:p>17993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1803372" calcext:value-type="float">
            <text:p>18033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1807079" calcext:value-type="float">
            <text:p>18070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1810553" calcext:value-type="float">
            <text:p>18105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1813859" calcext:value-type="float">
            <text:p>18138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1817032" calcext:value-type="float">
            <text:p>18170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1820072" calcext:value-type="float">
            <text:p>18200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1832129" calcext:value-type="float">
            <text:p>18321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1839176" calcext:value-type="float">
            <text:p>18391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1844554" calcext:value-type="float">
            <text:p>18445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1849096" calcext:value-type="float">
            <text:p>18490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1853138" calcext:value-type="float">
            <text:p>18531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1856845" calcext:value-type="float">
            <text:p>18568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1860319" calcext:value-type="float">
            <text:p>18603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1863625" calcext:value-type="float">
            <text:p>18636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1866798" calcext:value-type="float">
            <text:p>18667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1869838" calcext:value-type="float">
            <text:p>18698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1881895" calcext:value-type="float">
            <text:p>18818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1888942" calcext:value-type="float">
            <text:p>18889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float" office:value="1894320" calcext:value-type="float">
            <text:p>189432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1898862" calcext:value-type="float">
            <text:p>189886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1902904" calcext:value-type="float">
            <text:p>190290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906611" calcext:value-type="float">
            <text:p>190661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1910085" calcext:value-type="float">
            <text:p>191008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1913391" calcext:value-type="float">
            <text:p>191339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float" office:value="1916564" calcext:value-type="float">
            <text:p>191656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1919604" calcext:value-type="float">
            <text:p>19196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1931661" calcext:value-type="float">
            <text:p>193166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938675" calcext:value-type="float">
            <text:p>19386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1944019" calcext:value-type="float">
            <text:p>19440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1948561" calcext:value-type="float">
            <text:p>19485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1952603" calcext:value-type="float">
            <text:p>19526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1956310" calcext:value-type="float">
            <text:p>19563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1959784" calcext:value-type="float">
            <text:p>19597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1963090" calcext:value-type="float">
            <text:p>19630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1966263" calcext:value-type="float">
            <text:p>19662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1969303" calcext:value-type="float">
            <text:p>19693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1981360" calcext:value-type="float">
            <text:p>19813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1988408" calcext:value-type="float">
            <text:p>19884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1993785" calcext:value-type="float">
            <text:p>199378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1998327" calcext:value-type="float">
            <text:p>19983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2002369" calcext:value-type="float">
            <text:p>200236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2006076" calcext:value-type="float">
            <text:p>20060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2009550" calcext:value-type="float">
            <text:p>200955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2012856" calcext:value-type="float">
            <text:p>201285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2016029" calcext:value-type="float">
            <text:p>20160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2019069" calcext:value-type="float">
            <text:p>20190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2031126" calcext:value-type="float">
            <text:p>20311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2038174" calcext:value-type="float">
            <text:p>203817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2043551" calcext:value-type="float">
            <text:p>204355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2048093" calcext:value-type="float">
            <text:p>20480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2052135" calcext:value-type="float">
            <text:p>205213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2055842" calcext:value-type="float">
            <text:p>205584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2059316" calcext:value-type="float">
            <text:p>205931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2062622" calcext:value-type="float">
            <text:p>20626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2065795" calcext:value-type="float">
            <text:p>20657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2068835" calcext:value-type="float">
            <text:p>20688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2080892" calcext:value-type="float">
            <text:p>20808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2087940" calcext:value-type="float">
            <text:p>208794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2093317" calcext:value-type="float">
            <text:p>209331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2097859" calcext:value-type="float">
            <text:p>20978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2101901" calcext:value-type="float">
            <text:p>210190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float" office:value="2105608" calcext:value-type="float">
            <text:p>21056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2109082" calcext:value-type="float">
            <text:p>210908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office:value-type="float" office:value="2112388" calcext:value-type="float">
            <text:p>21123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float" office:value="2115561" calcext:value-type="float">
            <text:p>21155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2118601" calcext:value-type="float">
            <text:p>21186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130658" calcext:value-type="float">
            <text:p>21306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2137672" calcext:value-type="float">
            <text:p>21376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float" office:value="2143016" calcext:value-type="float">
            <text:p>21430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2147559" calcext:value-type="float">
            <text:p>21475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2151600" calcext:value-type="float">
            <text:p>21516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2155307" calcext:value-type="float">
            <text:p>215530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2158781" calcext:value-type="float">
            <text:p>21587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2162088" calcext:value-type="float">
            <text:p>21620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2165261" calcext:value-type="float">
            <text:p>21652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2168300" calcext:value-type="float">
            <text:p>2168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2180357" calcext:value-type="float">
            <text:p>21803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2187405" calcext:value-type="float">
            <text:p>218740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2192782" calcext:value-type="float">
            <text:p>21927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2197325" calcext:value-type="float">
            <text:p>219732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2201366" calcext:value-type="float">
            <text:p>22013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2205073" calcext:value-type="float">
            <text:p>220507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2208547" calcext:value-type="float">
            <text:p>22085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2211854" calcext:value-type="float">
            <text:p>22118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2215027" calcext:value-type="float">
            <text:p>221502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2218066" calcext:value-type="float">
            <text:p>22180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2230123" calcext:value-type="float">
            <text:p>22301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2237171" calcext:value-type="float">
            <text:p>223717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float" office:value="2242548" calcext:value-type="float">
            <text:p>22425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2247091" calcext:value-type="float">
            <text:p>224709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2251132" calcext:value-type="float">
            <text:p>225113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2254839" calcext:value-type="float">
            <text:p>22548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float" office:value="2258313" calcext:value-type="float">
            <text:p>225831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2261620" calcext:value-type="float">
            <text:p>226162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2264793" calcext:value-type="float">
            <text:p>22647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2267832" calcext:value-type="float">
            <text:p>22678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2279889" calcext:value-type="float">
            <text:p>22798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2286937" calcext:value-type="float">
            <text:p>228693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float" office:value="2292314" calcext:value-type="float">
            <text:p>22923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2296857" calcext:value-type="float">
            <text:p>22968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2300898" calcext:value-type="float">
            <text:p>23008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2304605" calcext:value-type="float">
            <text:p>23046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2308079" calcext:value-type="float">
            <text:p>23080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2311386" calcext:value-type="float">
            <text:p>23113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2314559" calcext:value-type="float">
            <text:p>23145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2317598" calcext:value-type="float">
            <text:p>23175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2329655" calcext:value-type="float">
            <text:p>232965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2336669" calcext:value-type="float">
            <text:p>23366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2342013" calcext:value-type="float">
            <text:p>234201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2346556" calcext:value-type="float">
            <text:p>234655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2350597" calcext:value-type="float">
            <text:p>235059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354305" calcext:value-type="float">
            <text:p>23543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2357778" calcext:value-type="float">
            <text:p>235777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2361085" calcext:value-type="float">
            <text:p>236108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2364258" calcext:value-type="float">
            <text:p>236425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2367297" calcext:value-type="float">
            <text:p>2367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2379355" calcext:value-type="float">
            <text:p>237935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2386435" calcext:value-type="float">
            <text:p>23864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2391813" calcext:value-type="float">
            <text:p>239181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2396355" calcext:value-type="float">
            <text:p>23963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2400397" calcext:value-type="float">
            <text:p>240039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float" office:value="2404104" calcext:value-type="float">
            <text:p>24041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float" office:value="2407578" calcext:value-type="float">
            <text:p>240757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2410884" calcext:value-type="float">
            <text:p>24108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2414057" calcext:value-type="float">
            <text:p>24140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2417097" calcext:value-type="float">
            <text:p>24170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2429154" calcext:value-type="float">
            <text:p>242915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2436201" calcext:value-type="float">
            <text:p>24362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float" office:value="2441579" calcext:value-type="float">
            <text:p>244157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2446121" calcext:value-type="float">
            <text:p>24461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2450163" calcext:value-type="float">
            <text:p>245016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float" office:value="2453870" calcext:value-type="float">
            <text:p>245387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2457344" calcext:value-type="float">
            <text:p>245734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2460650" calcext:value-type="float">
            <text:p>24606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2463823" calcext:value-type="float">
            <text:p>24638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2466863" calcext:value-type="float">
            <text:p>24668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2478920" calcext:value-type="float">
            <text:p>24789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2485967" calcext:value-type="float">
            <text:p>24859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2491345" calcext:value-type="float">
            <text:p>24913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5652" calcext:value-type="float">
            <text:p>5652</text:p>
          </table:table-cell>
        </table:table-row>
        <table:table-row table:style-name="ro1">
          <table:table-cell office:value-type="float" office:value="2495887" calcext:value-type="float">
            <text:p>24958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2499929" calcext:value-type="float">
            <text:p>249992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2503636" calcext:value-type="float">
            <text:p>25036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2507110" calcext:value-type="float">
            <text:p>25071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2510416" calcext:value-type="float">
            <text:p>25104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2513589" calcext:value-type="float">
            <text:p>25135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2516629" calcext:value-type="float">
            <text:p>25166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2528686" calcext:value-type="float">
            <text:p>25286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2535733" calcext:value-type="float">
            <text:p>25357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2541111" calcext:value-type="float">
            <text:p>254111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2545653" calcext:value-type="float">
            <text:p>25456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2549695" calcext:value-type="float">
            <text:p>254969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2553402" calcext:value-type="float">
            <text:p>255340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2556876" calcext:value-type="float">
            <text:p>255687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2560182" calcext:value-type="float">
            <text:p>25601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2563355" calcext:value-type="float">
            <text:p>256335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2566395" calcext:value-type="float">
            <text:p>25663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2578452" calcext:value-type="float">
            <text:p>257845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585499" calcext:value-type="float">
            <text:p>25854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2590877" calcext:value-type="float">
            <text:p>259087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float" office:value="2595419" calcext:value-type="float">
            <text:p>259541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2599461" calcext:value-type="float">
            <text:p>259946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2603168" calcext:value-type="float">
            <text:p>260316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2606642" calcext:value-type="float">
            <text:p>260664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2609948" calcext:value-type="float">
            <text:p>260994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2613121" calcext:value-type="float">
            <text:p>26131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2616161" calcext:value-type="float">
            <text:p>26161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2628218" calcext:value-type="float">
            <text:p>26282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2635265" calcext:value-type="float">
            <text:p>26352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2640643" calcext:value-type="float">
            <text:p>26406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2645185" calcext:value-type="float">
            <text:p>26451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float" office:value="2649227" calcext:value-type="float">
            <text:p>264922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float" office:value="2652934" calcext:value-type="float">
            <text:p>26529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2656408" calcext:value-type="float">
            <text:p>26564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2659714" calcext:value-type="float">
            <text:p>26597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2662887" calcext:value-type="float">
            <text:p>26628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2665927" calcext:value-type="float">
            <text:p>26659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2677984" calcext:value-type="float">
            <text:p>26779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2685031" calcext:value-type="float">
            <text:p>26850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2690409" calcext:value-type="float">
            <text:p>26904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2694951" calcext:value-type="float">
            <text:p>26949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2698993" calcext:value-type="float">
            <text:p>26989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2702700" calcext:value-type="float">
            <text:p>27027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2706174" calcext:value-type="float">
            <text:p>27061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2709480" calcext:value-type="float">
            <text:p>270948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2712653" calcext:value-type="float">
            <text:p>271265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2715693" calcext:value-type="float">
            <text:p>27156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2727750" calcext:value-type="float">
            <text:p>27277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2734797" calcext:value-type="float">
            <text:p>27347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2740175" calcext:value-type="float">
            <text:p>274017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float" office:value="2744717" calcext:value-type="float">
            <text:p>274471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2748759" calcext:value-type="float">
            <text:p>274875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2752466" calcext:value-type="float">
            <text:p>275246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2755940" calcext:value-type="float">
            <text:p>275594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2759246" calcext:value-type="float">
            <text:p>275924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2762419" calcext:value-type="float">
            <text:p>27624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2765459" calcext:value-type="float">
            <text:p>27654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2777516" calcext:value-type="float">
            <text:p>27775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2784563" calcext:value-type="float">
            <text:p>27845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2789941" calcext:value-type="float">
            <text:p>27899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office:value-type="float" office:value="2794483" calcext:value-type="float">
            <text:p>27944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2798525" calcext:value-type="float">
            <text:p>27985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2802232" calcext:value-type="float">
            <text:p>28022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2805706" calcext:value-type="float">
            <text:p>28057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2809012" calcext:value-type="float">
            <text:p>28090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2812185" calcext:value-type="float">
            <text:p>28121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2815225" calcext:value-type="float">
            <text:p>28152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2827282" calcext:value-type="float">
            <text:p>28272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2834329" calcext:value-type="float">
            <text:p>283432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float" office:value="2839707" calcext:value-type="float">
            <text:p>28397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2844249" calcext:value-type="float">
            <text:p>284424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2848291" calcext:value-type="float">
            <text:p>284829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2851998" calcext:value-type="float">
            <text:p>28519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2855472" calcext:value-type="float">
            <text:p>285547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2858778" calcext:value-type="float">
            <text:p>285877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2861951" calcext:value-type="float">
            <text:p>286195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2864991" calcext:value-type="float">
            <text:p>28649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2877048" calcext:value-type="float">
            <text:p>28770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2884095" calcext:value-type="float">
            <text:p>28840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2889473" calcext:value-type="float">
            <text:p>28894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2894015" calcext:value-type="float">
            <text:p>289401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2898057" calcext:value-type="float">
            <text:p>28980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2901764" calcext:value-type="float">
            <text:p>29017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2905238" calcext:value-type="float">
            <text:p>29052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2908544" calcext:value-type="float">
            <text:p>290854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2911717" calcext:value-type="float">
            <text:p>291171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2914757" calcext:value-type="float">
            <text:p>29147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2926814" calcext:value-type="float">
            <text:p>29268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2933861" calcext:value-type="float">
            <text:p>29338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2939239" calcext:value-type="float">
            <text:p>29392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float" office:value="2943781" calcext:value-type="float">
            <text:p>29437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float" office:value="2947823" calcext:value-type="float">
            <text:p>29478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2951530" calcext:value-type="float">
            <text:p>29515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2955004" calcext:value-type="float">
            <text:p>29550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2958310" calcext:value-type="float">
            <text:p>29583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2961483" calcext:value-type="float">
            <text:p>29614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2964523" calcext:value-type="float">
            <text:p>29645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2976580" calcext:value-type="float">
            <text:p>29765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2983627" calcext:value-type="float">
            <text:p>2983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2989005" calcext:value-type="float">
            <text:p>29890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2993547" calcext:value-type="float">
            <text:p>29935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2997589" calcext:value-type="float">
            <text:p>299758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3001296" calcext:value-type="float">
            <text:p>30012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3004770" calcext:value-type="float">
            <text:p>30047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3008076" calcext:value-type="float">
            <text:p>300807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3011249" calcext:value-type="float">
            <text:p>30112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3014289" calcext:value-type="float">
            <text:p>30142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3026346" calcext:value-type="float">
            <text:p>30263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3033393" calcext:value-type="float">
            <text:p>30333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3038771" calcext:value-type="float">
            <text:p>30387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3043313" calcext:value-type="float">
            <text:p>30433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3047355" calcext:value-type="float">
            <text:p>304735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float" office:value="3051062" calcext:value-type="float">
            <text:p>30510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3054536" calcext:value-type="float">
            <text:p>305453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3057842" calcext:value-type="float">
            <text:p>30578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3061015" calcext:value-type="float">
            <text:p>30610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3064055" calcext:value-type="float">
            <text:p>30640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3076112" calcext:value-type="float">
            <text:p>30761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3083159" calcext:value-type="float">
            <text:p>30831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3088537" calcext:value-type="float">
            <text:p>30885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3093079" calcext:value-type="float">
            <text:p>30930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office:value-type="float" office:value="3097121" calcext:value-type="float">
            <text:p>309712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3100828" calcext:value-type="float">
            <text:p>31008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3104302" calcext:value-type="float">
            <text:p>310430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3107608" calcext:value-type="float">
            <text:p>31076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3110781" calcext:value-type="float">
            <text:p>31107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3113821" calcext:value-type="float">
            <text:p>31138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3125878" calcext:value-type="float">
            <text:p>31258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3132925" calcext:value-type="float">
            <text:p>313292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3138303" calcext:value-type="float">
            <text:p>313830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3142845" calcext:value-type="float">
            <text:p>314284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3146887" calcext:value-type="float">
            <text:p>314688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3150594" calcext:value-type="float">
            <text:p>315059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3154068" calcext:value-type="float">
            <text:p>315406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3157374" calcext:value-type="float">
            <text:p>315737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3160547" calcext:value-type="float">
            <text:p>316054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float" office:value="3163587" calcext:value-type="float">
            <text:p>31635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3175644" calcext:value-type="float">
            <text:p>317564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3182691" calcext:value-type="float">
            <text:p>318269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3188069" calcext:value-type="float">
            <text:p>318806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office:value-type="float" office:value="3192611" calcext:value-type="float">
            <text:p>319261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3196653" calcext:value-type="float">
            <text:p>319665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3200360" calcext:value-type="float">
            <text:p>320036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float" office:value="3203834" calcext:value-type="float">
            <text:p>320383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3207140" calcext:value-type="float">
            <text:p>320714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746" calcext:value-type="float">
            <text:p>5746</text:p>
          </table:table-cell>
        </table:table-row>
        <table:table-row table:style-name="ro1">
          <table:table-cell office:value-type="float" office:value="3210313" calcext:value-type="float">
            <text:p>321031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3213353" calcext:value-type="float">
            <text:p>32133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3225410" calcext:value-type="float">
            <text:p>32254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3232457" calcext:value-type="float">
            <text:p>323245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3237835" calcext:value-type="float">
            <text:p>323783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3242377" calcext:value-type="float">
            <text:p>32423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3246419" calcext:value-type="float">
            <text:p>32464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3250126" calcext:value-type="float">
            <text:p>32501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3253600" calcext:value-type="float">
            <text:p>32536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3256906" calcext:value-type="float">
            <text:p>32569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3260079" calcext:value-type="float">
            <text:p>32600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float" office:value="3263119" calcext:value-type="float">
            <text:p>32631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3275176" calcext:value-type="float">
            <text:p>32751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3282223" calcext:value-type="float">
            <text:p>328222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3287601" calcext:value-type="float">
            <text:p>328760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3292143" calcext:value-type="float">
            <text:p>329214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3296185" calcext:value-type="float">
            <text:p>32961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float" office:value="3299892" calcext:value-type="float">
            <text:p>329989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3303366" calcext:value-type="float">
            <text:p>330336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3306672" calcext:value-type="float">
            <text:p>330667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3309812" calcext:value-type="float">
            <text:p>33098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3312851" calcext:value-type="float">
            <text:p>33128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3324909" calcext:value-type="float">
            <text:p>33249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3331956" calcext:value-type="float">
            <text:p>33319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3337333" calcext:value-type="float">
            <text:p>33373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3341876" calcext:value-type="float">
            <text:p>33418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3345917" calcext:value-type="float">
            <text:p>33459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3349625" calcext:value-type="float">
            <text:p>33496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3353098" calcext:value-type="float">
            <text:p>33530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3356405" calcext:value-type="float">
            <text:p>33564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3359578" calcext:value-type="float">
            <text:p>33595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3362617" calcext:value-type="float">
            <text:p>33626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3374675" calcext:value-type="float">
            <text:p>33746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3381689" calcext:value-type="float">
            <text:p>33816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3387066" calcext:value-type="float">
            <text:p>338706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3391608" calcext:value-type="float">
            <text:p>339160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3395650" calcext:value-type="float">
            <text:p>339565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3399357" calcext:value-type="float">
            <text:p>339935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3402831" calcext:value-type="float">
            <text:p>340283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3406137" calcext:value-type="float">
            <text:p>340613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float" office:value="3409310" calcext:value-type="float">
            <text:p>340931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3412350" calcext:value-type="float">
            <text:p>34123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3424407" calcext:value-type="float">
            <text:p>34244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3431455" calcext:value-type="float">
            <text:p>343145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3436832" calcext:value-type="float">
            <text:p>34368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3441374" calcext:value-type="float">
            <text:p>34413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3445416" calcext:value-type="float">
            <text:p>344541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3449123" calcext:value-type="float">
            <text:p>34491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3452597" calcext:value-type="float">
            <text:p>345259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3455903" calcext:value-type="float">
            <text:p>34559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float" office:value="3459076" calcext:value-type="float">
            <text:p>34590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3462116" calcext:value-type="float">
            <text:p>34621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3474173" calcext:value-type="float">
            <text:p>34741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3481221" calcext:value-type="float">
            <text:p>348122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3486598" calcext:value-type="float">
            <text:p>348659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float" office:value="3491140" calcext:value-type="float">
            <text:p>349114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3495182" calcext:value-type="float">
            <text:p>349518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office:value-type="float" office:value="3498889" calcext:value-type="float">
            <text:p>34988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3502363" calcext:value-type="float">
            <text:p>350236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3505669" calcext:value-type="float">
            <text:p>350566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3508809" calcext:value-type="float">
            <text:p>35088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3511848" calcext:value-type="float">
            <text:p>35118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3523906" calcext:value-type="float">
            <text:p>35239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3530953" calcext:value-type="float">
            <text:p>353095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3536331" calcext:value-type="float">
            <text:p>35363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3540873" calcext:value-type="float">
            <text:p>35408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3544914" calcext:value-type="float">
            <text:p>35449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office:value-type="float" office:value="3548622" calcext:value-type="float">
            <text:p>35486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3552095" calcext:value-type="float">
            <text:p>35520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office:value-type="float" office:value="3555402" calcext:value-type="float">
            <text:p>35554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3558575" calcext:value-type="float">
            <text:p>35585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3561614" calcext:value-type="float">
            <text:p>35616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3573672" calcext:value-type="float">
            <text:p>35736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3580686" calcext:value-type="float">
            <text:p>35806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3586063" calcext:value-type="float">
            <text:p>358606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3590606" calcext:value-type="float">
            <text:p>359060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3594647" calcext:value-type="float">
            <text:p>359464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3598354" calcext:value-type="float">
            <text:p>359835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3601828" calcext:value-type="float">
            <text:p>360182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office:value-type="float" office:value="3605135" calcext:value-type="float">
            <text:p>360513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3608308" calcext:value-type="float">
            <text:p>360830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3611347" calcext:value-type="float">
            <text:p>36113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3623404" calcext:value-type="float">
            <text:p>36234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3630519" calcext:value-type="float">
            <text:p>36305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3635896" calcext:value-type="float">
            <text:p>36358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3640438" calcext:value-type="float">
            <text:p>364043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3644480" calcext:value-type="float">
            <text:p>364448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3648187" calcext:value-type="float">
            <text:p>36481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3651661" calcext:value-type="float">
            <text:p>365166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3654934" calcext:value-type="float">
            <text:p>36549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3658107" calcext:value-type="float">
            <text:p>36581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3661146" calcext:value-type="float">
            <text:p>36611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3673204" calcext:value-type="float">
            <text:p>36732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3680251" calcext:value-type="float">
            <text:p>36802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3685629" calcext:value-type="float">
            <text:p>36856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3690171" calcext:value-type="float">
            <text:p>36901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3694212" calcext:value-type="float">
            <text:p>36942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3697920" calcext:value-type="float">
            <text:p>369792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3701393" calcext:value-type="float">
            <text:p>37013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3704700" calcext:value-type="float">
            <text:p>37047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3707873" calcext:value-type="float">
            <text:p>37078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3710912" calcext:value-type="float">
            <text:p>37109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3722970" calcext:value-type="float">
            <text:p>37229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3730017" calcext:value-type="float">
            <text:p>373001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3735395" calcext:value-type="float">
            <text:p>373539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3739937" calcext:value-type="float">
            <text:p>373993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3743978" calcext:value-type="float">
            <text:p>374397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3747686" calcext:value-type="float">
            <text:p>374768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3751159" calcext:value-type="float">
            <text:p>375115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3754466" calcext:value-type="float">
            <text:p>375446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3757639" calcext:value-type="float">
            <text:p>375763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3760678" calcext:value-type="float">
            <text:p>37606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3772702" calcext:value-type="float">
            <text:p>37727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3779750" calcext:value-type="float">
            <text:p>377975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3785127" calcext:value-type="float">
            <text:p>37851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3789670" calcext:value-type="float">
            <text:p>37896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3793678" calcext:value-type="float">
            <text:p>379367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3797352" calcext:value-type="float">
            <text:p>379735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3800825" calcext:value-type="float">
            <text:p>380082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3804132" calcext:value-type="float">
            <text:p>380413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3807305" calcext:value-type="float">
            <text:p>380730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float" office:value="3810344" calcext:value-type="float">
            <text:p>381034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3822402" calcext:value-type="float">
            <text:p>38224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3829449" calcext:value-type="float">
            <text:p>38294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float" office:value="3834826" calcext:value-type="float">
            <text:p>38348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3839369" calcext:value-type="float">
            <text:p>383936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3843410" calcext:value-type="float">
            <text:p>384341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float" office:value="3847118" calcext:value-type="float">
            <text:p>38471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3850591" calcext:value-type="float">
            <text:p>385059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3853898" calcext:value-type="float">
            <text:p>385389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3857071" calcext:value-type="float">
            <text:p>385707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3860110" calcext:value-type="float">
            <text:p>38601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3872168" calcext:value-type="float">
            <text:p>387216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float" office:value="3879215" calcext:value-type="float">
            <text:p>387921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3884592" calcext:value-type="float">
            <text:p>388459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3889135" calcext:value-type="float">
            <text:p>388913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3893176" calcext:value-type="float">
            <text:p>389317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3896884" calcext:value-type="float">
            <text:p>389688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3900357" calcext:value-type="float">
            <text:p>390035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3903664" calcext:value-type="float">
            <text:p>390366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3906803" calcext:value-type="float">
            <text:p>390680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3909843" calcext:value-type="float">
            <text:p>39098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3921900" calcext:value-type="float">
            <text:p>39219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3928948" calcext:value-type="float">
            <text:p>39289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3934325" calcext:value-type="float">
            <text:p>39343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3938867" calcext:value-type="float">
            <text:p>393886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3942909" calcext:value-type="float">
            <text:p>39429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office:value-type="float" office:value="3946616" calcext:value-type="float">
            <text:p>39466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3950090" calcext:value-type="float">
            <text:p>39500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3953396" calcext:value-type="float">
            <text:p>395339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3956569" calcext:value-type="float">
            <text:p>395656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3959609" calcext:value-type="float">
            <text:p>39596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3971666" calcext:value-type="float">
            <text:p>39716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3978680" calcext:value-type="float">
            <text:p>39786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3984024" calcext:value-type="float">
            <text:p>398402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3988567" calcext:value-type="float">
            <text:p>398856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3992608" calcext:value-type="float">
            <text:p>39926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3996315" calcext:value-type="float">
            <text:p>399631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3999789" calcext:value-type="float">
            <text:p>399978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4003096" calcext:value-type="float">
            <text:p>400309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4006269" calcext:value-type="float">
            <text:p>400626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4009308" calcext:value-type="float">
            <text:p>40093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4021365" calcext:value-type="float">
            <text:p>402136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4028413" calcext:value-type="float">
            <text:p>402841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83" calcext:value-type="float">
            <text:p>5283</text:p>
          </table:table-cell>
        </table:table-row>
        <table:table-row table:style-name="ro1">
          <table:table-cell office:value-type="float" office:value="4033790" calcext:value-type="float">
            <text:p>40337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4038333" calcext:value-type="float">
            <text:p>403833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4042374" calcext:value-type="float">
            <text:p>40423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4046081" calcext:value-type="float">
            <text:p>404608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4049555" calcext:value-type="float">
            <text:p>404955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4052862" calcext:value-type="float">
            <text:p>405286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4056035" calcext:value-type="float">
            <text:p>405603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float" office:value="4059074" calcext:value-type="float">
            <text:p>40590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4071131" calcext:value-type="float">
            <text:p>40711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4078179" calcext:value-type="float">
            <text:p>407817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4083556" calcext:value-type="float">
            <text:p>408355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4088099" calcext:value-type="float">
            <text:p>408809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4092140" calcext:value-type="float">
            <text:p>409214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4095847" calcext:value-type="float">
            <text:p>40958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4099321" calcext:value-type="float">
            <text:p>40993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float" office:value="4102628" calcext:value-type="float">
            <text:p>410262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4105801" calcext:value-type="float">
            <text:p>410580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float" office:value="4108840" calcext:value-type="float">
            <text:p>41088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4120897" calcext:value-type="float">
            <text:p>41208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127945" calcext:value-type="float">
            <text:p>41279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4133322" calcext:value-type="float">
            <text:p>41333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4137865" calcext:value-type="float">
            <text:p>413786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4141906" calcext:value-type="float">
            <text:p>41419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4145613" calcext:value-type="float">
            <text:p>41456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4149087" calcext:value-type="float">
            <text:p>41490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4152394" calcext:value-type="float">
            <text:p>415239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4155567" calcext:value-type="float">
            <text:p>415556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4158606" calcext:value-type="float">
            <text:p>41586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4170663" calcext:value-type="float">
            <text:p>41706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4177677" calcext:value-type="float">
            <text:p>41776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4183021" calcext:value-type="float">
            <text:p>418302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4187564" calcext:value-type="float">
            <text:p>41875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4191605" calcext:value-type="float">
            <text:p>419160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float" office:value="4195313" calcext:value-type="float">
            <text:p>41953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4198786" calcext:value-type="float">
            <text:p>419878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4202093" calcext:value-type="float">
            <text:p>42020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4205266" calcext:value-type="float">
            <text:p>42052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4208305" calcext:value-type="float">
            <text:p>42083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4220363" calcext:value-type="float">
            <text:p>42203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227410" calcext:value-type="float">
            <text:p>42274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4232787" calcext:value-type="float">
            <text:p>423278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4237330" calcext:value-type="float">
            <text:p>42373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4241371" calcext:value-type="float">
            <text:p>424137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4245079" calcext:value-type="float">
            <text:p>42450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4248552" calcext:value-type="float">
            <text:p>424855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4251859" calcext:value-type="float">
            <text:p>42518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4255032" calcext:value-type="float">
            <text:p>42550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4258071" calcext:value-type="float">
            <text:p>42580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4270129" calcext:value-type="float">
            <text:p>42701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4277176" calcext:value-type="float">
            <text:p>42771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4282553" calcext:value-type="float">
            <text:p>42825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4287096" calcext:value-type="float">
            <text:p>42870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4291137" calcext:value-type="float">
            <text:p>42911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4294845" calcext:value-type="float">
            <text:p>42948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4298318" calcext:value-type="float">
            <text:p>42983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4301625" calcext:value-type="float">
            <text:p>43016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4304798" calcext:value-type="float">
            <text:p>43047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4307837" calcext:value-type="float">
            <text:p>43078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4319895" calcext:value-type="float">
            <text:p>43198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326942" calcext:value-type="float">
            <text:p>43269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4332319" calcext:value-type="float">
            <text:p>43323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4336862" calcext:value-type="float">
            <text:p>433686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4340903" calcext:value-type="float">
            <text:p>43409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4344611" calcext:value-type="float">
            <text:p>434461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4348118" calcext:value-type="float">
            <text:p>43481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4351424" calcext:value-type="float">
            <text:p>43514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4354597" calcext:value-type="float">
            <text:p>43545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4357637" calcext:value-type="float">
            <text:p>43576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4369694" calcext:value-type="float">
            <text:p>43696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4376741" calcext:value-type="float">
            <text:p>43767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4382119" calcext:value-type="float">
            <text:p>43821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4386661" calcext:value-type="float">
            <text:p>43866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4390669" calcext:value-type="float">
            <text:p>439066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394343" calcext:value-type="float">
            <text:p>439434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593" calcext:value-type="float">
            <text:p>5593</text:p>
          </table:table-cell>
        </table:table-row>
        <table:table-row table:style-name="ro1">
          <table:table-cell office:value-type="float" office:value="4397817" calcext:value-type="float">
            <text:p>43978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4401123" calcext:value-type="float">
            <text:p>440112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office:value-type="float" office:value="4404296" calcext:value-type="float">
            <text:p>440429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4407336" calcext:value-type="float">
            <text:p>44073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4419393" calcext:value-type="float">
            <text:p>441939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426441" calcext:value-type="float">
            <text:p>44264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4431818" calcext:value-type="float">
            <text:p>44318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4436360" calcext:value-type="float">
            <text:p>443636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4440402" calcext:value-type="float">
            <text:p>44404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4444109" calcext:value-type="float">
            <text:p>444410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4447583" calcext:value-type="float">
            <text:p>44475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4450889" calcext:value-type="float">
            <text:p>445088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4454062" calcext:value-type="float">
            <text:p>445406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4457102" calcext:value-type="float">
            <text:p>44571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4469159" calcext:value-type="float">
            <text:p>44691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476207" calcext:value-type="float">
            <text:p>44762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float" office:value="4481584" calcext:value-type="float">
            <text:p>44815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4486126" calcext:value-type="float">
            <text:p>448612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4490168" calcext:value-type="float">
            <text:p>44901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4493875" calcext:value-type="float">
            <text:p>44938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4497349" calcext:value-type="float">
            <text:p>44973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4500655" calcext:value-type="float">
            <text:p>450065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4503795" calcext:value-type="float">
            <text:p>45037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4506834" calcext:value-type="float">
            <text:p>45068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4518892" calcext:value-type="float">
            <text:p>45188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4525939" calcext:value-type="float">
            <text:p>452593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4531317" calcext:value-type="float">
            <text:p>453131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4535859" calcext:value-type="float">
            <text:p>45358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4539900" calcext:value-type="float">
            <text:p>45399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4543608" calcext:value-type="float">
            <text:p>45436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4547081" calcext:value-type="float">
            <text:p>45470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4550388" calcext:value-type="float">
            <text:p>45503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4553561" calcext:value-type="float">
            <text:p>45535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5" calcext:value-type="float">
            <text:p>10.5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4556600" calcext:value-type="float">
            <text:p>45566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568658" calcext:value-type="float">
            <text:p>45686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4575672" calcext:value-type="float">
            <text:p>45756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4581016" calcext:value-type="float">
            <text:p>45810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4585558" calcext:value-type="float">
            <text:p>458555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4589600" calcext:value-type="float">
            <text:p>45896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4593307" calcext:value-type="float">
            <text:p>459330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4596781" calcext:value-type="float">
            <text:p>45967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4600087" calcext:value-type="float">
            <text:p>460008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4603260" calcext:value-type="float">
            <text:p>460326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4606300" calcext:value-type="float">
            <text:p>4606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float" office:value="4618357" calcext:value-type="float">
            <text:p>46183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4625404" calcext:value-type="float">
            <text:p>462540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4630782" calcext:value-type="float">
            <text:p>46307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4635358" calcext:value-type="float">
            <text:p>463535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4639399" calcext:value-type="float">
            <text:p>463939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4643106" calcext:value-type="float">
            <text:p>46431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4646580" calcext:value-type="float">
            <text:p>464658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float" office:value="4649887" calcext:value-type="float">
            <text:p>464988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4653093" calcext:value-type="float">
            <text:p>46530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office:value-type="float" office:value="4656132" calcext:value-type="float">
            <text:p>46561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float" office:value="4668190" calcext:value-type="float">
            <text:p>46681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float" office:value="4675237" calcext:value-type="float">
            <text:p>467523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4680615" calcext:value-type="float">
            <text:p>468061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4685157" calcext:value-type="float">
            <text:p>46851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4689198" calcext:value-type="float">
            <text:p>46891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4692906" calcext:value-type="float">
            <text:p>46929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4696379" calcext:value-type="float">
            <text:p>46963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4699686" calcext:value-type="float">
            <text:p>46996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4702859" calcext:value-type="float">
            <text:p>47028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4705898" calcext:value-type="float">
            <text:p>47058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4717956" calcext:value-type="float">
            <text:p>4717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4725003" calcext:value-type="float">
            <text:p>47250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4730381" calcext:value-type="float">
            <text:p>473038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4734923" calcext:value-type="float">
            <text:p>47349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4738964" calcext:value-type="float">
            <text:p>47389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4742672" calcext:value-type="float">
            <text:p>47426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4746112" calcext:value-type="float">
            <text:p>474611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4749419" calcext:value-type="float">
            <text:p>474941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4752592" calcext:value-type="float">
            <text:p>47525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4755631" calcext:value-type="float">
            <text:p>47556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4767688" calcext:value-type="float">
            <text:p>47676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4774736" calcext:value-type="float">
            <text:p>477473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4780113" calcext:value-type="float">
            <text:p>478011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4784656" calcext:value-type="float">
            <text:p>478465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4788664" calcext:value-type="float">
            <text:p>47886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4792338" calcext:value-type="float">
            <text:p>47923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4795811" calcext:value-type="float">
            <text:p>47958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4799118" calcext:value-type="float">
            <text:p>47991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4802291" calcext:value-type="float">
            <text:p>48022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4805330" calcext:value-type="float">
            <text:p>48053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4817388" calcext:value-type="float">
            <text:p>48173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4824435" calcext:value-type="float">
            <text:p>48244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4829812" calcext:value-type="float">
            <text:p>48298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4834355" calcext:value-type="float">
            <text:p>48343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4838396" calcext:value-type="float">
            <text:p>48383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4842104" calcext:value-type="float">
            <text:p>48421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4845577" calcext:value-type="float">
            <text:p>48455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4848884" calcext:value-type="float">
            <text:p>48488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4852057" calcext:value-type="float">
            <text:p>48520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4855096" calcext:value-type="float">
            <text:p>48550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4867154" calcext:value-type="float">
            <text:p>486715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4874201" calcext:value-type="float">
            <text:p>48742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4879578" calcext:value-type="float">
            <text:p>48795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4884121" calcext:value-type="float">
            <text:p>48841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4888162" calcext:value-type="float">
            <text:p>48881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4891870" calcext:value-type="float">
            <text:p>489187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4895343" calcext:value-type="float">
            <text:p>48953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4898650" calcext:value-type="float">
            <text:p>48986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4901823" calcext:value-type="float">
            <text:p>49018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4904862" calcext:value-type="float">
            <text:p>49048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4916920" calcext:value-type="float">
            <text:p>49169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923967" calcext:value-type="float">
            <text:p>49239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4929344" calcext:value-type="float">
            <text:p>49293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4933887" calcext:value-type="float">
            <text:p>49338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float" office:value="4937928" calcext:value-type="float">
            <text:p>49379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4941636" calcext:value-type="float">
            <text:p>49416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4945109" calcext:value-type="float">
            <text:p>49451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float" office:value="4948416" calcext:value-type="float">
            <text:p>49484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4951589" calcext:value-type="float">
            <text:p>49515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4954628" calcext:value-type="float">
            <text:p>49546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4966686" calcext:value-type="float">
            <text:p>49666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4973733" calcext:value-type="float">
            <text:p>49737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4979110" calcext:value-type="float">
            <text:p>49791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4983653" calcext:value-type="float">
            <text:p>49836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4987694" calcext:value-type="float">
            <text:p>49876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4991402" calcext:value-type="float">
            <text:p>499140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4994875" calcext:value-type="float">
            <text:p>49948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4998182" calcext:value-type="float">
            <text:p>49981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5001355" calcext:value-type="float">
            <text:p>500135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004394" calcext:value-type="float">
            <text:p>50043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5016452" calcext:value-type="float">
            <text:p>501645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5023499" calcext:value-type="float">
            <text:p>50234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5028876" calcext:value-type="float">
            <text:p>502887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5033419" calcext:value-type="float">
            <text:p>503341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5037460" calcext:value-type="float">
            <text:p>50374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5041168" calcext:value-type="float">
            <text:p>504116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5044641" calcext:value-type="float">
            <text:p>50446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float" office:value="5047948" calcext:value-type="float">
            <text:p>504794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5051121" calcext:value-type="float">
            <text:p>50511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5054160" calcext:value-type="float">
            <text:p>50541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066218" calcext:value-type="float">
            <text:p>50662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5073265" calcext:value-type="float">
            <text:p>50732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5078642" calcext:value-type="float">
            <text:p>50786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5083185" calcext:value-type="float">
            <text:p>50831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087226" calcext:value-type="float">
            <text:p>50872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5090934" calcext:value-type="float">
            <text:p>50909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5094407" calcext:value-type="float">
            <text:p>50944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097714" calcext:value-type="float">
            <text:p>50977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5100887" calcext:value-type="float">
            <text:p>51008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5103926" calcext:value-type="float">
            <text:p>51039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5115984" calcext:value-type="float">
            <text:p>51159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5123031" calcext:value-type="float">
            <text:p>51230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5128408" calcext:value-type="float">
            <text:p>512840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5132951" calcext:value-type="float">
            <text:p>51329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5136992" calcext:value-type="float">
            <text:p>51369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140700" calcext:value-type="float">
            <text:p>51407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5144173" calcext:value-type="float">
            <text:p>51441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5147480" calcext:value-type="float">
            <text:p>514748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5150653" calcext:value-type="float">
            <text:p>515065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5153692" calcext:value-type="float">
            <text:p>51536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5165750" calcext:value-type="float">
            <text:p>51657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5172797" calcext:value-type="float">
            <text:p>51727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5178174" calcext:value-type="float">
            <text:p>517817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5182717" calcext:value-type="float">
            <text:p>518271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5186758" calcext:value-type="float">
            <text:p>518675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float" office:value="5190466" calcext:value-type="float">
            <text:p>519046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5193939" calcext:value-type="float">
            <text:p>519393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197246" calcext:value-type="float">
            <text:p>519724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5200419" calcext:value-type="float">
            <text:p>52004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5203458" calcext:value-type="float">
            <text:p>52034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5215516" calcext:value-type="float">
            <text:p>52155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5222563" calcext:value-type="float">
            <text:p>52225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5227940" calcext:value-type="float">
            <text:p>522794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5232483" calcext:value-type="float">
            <text:p>52324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236524" calcext:value-type="float">
            <text:p>52365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5240232" calcext:value-type="float">
            <text:p>52402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5243705" calcext:value-type="float">
            <text:p>52437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5247012" calcext:value-type="float">
            <text:p>52470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5250185" calcext:value-type="float">
            <text:p>52501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253224" calcext:value-type="float">
            <text:p>52532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265282" calcext:value-type="float">
            <text:p>52652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5272329" calcext:value-type="float">
            <text:p>527232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5277706" calcext:value-type="float">
            <text:p>527770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5282249" calcext:value-type="float">
            <text:p>528224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5286290" calcext:value-type="float">
            <text:p>528629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5289998" calcext:value-type="float">
            <text:p>52899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5293471" calcext:value-type="float">
            <text:p>529347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5296778" calcext:value-type="float">
            <text:p>529677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5299951" calcext:value-type="float">
            <text:p>529995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5302990" calcext:value-type="float">
            <text:p>53029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315048" calcext:value-type="float">
            <text:p>53150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5322095" calcext:value-type="float">
            <text:p>53220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5327472" calcext:value-type="float">
            <text:p>532747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5332015" calcext:value-type="float">
            <text:p>533201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5336056" calcext:value-type="float">
            <text:p>533605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5339764" calcext:value-type="float">
            <text:p>53397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5343237" calcext:value-type="float">
            <text:p>534323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5346544" calcext:value-type="float">
            <text:p>534654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5349717" calcext:value-type="float">
            <text:p>534971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float" office:value="5352756" calcext:value-type="float">
            <text:p>53527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5364814" calcext:value-type="float">
            <text:p>53648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5371861" calcext:value-type="float">
            <text:p>53718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5377238" calcext:value-type="float">
            <text:p>537723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5381781" calcext:value-type="float">
            <text:p>53817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5385822" calcext:value-type="float">
            <text:p>5385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389530" calcext:value-type="float">
            <text:p>53895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393003" calcext:value-type="float">
            <text:p>5393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5396310" calcext:value-type="float">
            <text:p>53963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float" office:value="5399483" calcext:value-type="float">
            <text:p>53994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402522" calcext:value-type="float">
            <text:p>5402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5414580" calcext:value-type="float">
            <text:p>54145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5421627" calcext:value-type="float">
            <text:p>5421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5427004" calcext:value-type="float">
            <text:p>54270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5431547" calcext:value-type="float">
            <text:p>54315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5435588" calcext:value-type="float">
            <text:p>5435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5439296" calcext:value-type="float">
            <text:p>54392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5442769" calcext:value-type="float">
            <text:p>54427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5446076" calcext:value-type="float">
            <text:p>544607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5449249" calcext:value-type="float">
            <text:p>54492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5452288" calcext:value-type="float">
            <text:p>54522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5464346" calcext:value-type="float">
            <text:p>54643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5471393" calcext:value-type="float">
            <text:p>54713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5476770" calcext:value-type="float">
            <text:p>547677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5481313" calcext:value-type="float">
            <text:p>54813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5485354" calcext:value-type="float">
            <text:p>548535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489062" calcext:value-type="float">
            <text:p>54890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5492535" calcext:value-type="float">
            <text:p>54925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5495842" calcext:value-type="float">
            <text:p>54958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499015" calcext:value-type="float">
            <text:p>54990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502054" calcext:value-type="float">
            <text:p>55020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514112" calcext:value-type="float">
            <text:p>55141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5521159" calcext:value-type="float">
            <text:p>55211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5526536" calcext:value-type="float">
            <text:p>55265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5531079" calcext:value-type="float">
            <text:p>55310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5535120" calcext:value-type="float">
            <text:p>55351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5538828" calcext:value-type="float">
            <text:p>55388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5542301" calcext:value-type="float">
            <text:p>55423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5545608" calcext:value-type="float">
            <text:p>55456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5548781" calcext:value-type="float">
            <text:p>55487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5551820" calcext:value-type="float">
            <text:p>55518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5563878" calcext:value-type="float">
            <text:p>55638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5570925" calcext:value-type="float">
            <text:p>557092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5576302" calcext:value-type="float">
            <text:p>55763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5580845" calcext:value-type="float">
            <text:p>558084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584886" calcext:value-type="float">
            <text:p>55848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5588594" calcext:value-type="float">
            <text:p>558859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5592067" calcext:value-type="float">
            <text:p>55920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5595374" calcext:value-type="float">
            <text:p>559537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5598547" calcext:value-type="float">
            <text:p>559854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5601586" calcext:value-type="float">
            <text:p>56015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613644" calcext:value-type="float">
            <text:p>561364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5620691" calcext:value-type="float">
            <text:p>562069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5626068" calcext:value-type="float">
            <text:p>56260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float" office:value="5630611" calcext:value-type="float">
            <text:p>563061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5634652" calcext:value-type="float">
            <text:p>563465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638360" calcext:value-type="float">
            <text:p>563836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5641833" calcext:value-type="float">
            <text:p>56418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5645140" calcext:value-type="float">
            <text:p>564514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5648313" calcext:value-type="float">
            <text:p>564831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651352" calcext:value-type="float">
            <text:p>56513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5663410" calcext:value-type="float">
            <text:p>56634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5670457" calcext:value-type="float">
            <text:p>567045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5675834" calcext:value-type="float">
            <text:p>56758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5680377" calcext:value-type="float">
            <text:p>56803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5684418" calcext:value-type="float">
            <text:p>56844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5688126" calcext:value-type="float">
            <text:p>56881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5691599" calcext:value-type="float">
            <text:p>56915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694906" calcext:value-type="float">
            <text:p>56949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5698079" calcext:value-type="float">
            <text:p>56980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5701118" calcext:value-type="float">
            <text:p>57011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713176" calcext:value-type="float">
            <text:p>57131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5720223" calcext:value-type="float">
            <text:p>572022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5725600" calcext:value-type="float">
            <text:p>572560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5730143" calcext:value-type="float">
            <text:p>573014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5734184" calcext:value-type="float">
            <text:p>573418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737892" calcext:value-type="float">
            <text:p>573789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5741365" calcext:value-type="float">
            <text:p>574136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5744672" calcext:value-type="float">
            <text:p>574467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5747811" calcext:value-type="float">
            <text:p>57478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5750851" calcext:value-type="float">
            <text:p>57508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5762908" calcext:value-type="float">
            <text:p>576290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5769956" calcext:value-type="float">
            <text:p>576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5775333" calcext:value-type="float">
            <text:p>57753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5779875" calcext:value-type="float">
            <text:p>57798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5783917" calcext:value-type="float">
            <text:p>57839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787624" calcext:value-type="float">
            <text:p>57876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791098" calcext:value-type="float">
            <text:p>57910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5794404" calcext:value-type="float">
            <text:p>57944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5797577" calcext:value-type="float">
            <text:p>57975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5800617" calcext:value-type="float">
            <text:p>58006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5812674" calcext:value-type="float">
            <text:p>58126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5819688" calcext:value-type="float">
            <text:p>581968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5825066" calcext:value-type="float">
            <text:p>582506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5829608" calcext:value-type="float">
            <text:p>582960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5833649" calcext:value-type="float">
            <text:p>583364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5837357" calcext:value-type="float">
            <text:p>583735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5840830" calcext:value-type="float">
            <text:p>58408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844137" calcext:value-type="float">
            <text:p>584413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5847310" calcext:value-type="float">
            <text:p>584731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5850349" calcext:value-type="float">
            <text:p>58503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5862407" calcext:value-type="float">
            <text:p>58624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5869454" calcext:value-type="float">
            <text:p>58694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5874832" calcext:value-type="float">
            <text:p>58748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5879374" calcext:value-type="float">
            <text:p>58793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5883415" calcext:value-type="float">
            <text:p>58834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887123" calcext:value-type="float">
            <text:p>58871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5890596" calcext:value-type="float">
            <text:p>58905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5893903" calcext:value-type="float">
            <text:p>58939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897076" calcext:value-type="float">
            <text:p>58970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float" office:value="5900115" calcext:value-type="float">
            <text:p>59001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5912173" calcext:value-type="float">
            <text:p>59121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5919220" calcext:value-type="float">
            <text:p>591922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5924598" calcext:value-type="float">
            <text:p>592459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5929140" calcext:value-type="float">
            <text:p>592914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5933181" calcext:value-type="float">
            <text:p>59331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5936889" calcext:value-type="float">
            <text:p>59368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940362" calcext:value-type="float">
            <text:p>59403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943669" calcext:value-type="float">
            <text:p>594366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5946809" calcext:value-type="float">
            <text:p>59468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5949848" calcext:value-type="float">
            <text:p>59498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5961905" calcext:value-type="float">
            <text:p>59619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5968953" calcext:value-type="float">
            <text:p>596895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5974330" calcext:value-type="float">
            <text:p>59743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5978873" calcext:value-type="float">
            <text:p>59788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5982914" calcext:value-type="float">
            <text:p>59829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5986621" calcext:value-type="float">
            <text:p>59866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5990095" calcext:value-type="float">
            <text:p>59900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993402" calcext:value-type="float">
            <text:p>59934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996575" calcext:value-type="float">
            <text:p>59965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5999614" calcext:value-type="float">
            <text:p>59996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6011671" calcext:value-type="float">
            <text:p>60116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6018685" calcext:value-type="float">
            <text:p>60186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6024029" calcext:value-type="float">
            <text:p>60240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6028572" calcext:value-type="float">
            <text:p>60285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6032613" calcext:value-type="float">
            <text:p>60326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6036321" calcext:value-type="float">
            <text:p>60363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6039794" calcext:value-type="float">
            <text:p>60397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6043101" calcext:value-type="float">
            <text:p>60431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6046274" calcext:value-type="float">
            <text:p>604627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6049313" calcext:value-type="float">
            <text:p>60493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6061371" calcext:value-type="float">
            <text:p>60613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6068418" calcext:value-type="float">
            <text:p>606841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6073795" calcext:value-type="float">
            <text:p>607379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6078338" calcext:value-type="float">
            <text:p>607833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6082379" calcext:value-type="float">
            <text:p>608237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6086087" calcext:value-type="float">
            <text:p>60860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6089560" calcext:value-type="float">
            <text:p>608956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6092867" calcext:value-type="float">
            <text:p>609286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6096040" calcext:value-type="float">
            <text:p>609604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6099079" calcext:value-type="float">
            <text:p>60990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6111137" calcext:value-type="float">
            <text:p>611113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6118184" calcext:value-type="float">
            <text:p>611818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6123561" calcext:value-type="float">
            <text:p>612356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6128104" calcext:value-type="float">
            <text:p>612810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6132145" calcext:value-type="float">
            <text:p>613214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6135853" calcext:value-type="float">
            <text:p>61358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6139326" calcext:value-type="float">
            <text:p>613932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6142633" calcext:value-type="float">
            <text:p>614263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6145806" calcext:value-type="float">
            <text:p>614580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6148845" calcext:value-type="float">
            <text:p>61488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6160903" calcext:value-type="float">
            <text:p>61609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6167950" calcext:value-type="float">
            <text:p>616795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6173327" calcext:value-type="float">
            <text:p>61733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6177870" calcext:value-type="float">
            <text:p>61778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6181911" calcext:value-type="float">
            <text:p>61819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6185619" calcext:value-type="float">
            <text:p>61856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6189092" calcext:value-type="float">
            <text:p>61890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6192399" calcext:value-type="float">
            <text:p>61923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6195572" calcext:value-type="float">
            <text:p>61955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6198611" calcext:value-type="float">
            <text:p>61986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6210669" calcext:value-type="float">
            <text:p>62106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6217683" calcext:value-type="float">
            <text:p>62176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6223027" calcext:value-type="float">
            <text:p>62230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6227569" calcext:value-type="float">
            <text:p>622756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6231610" calcext:value-type="float">
            <text:p>623161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6235318" calcext:value-type="float">
            <text:p>62353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6238791" calcext:value-type="float">
            <text:p>623879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6242098" calcext:value-type="float">
            <text:p>624209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6245271" calcext:value-type="float">
            <text:p>624527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6248310" calcext:value-type="float">
            <text:p>62483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6260368" calcext:value-type="float">
            <text:p>626036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6267415" calcext:value-type="float">
            <text:p>626741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6272793" calcext:value-type="float">
            <text:p>627279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6277335" calcext:value-type="float">
            <text:p>627733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6281376" calcext:value-type="float">
            <text:p>628137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6285084" calcext:value-type="float">
            <text:p>628508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6288557" calcext:value-type="float">
            <text:p>628855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6291864" calcext:value-type="float">
            <text:p>629186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6295037" calcext:value-type="float">
            <text:p>629503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6298076" calcext:value-type="float">
            <text:p>62980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6310134" calcext:value-type="float">
            <text:p>631013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6317181" calcext:value-type="float">
            <text:p>631718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6322559" calcext:value-type="float">
            <text:p>63225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6327101" calcext:value-type="float">
            <text:p>632710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6331142" calcext:value-type="float">
            <text:p>633114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6334850" calcext:value-type="float">
            <text:p>633485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6338323" calcext:value-type="float">
            <text:p>633832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6341630" calcext:value-type="float">
            <text:p>634163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6344803" calcext:value-type="float">
            <text:p>634480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6347842" calcext:value-type="float">
            <text:p>63478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6359900" calcext:value-type="float">
            <text:p>635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6366947" calcext:value-type="float">
            <text:p>636694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6372325" calcext:value-type="float">
            <text:p>63723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6376867" calcext:value-type="float">
            <text:p>637686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6380908" calcext:value-type="float">
            <text:p>63809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6384616" calcext:value-type="float">
            <text:p>63846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6388089" calcext:value-type="float">
            <text:p>638808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6391396" calcext:value-type="float">
            <text:p>639139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6394569" calcext:value-type="float">
            <text:p>639456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6397608" calcext:value-type="float">
            <text:p>63976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6409666" calcext:value-type="float">
            <text:p>64096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6416680" calcext:value-type="float">
            <text:p>64166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6422024" calcext:value-type="float">
            <text:p>642202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6426566" calcext:value-type="float">
            <text:p>64265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6430608" calcext:value-type="float">
            <text:p>64306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6434348" calcext:value-type="float">
            <text:p>64343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6437822" calcext:value-type="float">
            <text:p>64378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6441129" calcext:value-type="float">
            <text:p>64411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6444302" calcext:value-type="float">
            <text:p>64443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6447341" calcext:value-type="float">
            <text:p>64473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6459398" calcext:value-type="float">
            <text:p>64593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6466446" calcext:value-type="float">
            <text:p>646644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6471823" calcext:value-type="float">
            <text:p>64718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6476366" calcext:value-type="float">
            <text:p>64763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6480407" calcext:value-type="float">
            <text:p>64804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6484114" calcext:value-type="float">
            <text:p>64841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6487588" calcext:value-type="float">
            <text:p>648758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6490895" calcext:value-type="float">
            <text:p>64908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6494068" calcext:value-type="float">
            <text:p>64940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6497107" calcext:value-type="float">
            <text:p>64971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6509164" calcext:value-type="float">
            <text:p>65091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6516212" calcext:value-type="float">
            <text:p>65162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6521589" calcext:value-type="float">
            <text:p>652158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6526132" calcext:value-type="float">
            <text:p>65261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6530173" calcext:value-type="float">
            <text:p>653017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6533880" calcext:value-type="float">
            <text:p>653388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6537354" calcext:value-type="float">
            <text:p>653735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6540661" calcext:value-type="float">
            <text:p>654066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6543800" calcext:value-type="float">
            <text:p>65438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6546840" calcext:value-type="float">
            <text:p>65468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6558897" calcext:value-type="float">
            <text:p>65588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6565944" calcext:value-type="float">
            <text:p>65659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6571322" calcext:value-type="float">
            <text:p>65713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6575864" calcext:value-type="float">
            <text:p>65758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float" office:value="6579906" calcext:value-type="float">
            <text:p>65799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6583613" calcext:value-type="float">
            <text:p>65836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6587087" calcext:value-type="float">
            <text:p>65870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6590393" calcext:value-type="float">
            <text:p>65903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6593566" calcext:value-type="float">
            <text:p>65935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6596606" calcext:value-type="float">
            <text:p>65966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6608663" calcext:value-type="float">
            <text:p>66086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6615677" calcext:value-type="float">
            <text:p>66156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6621021" calcext:value-type="float">
            <text:p>662102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6625563" calcext:value-type="float">
            <text:p>66255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6629605" calcext:value-type="float">
            <text:p>662960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6633312" calcext:value-type="float">
            <text:p>663331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6636786" calcext:value-type="float">
            <text:p>663678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6640092" calcext:value-type="float">
            <text:p>664009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6643265" calcext:value-type="float">
            <text:p>66432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6646305" calcext:value-type="float">
            <text:p>66463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6658362" calcext:value-type="float">
            <text:p>66583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6665410" calcext:value-type="float">
            <text:p>66654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6670787" calcext:value-type="float">
            <text:p>667078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6675329" calcext:value-type="float">
            <text:p>66753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6679371" calcext:value-type="float">
            <text:p>667937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6683078" calcext:value-type="float">
            <text:p>668307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6686552" calcext:value-type="float">
            <text:p>668655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6689858" calcext:value-type="float">
            <text:p>66898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6693031" calcext:value-type="float">
            <text:p>66930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6696071" calcext:value-type="float">
            <text:p>66960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6708128" calcext:value-type="float">
            <text:p>67081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6715176" calcext:value-type="float">
            <text:p>67151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6720553" calcext:value-type="float">
            <text:p>67205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6725095" calcext:value-type="float">
            <text:p>67250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6729137" calcext:value-type="float">
            <text:p>67291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float" office:value="6732844" calcext:value-type="float">
            <text:p>67328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6736318" calcext:value-type="float">
            <text:p>67363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6739624" calcext:value-type="float">
            <text:p>67396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6742797" calcext:value-type="float">
            <text:p>67427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6745837" calcext:value-type="float">
            <text:p>67458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6757894" calcext:value-type="float">
            <text:p>67578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6764942" calcext:value-type="float">
            <text:p>67649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6770319" calcext:value-type="float">
            <text:p>67703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6774861" calcext:value-type="float">
            <text:p>67748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6778903" calcext:value-type="float">
            <text:p>67789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6782610" calcext:value-type="float">
            <text:p>67826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6786084" calcext:value-type="float">
            <text:p>67860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6789390" calcext:value-type="float">
            <text:p>67893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6792563" calcext:value-type="float">
            <text:p>67925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6795603" calcext:value-type="float">
            <text:p>67956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6807660" calcext:value-type="float">
            <text:p>68076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6814674" calcext:value-type="float">
            <text:p>681467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6820018" calcext:value-type="float">
            <text:p>68200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6824561" calcext:value-type="float">
            <text:p>68245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6828602" calcext:value-type="float">
            <text:p>68286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6832309" calcext:value-type="float">
            <text:p>683230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6835783" calcext:value-type="float">
            <text:p>68357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6839090" calcext:value-type="float">
            <text:p>68390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6842263" calcext:value-type="float">
            <text:p>68422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6845302" calcext:value-type="float">
            <text:p>68453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6857359" calcext:value-type="float">
            <text:p>68573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6864407" calcext:value-type="float">
            <text:p>68644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6869784" calcext:value-type="float">
            <text:p>68697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6874327" calcext:value-type="float">
            <text:p>68743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6878368" calcext:value-type="float">
            <text:p>68783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6882075" calcext:value-type="float">
            <text:p>68820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6885549" calcext:value-type="float">
            <text:p>68855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6888856" calcext:value-type="float">
            <text:p>688885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6892029" calcext:value-type="float">
            <text:p>68920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6895068" calcext:value-type="float">
            <text:p>68950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6907125" calcext:value-type="float">
            <text:p>69071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6914173" calcext:value-type="float">
            <text:p>691417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6919550" calcext:value-type="float">
            <text:p>69195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4967" calcext:value-type="float">
            <text:p>4967</text:p>
          </table:table-cell>
        </table:table-row>
        <table:table-row table:style-name="ro1">
          <table:table-cell office:value-type="float" office:value="6924093" calcext:value-type="float">
            <text:p>69240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6928134" calcext:value-type="float">
            <text:p>69281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6931841" calcext:value-type="float">
            <text:p>693184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6935315" calcext:value-type="float">
            <text:p>69353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6938622" calcext:value-type="float">
            <text:p>69386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6941795" calcext:value-type="float">
            <text:p>69417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6944834" calcext:value-type="float">
            <text:p>69448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6956891" calcext:value-type="float">
            <text:p>695689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6963939" calcext:value-type="float">
            <text:p>696393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6969316" calcext:value-type="float">
            <text:p>69693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6973859" calcext:value-type="float">
            <text:p>69738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6977900" calcext:value-type="float">
            <text:p>69779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6981607" calcext:value-type="float">
            <text:p>698160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float" office:value="6985081" calcext:value-type="float">
            <text:p>69850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6988388" calcext:value-type="float">
            <text:p>69883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6991561" calcext:value-type="float">
            <text:p>69915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float" office:value="6994600" calcext:value-type="float">
            <text:p>69946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7006657" calcext:value-type="float">
            <text:p>70066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7013671" calcext:value-type="float">
            <text:p>701367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7019015" calcext:value-type="float">
            <text:p>701901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7023558" calcext:value-type="float">
            <text:p>702355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7027599" calcext:value-type="float">
            <text:p>702759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7031307" calcext:value-type="float">
            <text:p>703130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7034780" calcext:value-type="float">
            <text:p>703478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7038087" calcext:value-type="float">
            <text:p>703808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7041260" calcext:value-type="float">
            <text:p>704126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7044299" calcext:value-type="float">
            <text:p>704429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7056357" calcext:value-type="float">
            <text:p>70563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7063404" calcext:value-type="float">
            <text:p>706340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7068781" calcext:value-type="float">
            <text:p>706878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7073324" calcext:value-type="float">
            <text:p>707332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7077365" calcext:value-type="float">
            <text:p>707736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7081073" calcext:value-type="float">
            <text:p>708107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7084546" calcext:value-type="float">
            <text:p>708454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float" office:value="7087853" calcext:value-type="float">
            <text:p>708785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7091026" calcext:value-type="float">
            <text:p>709102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7094065" calcext:value-type="float">
            <text:p>709406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7106123" calcext:value-type="float">
            <text:p>71061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7113170" calcext:value-type="float">
            <text:p>71131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7118547" calcext:value-type="float">
            <text:p>711854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7123090" calcext:value-type="float">
            <text:p>712309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7127131" calcext:value-type="float">
            <text:p>712713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7130839" calcext:value-type="float">
            <text:p>71308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7134312" calcext:value-type="float">
            <text:p>713431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7137619" calcext:value-type="float">
            <text:p>713761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7140792" calcext:value-type="float">
            <text:p>71407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7143831" calcext:value-type="float">
            <text:p>71438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7155889" calcext:value-type="float">
            <text:p>71558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7162936" calcext:value-type="float">
            <text:p>716293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7168313" calcext:value-type="float">
            <text:p>716831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7172856" calcext:value-type="float">
            <text:p>717285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7176897" calcext:value-type="float">
            <text:p>717689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7180605" calcext:value-type="float">
            <text:p>71806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7184078" calcext:value-type="float">
            <text:p>718407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7187385" calcext:value-type="float">
            <text:p>718738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7190558" calcext:value-type="float">
            <text:p>719055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7193597" calcext:value-type="float">
            <text:p>71935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7205655" calcext:value-type="float">
            <text:p>720565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7212702" calcext:value-type="float">
            <text:p>721270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7218079" calcext:value-type="float">
            <text:p>721807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7222622" calcext:value-type="float">
            <text:p>722262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7226663" calcext:value-type="float">
            <text:p>722666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7230337" calcext:value-type="float">
            <text:p>72303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7233811" calcext:value-type="float">
            <text:p>72338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7237117" calcext:value-type="float">
            <text:p>723711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7240290" calcext:value-type="float">
            <text:p>724029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7243330" calcext:value-type="float">
            <text:p>72433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float" office:value="7255387" calcext:value-type="float">
            <text:p>72553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7262435" calcext:value-type="float">
            <text:p>72624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7267812" calcext:value-type="float">
            <text:p>72678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7272388" calcext:value-type="float">
            <text:p>727238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7276429" calcext:value-type="float">
            <text:p>727642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7280137" calcext:value-type="float">
            <text:p>72801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7283610" calcext:value-type="float">
            <text:p>72836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7286917" calcext:value-type="float">
            <text:p>728691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7290090" calcext:value-type="float">
            <text:p>729009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7293129" calcext:value-type="float">
            <text:p>72931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7305187" calcext:value-type="float">
            <text:p>73051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7312234" calcext:value-type="float">
            <text:p>731223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7317611" calcext:value-type="float">
            <text:p>731761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7322154" calcext:value-type="float">
            <text:p>732215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7326195" calcext:value-type="float">
            <text:p>732619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7329903" calcext:value-type="float">
            <text:p>73299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7333376" calcext:value-type="float">
            <text:p>733337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7336683" calcext:value-type="float">
            <text:p>733668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7339822" calcext:value-type="float">
            <text:p>73398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7342862" calcext:value-type="float">
            <text:p>73428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7354919" calcext:value-type="float">
            <text:p>73549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7361967" calcext:value-type="float">
            <text:p>73619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7367344" calcext:value-type="float">
            <text:p>73673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7371886" calcext:value-type="float">
            <text:p>73718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7375928" calcext:value-type="float">
            <text:p>73759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7379635" calcext:value-type="float">
            <text:p>73796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7383109" calcext:value-type="float">
            <text:p>73831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7386415" calcext:value-type="float">
            <text:p>73864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float" office:value="7389588" calcext:value-type="float">
            <text:p>73895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7392628" calcext:value-type="float">
            <text:p>73926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7404685" calcext:value-type="float">
            <text:p>74046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7411733" calcext:value-type="float">
            <text:p>74117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7417110" calcext:value-type="float">
            <text:p>74171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7421652" calcext:value-type="float">
            <text:p>742165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7425694" calcext:value-type="float">
            <text:p>74256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7429401" calcext:value-type="float">
            <text:p>74294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7432875" calcext:value-type="float">
            <text:p>74328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7436181" calcext:value-type="float">
            <text:p>743618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7439354" calcext:value-type="float">
            <text:p>743935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7442394" calcext:value-type="float">
            <text:p>74423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7454451" calcext:value-type="float">
            <text:p>745445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7461499" calcext:value-type="float">
            <text:p>74614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7466876" calcext:value-type="float">
            <text:p>746687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7471418" calcext:value-type="float">
            <text:p>747141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7475460" calcext:value-type="float">
            <text:p>74754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7479167" calcext:value-type="float">
            <text:p>747916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7482641" calcext:value-type="float">
            <text:p>74826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7485947" calcext:value-type="float">
            <text:p>748594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7489120" calcext:value-type="float">
            <text:p>748912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7492160" calcext:value-type="float">
            <text:p>74921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7504217" calcext:value-type="float">
            <text:p>75042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7511265" calcext:value-type="float">
            <text:p>75112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7516642" calcext:value-type="float">
            <text:p>75166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7521184" calcext:value-type="float">
            <text:p>75211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7525226" calcext:value-type="float">
            <text:p>75252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7528933" calcext:value-type="float">
            <text:p>75289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7532407" calcext:value-type="float">
            <text:p>75324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7535713" calcext:value-type="float">
            <text:p>75357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7538886" calcext:value-type="float">
            <text:p>75388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7541926" calcext:value-type="float">
            <text:p>75419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7553983" calcext:value-type="float">
            <text:p>75539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7561031" calcext:value-type="float">
            <text:p>75610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7566408" calcext:value-type="float">
            <text:p>756640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7570950" calcext:value-type="float">
            <text:p>75709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7574992" calcext:value-type="float">
            <text:p>75749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7578699" calcext:value-type="float">
            <text:p>75786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7582173" calcext:value-type="float">
            <text:p>75821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7585479" calcext:value-type="float">
            <text:p>75854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7588652" calcext:value-type="float">
            <text:p>758865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7591692" calcext:value-type="float">
            <text:p>75916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7603749" calcext:value-type="float">
            <text:p>760374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7610797" calcext:value-type="float">
            <text:p>76107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7616174" calcext:value-type="float">
            <text:p>761617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7620716" calcext:value-type="float">
            <text:p>76207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7624758" calcext:value-type="float">
            <text:p>762475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7628465" calcext:value-type="float">
            <text:p>762846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7631939" calcext:value-type="float">
            <text:p>763193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7635245" calcext:value-type="float">
            <text:p>76352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7638418" calcext:value-type="float">
            <text:p>76384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7641458" calcext:value-type="float">
            <text:p>76414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7653515" calcext:value-type="float">
            <text:p>76535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7660563" calcext:value-type="float">
            <text:p>76605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7665940" calcext:value-type="float">
            <text:p>766594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7670482" calcext:value-type="float">
            <text:p>76704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7674524" calcext:value-type="float">
            <text:p>76745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7678231" calcext:value-type="float">
            <text:p>767823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7681705" calcext:value-type="float">
            <text:p>76817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7685011" calcext:value-type="float">
            <text:p>76850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7688184" calcext:value-type="float">
            <text:p>76881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7691224" calcext:value-type="float">
            <text:p>76912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7703281" calcext:value-type="float">
            <text:p>770328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7710329" calcext:value-type="float">
            <text:p>771032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7715706" calcext:value-type="float">
            <text:p>771570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7720248" calcext:value-type="float">
            <text:p>772024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7724290" calcext:value-type="float">
            <text:p>772429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7727997" calcext:value-type="float">
            <text:p>772799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7731471" calcext:value-type="float">
            <text:p>773147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7734777" calcext:value-type="float">
            <text:p>773477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7737950" calcext:value-type="float">
            <text:p>773795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7740990" calcext:value-type="float">
            <text:p>77409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7753047" calcext:value-type="float">
            <text:p>775304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7760095" calcext:value-type="float">
            <text:p>77600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7765472" calcext:value-type="float">
            <text:p>776547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7770014" calcext:value-type="float">
            <text:p>777001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7774056" calcext:value-type="float">
            <text:p>777405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7777763" calcext:value-type="float">
            <text:p>777776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7781237" calcext:value-type="float">
            <text:p>778123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7784543" calcext:value-type="float">
            <text:p>778454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7787716" calcext:value-type="float">
            <text:p>77877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7790756" calcext:value-type="float">
            <text:p>77907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7802813" calcext:value-type="float">
            <text:p>78028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7809861" calcext:value-type="float">
            <text:p>78098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7815238" calcext:value-type="float">
            <text:p>781523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7819780" calcext:value-type="float">
            <text:p>781978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7823822" calcext:value-type="float">
            <text:p>7823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7827529" calcext:value-type="float">
            <text:p>782752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7831003" calcext:value-type="float">
            <text:p>7831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7834309" calcext:value-type="float">
            <text:p>783430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7837482" calcext:value-type="float">
            <text:p>783748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7840522" calcext:value-type="float">
            <text:p>7840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7852579" calcext:value-type="float">
            <text:p>78525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7859627" calcext:value-type="float">
            <text:p>7859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7865004" calcext:value-type="float">
            <text:p>78650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869546" calcext:value-type="float">
            <text:p>786954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7873588" calcext:value-type="float">
            <text:p>7873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7877295" calcext:value-type="float">
            <text:p>787729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7880769" calcext:value-type="float">
            <text:p>78807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7884075" calcext:value-type="float">
            <text:p>78840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7887248" calcext:value-type="float">
            <text:p>788724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7890288" calcext:value-type="float">
            <text:p>78902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7902345" calcext:value-type="float">
            <text:p>79023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7909393" calcext:value-type="float">
            <text:p>79093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7914770" calcext:value-type="float">
            <text:p>791477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7919312" calcext:value-type="float">
            <text:p>791931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7923354" calcext:value-type="float">
            <text:p>792335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7927061" calcext:value-type="float">
            <text:p>792706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7930535" calcext:value-type="float">
            <text:p>79305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7933841" calcext:value-type="float">
            <text:p>793384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7937014" calcext:value-type="float">
            <text:p>793701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7940054" calcext:value-type="float">
            <text:p>79400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7952111" calcext:value-type="float">
            <text:p>79521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7959159" calcext:value-type="float">
            <text:p>79591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7964536" calcext:value-type="float">
            <text:p>79645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7969078" calcext:value-type="float">
            <text:p>79690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7973120" calcext:value-type="float">
            <text:p>79731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7976827" calcext:value-type="float">
            <text:p>79768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7980301" calcext:value-type="float">
            <text:p>79803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7983607" calcext:value-type="float">
            <text:p>79836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7986780" calcext:value-type="float">
            <text:p>79867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7989820" calcext:value-type="float">
            <text:p>79898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float" office:value="8001877" calcext:value-type="float">
            <text:p>80018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8008925" calcext:value-type="float">
            <text:p>800892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8014302" calcext:value-type="float">
            <text:p>80143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8018844" calcext:value-type="float">
            <text:p>80188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8022886" calcext:value-type="float">
            <text:p>80228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8026593" calcext:value-type="float">
            <text:p>802659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8030067" calcext:value-type="float">
            <text:p>80300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8033373" calcext:value-type="float">
            <text:p>803337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8036546" calcext:value-type="float">
            <text:p>80365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8039586" calcext:value-type="float">
            <text:p>80395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8051643" calcext:value-type="float">
            <text:p>80516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8058691" calcext:value-type="float">
            <text:p>805869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8064068" calcext:value-type="float">
            <text:p>80640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8068610" calcext:value-type="float">
            <text:p>806861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8072652" calcext:value-type="float">
            <text:p>807265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8076359" calcext:value-type="float">
            <text:p>80763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8079833" calcext:value-type="float">
            <text:p>80798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8083139" calcext:value-type="float">
            <text:p>80831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8086312" calcext:value-type="float">
            <text:p>80863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8089352" calcext:value-type="float">
            <text:p>80893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8101409" calcext:value-type="float">
            <text:p>81014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8108457" calcext:value-type="float">
            <text:p>810845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8113834" calcext:value-type="float">
            <text:p>81138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8118376" calcext:value-type="float">
            <text:p>81183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8122418" calcext:value-type="float">
            <text:p>81224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8126125" calcext:value-type="float">
            <text:p>81261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8129599" calcext:value-type="float">
            <text:p>81295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8132905" calcext:value-type="float">
            <text:p>81329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8136078" calcext:value-type="float">
            <text:p>81360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8139118" calcext:value-type="float">
            <text:p>81391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8151175" calcext:value-type="float">
            <text:p>81511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8158223" calcext:value-type="float">
            <text:p>815822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8163600" calcext:value-type="float">
            <text:p>816360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8168176" calcext:value-type="float">
            <text:p>81681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8172217" calcext:value-type="float">
            <text:p>81722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8175925" calcext:value-type="float">
            <text:p>81759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8179398" calcext:value-type="float">
            <text:p>81793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8182705" calcext:value-type="float">
            <text:p>81827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8185878" calcext:value-type="float">
            <text:p>81858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8188917" calcext:value-type="float">
            <text:p>81889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8200975" calcext:value-type="float">
            <text:p>82009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8208022" calcext:value-type="float">
            <text:p>82080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8213399" calcext:value-type="float">
            <text:p>82133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8217942" calcext:value-type="float">
            <text:p>821794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8221983" calcext:value-type="float">
            <text:p>82219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8225691" calcext:value-type="float">
            <text:p>822569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8229164" calcext:value-type="float">
            <text:p>82291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8232471" calcext:value-type="float">
            <text:p>823247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8235644" calcext:value-type="float">
            <text:p>823564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8238683" calcext:value-type="float">
            <text:p>82386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8250707" calcext:value-type="float">
            <text:p>82507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8257755" calcext:value-type="float">
            <text:p>825775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8263132" calcext:value-type="float">
            <text:p>82631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8267674" calcext:value-type="float">
            <text:p>82676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8271682" calcext:value-type="float">
            <text:p>827168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8275356" calcext:value-type="float">
            <text:p>827535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8278830" calcext:value-type="float">
            <text:p>82788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8282137" calcext:value-type="float">
            <text:p>828213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8285310" calcext:value-type="float">
            <text:p>828531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8288349" calcext:value-type="float">
            <text:p>82883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8300406" calcext:value-type="float">
            <text:p>83004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8307454" calcext:value-type="float">
            <text:p>83074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8312831" calcext:value-type="float">
            <text:p>83128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8317374" calcext:value-type="float">
            <text:p>83173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8321415" calcext:value-type="float">
            <text:p>83214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8325122" calcext:value-type="float">
            <text:p>83251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8328596" calcext:value-type="float">
            <text:p>83285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4" calcext:value-type="float">
            <text:p>10.4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8331903" calcext:value-type="float">
            <text:p>83319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967" calcext:value-type="float">
            <text:p>4967</text:p>
          </table:table-cell>
        </table:table-row>
        <table:table-row table:style-name="ro1">
          <table:table-cell office:value-type="float" office:value="8335076" calcext:value-type="float">
            <text:p>83350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8338115" calcext:value-type="float">
            <text:p>83381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8350172" calcext:value-type="float">
            <text:p>83501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8357220" calcext:value-type="float">
            <text:p>835722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8362597" calcext:value-type="float">
            <text:p>83625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8367140" calcext:value-type="float">
            <text:p>836714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8371181" calcext:value-type="float">
            <text:p>83711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8374888" calcext:value-type="float">
            <text:p>837488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8378362" calcext:value-type="float">
            <text:p>83783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8381669" calcext:value-type="float">
            <text:p>838166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8384808" calcext:value-type="float">
            <text:p>838480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8387848" calcext:value-type="float">
            <text:p>838784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8399905" calcext:value-type="float">
            <text:p>83999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8406952" calcext:value-type="float">
            <text:p>840695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8412330" calcext:value-type="float">
            <text:p>84123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8416872" calcext:value-type="float">
            <text:p>84168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8420914" calcext:value-type="float">
            <text:p>84209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8424621" calcext:value-type="float">
            <text:p>84246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8428095" calcext:value-type="float">
            <text:p>84280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8431401" calcext:value-type="float">
            <text:p>84314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8434574" calcext:value-type="float">
            <text:p>843457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8437614" calcext:value-type="float">
            <text:p>84376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8449671" calcext:value-type="float">
            <text:p>84496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8456685" calcext:value-type="float">
            <text:p>84566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8462062" calcext:value-type="float">
            <text:p>84620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8466605" calcext:value-type="float">
            <text:p>84666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8470646" calcext:value-type="float">
            <text:p>84706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8474354" calcext:value-type="float">
            <text:p>847435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8477827" calcext:value-type="float">
            <text:p>84778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8481134" calcext:value-type="float">
            <text:p>84811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8484307" calcext:value-type="float">
            <text:p>84843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8487346" calcext:value-type="float">
            <text:p>84873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8499404" calcext:value-type="float">
            <text:p>84994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8506451" calcext:value-type="float">
            <text:p>85064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8511828" calcext:value-type="float">
            <text:p>85118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8516371" calcext:value-type="float">
            <text:p>85163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8520412" calcext:value-type="float">
            <text:p>85204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8524120" calcext:value-type="float">
            <text:p>852412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8527593" calcext:value-type="float">
            <text:p>85275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8530900" calcext:value-type="float">
            <text:p>85309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8534073" calcext:value-type="float">
            <text:p>85340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8537112" calcext:value-type="float">
            <text:p>85371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8549170" calcext:value-type="float">
            <text:p>85491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8556217" calcext:value-type="float">
            <text:p>855621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8561594" calcext:value-type="float">
            <text:p>856159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8566137" calcext:value-type="float">
            <text:p>856613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8570245" calcext:value-type="float">
            <text:p>857024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8573952" calcext:value-type="float">
            <text:p>857395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8577426" calcext:value-type="float">
            <text:p>857742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8580733" calcext:value-type="float">
            <text:p>858073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8583906" calcext:value-type="float">
            <text:p>858390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8586945" calcext:value-type="float">
            <text:p>85869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8599002" calcext:value-type="float">
            <text:p>85990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8606050" calcext:value-type="float">
            <text:p>860605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8611427" calcext:value-type="float">
            <text:p>86114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8615970" calcext:value-type="float">
            <text:p>86159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8620011" calcext:value-type="float">
            <text:p>86200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8623718" calcext:value-type="float">
            <text:p>86237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8627192" calcext:value-type="float">
            <text:p>86271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8630499" calcext:value-type="float">
            <text:p>86304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8633672" calcext:value-type="float">
            <text:p>86336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8636678" calcext:value-type="float">
            <text:p>86366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8648702" calcext:value-type="float">
            <text:p>86487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8655749" calcext:value-type="float">
            <text:p>86557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float" office:value="8661126" calcext:value-type="float">
            <text:p>86611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8665669" calcext:value-type="float">
            <text:p>866566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8669677" calcext:value-type="float">
            <text:p>866967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8673351" calcext:value-type="float">
            <text:p>867335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8676824" calcext:value-type="float">
            <text:p>86768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8680131" calcext:value-type="float">
            <text:p>86801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8683304" calcext:value-type="float">
            <text:p>86833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8686343" calcext:value-type="float">
            <text:p>86863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8698401" calcext:value-type="float">
            <text:p>86984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8705448" calcext:value-type="float">
            <text:p>87054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8710826" calcext:value-type="float">
            <text:p>87108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8715368" calcext:value-type="float">
            <text:p>87153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8719409" calcext:value-type="float">
            <text:p>87194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8723117" calcext:value-type="float">
            <text:p>87231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8726590" calcext:value-type="float">
            <text:p>87265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8729897" calcext:value-type="float">
            <text:p>87298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8733070" calcext:value-type="float">
            <text:p>87330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8736109" calcext:value-type="float">
            <text:p>87361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8748167" calcext:value-type="float">
            <text:p>87481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8755214" calcext:value-type="float">
            <text:p>87552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8760592" calcext:value-type="float">
            <text:p>876059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8765134" calcext:value-type="float">
            <text:p>87651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8769175" calcext:value-type="float">
            <text:p>87691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8772883" calcext:value-type="float">
            <text:p>877288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8776356" calcext:value-type="float">
            <text:p>877635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8779663" calcext:value-type="float">
            <text:p>877966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8782803" calcext:value-type="float">
            <text:p>878280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8785842" calcext:value-type="float">
            <text:p>87858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8797899" calcext:value-type="float">
            <text:p>87978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8804947" calcext:value-type="float">
            <text:p>880494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8810324" calcext:value-type="float">
            <text:p>881032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8814867" calcext:value-type="float">
            <text:p>881486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8818908" calcext:value-type="float">
            <text:p>88189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8822615" calcext:value-type="float">
            <text:p>882261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8826089" calcext:value-type="float">
            <text:p>882608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8829396" calcext:value-type="float">
            <text:p>882939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8832569" calcext:value-type="float">
            <text:p>883256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8835608" calcext:value-type="float">
            <text:p>88356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8847665" calcext:value-type="float">
            <text:p>884766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8854679" calcext:value-type="float">
            <text:p>885467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8860023" calcext:value-type="float">
            <text:p>88600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8864566" calcext:value-type="float">
            <text:p>88645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8868607" calcext:value-type="float">
            <text:p>88686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8872315" calcext:value-type="float">
            <text:p>887231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float" office:value="8875788" calcext:value-type="float">
            <text:p>887578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8879095" calcext:value-type="float">
            <text:p>88790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8882268" calcext:value-type="float">
            <text:p>88822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8885307" calcext:value-type="float">
            <text:p>88853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8897365" calcext:value-type="float">
            <text:p>889736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8904412" calcext:value-type="float">
            <text:p>89044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8909789" calcext:value-type="float">
            <text:p>890978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8914332" calcext:value-type="float">
            <text:p>89143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8918373" calcext:value-type="float">
            <text:p>891837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8922081" calcext:value-type="float">
            <text:p>892208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8925554" calcext:value-type="float">
            <text:p>892555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3" calcext:value-type="float">
            <text:p>10.3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8928861" calcext:value-type="float">
            <text:p>892886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8932034" calcext:value-type="float">
            <text:p>893203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8935073" calcext:value-type="float">
            <text:p>893507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8947131" calcext:value-type="float">
            <text:p>89471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8954178" calcext:value-type="float">
            <text:p>895417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8959555" calcext:value-type="float">
            <text:p>895955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8964098" calcext:value-type="float">
            <text:p>896409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8968139" calcext:value-type="float">
            <text:p>896813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8971847" calcext:value-type="float">
            <text:p>89718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8975320" calcext:value-type="float">
            <text:p>897532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8978627" calcext:value-type="float">
            <text:p>89786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8981800" calcext:value-type="float">
            <text:p>89818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8984839" calcext:value-type="float">
            <text:p>89848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8996897" calcext:value-type="float">
            <text:p>89968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9003944" calcext:value-type="float">
            <text:p>90039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9009321" calcext:value-type="float">
            <text:p>900932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9013864" calcext:value-type="float">
            <text:p>90138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9017905" calcext:value-type="float">
            <text:p>901790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9021613" calcext:value-type="float">
            <text:p>90216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office:value-type="float" office:value="9025086" calcext:value-type="float">
            <text:p>902508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9028393" calcext:value-type="float">
            <text:p>90283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9031566" calcext:value-type="float">
            <text:p>90315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9034605" calcext:value-type="float">
            <text:p>90346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9046663" calcext:value-type="float">
            <text:p>90466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9053677" calcext:value-type="float">
            <text:p>90536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9059021" calcext:value-type="float">
            <text:p>905902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9063563" calcext:value-type="float">
            <text:p>90635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9067604" calcext:value-type="float">
            <text:p>906760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9071312" calcext:value-type="float">
            <text:p>907131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9074785" calcext:value-type="float">
            <text:p>907478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9078092" calcext:value-type="float">
            <text:p>907809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9081265" calcext:value-type="float">
            <text:p>90812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9084304" calcext:value-type="float">
            <text:p>90843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9096362" calcext:value-type="float">
            <text:p>90963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9103409" calcext:value-type="float">
            <text:p>91034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9108787" calcext:value-type="float">
            <text:p>910878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9113329" calcext:value-type="float">
            <text:p>91133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9117370" calcext:value-type="float">
            <text:p>911737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9121078" calcext:value-type="float">
            <text:p>912107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9124551" calcext:value-type="float">
            <text:p>912455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9127858" calcext:value-type="float">
            <text:p>91278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9131031" calcext:value-type="float">
            <text:p>91310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9134070" calcext:value-type="float">
            <text:p>91340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9146128" calcext:value-type="float">
            <text:p>91461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9153175" calcext:value-type="float">
            <text:p>91531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9158553" calcext:value-type="float">
            <text:p>91585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9163095" calcext:value-type="float">
            <text:p>91630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9167136" calcext:value-type="float">
            <text:p>91671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9170844" calcext:value-type="float">
            <text:p>91708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9174317" calcext:value-type="float">
            <text:p>91743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9177624" calcext:value-type="float">
            <text:p>91776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9180797" calcext:value-type="float">
            <text:p>91807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9183870" calcext:value-type="float">
            <text:p>91838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9195927" calcext:value-type="float">
            <text:p>919592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9202975" calcext:value-type="float">
            <text:p>92029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9208352" calcext:value-type="float">
            <text:p>92083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9212894" calcext:value-type="float">
            <text:p>921289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9216936" calcext:value-type="float">
            <text:p>92169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9220643" calcext:value-type="float">
            <text:p>922064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9224117" calcext:value-type="float">
            <text:p>92241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9227423" calcext:value-type="float">
            <text:p>922742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9230596" calcext:value-type="float">
            <text:p>923059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9233636" calcext:value-type="float">
            <text:p>92336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9245693" calcext:value-type="float">
            <text:p>924569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9252741" calcext:value-type="float">
            <text:p>92527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9258118" calcext:value-type="float">
            <text:p>92581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9262660" calcext:value-type="float">
            <text:p>926266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9266668" calcext:value-type="float">
            <text:p>92666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9270342" calcext:value-type="float">
            <text:p>927034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9273816" calcext:value-type="float">
            <text:p>927381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9277123" calcext:value-type="float">
            <text:p>927712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9280296" calcext:value-type="float">
            <text:p>928029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9283335" calcext:value-type="float">
            <text:p>92833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9295392" calcext:value-type="float">
            <text:p>92953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9302440" calcext:value-type="float">
            <text:p>930244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9307817" calcext:value-type="float">
            <text:p>930781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9312360" calcext:value-type="float">
            <text:p>931236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9316401" calcext:value-type="float">
            <text:p>931640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9320108" calcext:value-type="float">
            <text:p>93201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9323582" calcext:value-type="float">
            <text:p>932358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9326889" calcext:value-type="float">
            <text:p>932688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9330062" calcext:value-type="float">
            <text:p>933006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9333101" calcext:value-type="float">
            <text:p>93331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9345158" calcext:value-type="float">
            <text:p>93451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9352206" calcext:value-type="float">
            <text:p>935220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9357583" calcext:value-type="float">
            <text:p>935758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9362126" calcext:value-type="float">
            <text:p>936212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9366167" calcext:value-type="float">
            <text:p>936616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9369874" calcext:value-type="float">
            <text:p>936987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9373348" calcext:value-type="float">
            <text:p>937334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9376655" calcext:value-type="float">
            <text:p>937665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9379828" calcext:value-type="float">
            <text:p>937982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7" calcext:value-type="float">
            <text:p>10.7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9382867" calcext:value-type="float">
            <text:p>93828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9394924" calcext:value-type="float">
            <text:p>93949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9401972" calcext:value-type="float">
            <text:p>94019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9407349" calcext:value-type="float">
            <text:p>940734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9411892" calcext:value-type="float">
            <text:p>941189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9415933" calcext:value-type="float">
            <text:p>941593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9419640" calcext:value-type="float">
            <text:p>941964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9423114" calcext:value-type="float">
            <text:p>942311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9426421" calcext:value-type="float">
            <text:p>942642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9429594" calcext:value-type="float">
            <text:p>942959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9432633" calcext:value-type="float">
            <text:p>94326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9444690" calcext:value-type="float">
            <text:p>94446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9451738" calcext:value-type="float">
            <text:p>945173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9457115" calcext:value-type="float">
            <text:p>945711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9461658" calcext:value-type="float">
            <text:p>946165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9465666" calcext:value-type="float">
            <text:p>94656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9469340" calcext:value-type="float">
            <text:p>946934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9472813" calcext:value-type="float">
            <text:p>947281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9476120" calcext:value-type="float">
            <text:p>947612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7" calcext:value-type="float">
            <text:p>10.7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9479293" calcext:value-type="float">
            <text:p>94792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7" calcext:value-type="float">
            <text:p>10.7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9482332" calcext:value-type="float">
            <text:p>94823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9494390" calcext:value-type="float">
            <text:p>94943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9501437" calcext:value-type="float">
            <text:p>950143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9506814" calcext:value-type="float">
            <text:p>95068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9511357" calcext:value-type="float">
            <text:p>95113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9515398" calcext:value-type="float">
            <text:p>95153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9519106" calcext:value-type="float">
            <text:p>95191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9522579" calcext:value-type="float">
            <text:p>95225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9525886" calcext:value-type="float">
            <text:p>95258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9529059" calcext:value-type="float">
            <text:p>95290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9532098" calcext:value-type="float">
            <text:p>95320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9544156" calcext:value-type="float">
            <text:p>95441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9551203" calcext:value-type="float">
            <text:p>95512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9556580" calcext:value-type="float">
            <text:p>95565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9561123" calcext:value-type="float">
            <text:p>95611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9565164" calcext:value-type="float">
            <text:p>95651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9568872" calcext:value-type="float">
            <text:p>95688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9572345" calcext:value-type="float">
            <text:p>95723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9575652" calcext:value-type="float">
            <text:p>95756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7" calcext:value-type="float">
            <text:p>10.7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9578825" calcext:value-type="float">
            <text:p>95788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9581864" calcext:value-type="float">
            <text:p>95818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9593922" calcext:value-type="float">
            <text:p>95939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9600969" calcext:value-type="float">
            <text:p>96009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9606346" calcext:value-type="float">
            <text:p>96063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9610889" calcext:value-type="float">
            <text:p>96108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9614930" calcext:value-type="float">
            <text:p>96149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9618638" calcext:value-type="float">
            <text:p>96186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9622111" calcext:value-type="float">
            <text:p>96221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9625418" calcext:value-type="float">
            <text:p>96254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9628591" calcext:value-type="float">
            <text:p>96285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9631630" calcext:value-type="float">
            <text:p>96316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9643688" calcext:value-type="float">
            <text:p>96436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9650702" calcext:value-type="float">
            <text:p>965070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9656079" calcext:value-type="float">
            <text:p>965607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float" office:value="9660621" calcext:value-type="float">
            <text:p>96606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9664663" calcext:value-type="float">
            <text:p>966466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9668337" calcext:value-type="float">
            <text:p>96683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9671810" calcext:value-type="float">
            <text:p>96718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9675117" calcext:value-type="float">
            <text:p>967511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7" calcext:value-type="float">
            <text:p>10.7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9678290" calcext:value-type="float">
            <text:p>967829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9681329" calcext:value-type="float">
            <text:p>96813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9693387" calcext:value-type="float">
            <text:p>96933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9700434" calcext:value-type="float">
            <text:p>970043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9705812" calcext:value-type="float">
            <text:p>97058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9710354" calcext:value-type="float">
            <text:p>971035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9714395" calcext:value-type="float">
            <text:p>971439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9718103" calcext:value-type="float">
            <text:p>97181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9721576" calcext:value-type="float">
            <text:p>972157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9724883" calcext:value-type="float">
            <text:p>972488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9728056" calcext:value-type="float">
            <text:p>972805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9731095" calcext:value-type="float">
            <text:p>97310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9743153" calcext:value-type="float">
            <text:p>974315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9750200" calcext:value-type="float">
            <text:p>97502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9755578" calcext:value-type="float">
            <text:p>97555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9760120" calcext:value-type="float">
            <text:p>97601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9764161" calcext:value-type="float">
            <text:p>976416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9767869" calcext:value-type="float">
            <text:p>97678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9771342" calcext:value-type="float">
            <text:p>977134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9774649" calcext:value-type="float">
            <text:p>977464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9777822" calcext:value-type="float">
            <text:p>97778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9780861" calcext:value-type="float">
            <text:p>97808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9792919" calcext:value-type="float">
            <text:p>97929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9799966" calcext:value-type="float">
            <text:p>97999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float" office:value="9805344" calcext:value-type="float">
            <text:p>98053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9809886" calcext:value-type="float">
            <text:p>98098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9813927" calcext:value-type="float">
            <text:p>981392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9817635" calcext:value-type="float">
            <text:p>98176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9821108" calcext:value-type="float">
            <text:p>98211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9824415" calcext:value-type="float">
            <text:p>98244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9827588" calcext:value-type="float">
            <text:p>98275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9830627" calcext:value-type="float">
            <text:p>98306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9842685" calcext:value-type="float">
            <text:p>98426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9849699" calcext:value-type="float">
            <text:p>98496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9855076" calcext:value-type="float">
            <text:p>985507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9859619" calcext:value-type="float">
            <text:p>985961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9863660" calcext:value-type="float">
            <text:p>98636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9867334" calcext:value-type="float">
            <text:p>98673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9870808" calcext:value-type="float">
            <text:p>98708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9874114" calcext:value-type="float">
            <text:p>98741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9877287" calcext:value-type="float">
            <text:p>98772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9880327" calcext:value-type="float">
            <text:p>98803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9892384" calcext:value-type="float">
            <text:p>98923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899431" calcext:value-type="float">
            <text:p>98994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9904809" calcext:value-type="float">
            <text:p>99048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9909351" calcext:value-type="float">
            <text:p>99093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9913393" calcext:value-type="float">
            <text:p>99133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9917100" calcext:value-type="float">
            <text:p>99171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9920574" calcext:value-type="float">
            <text:p>99205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9923880" calcext:value-type="float">
            <text:p>992388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9927053" calcext:value-type="float">
            <text:p>992705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9930093" calcext:value-type="float">
            <text:p>99300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9942150" calcext:value-type="float">
            <text:p>99421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9949197" calcext:value-type="float">
            <text:p>99491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9954575" calcext:value-type="float">
            <text:p>995457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9959117" calcext:value-type="float">
            <text:p>995911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9963159" calcext:value-type="float">
            <text:p>996315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9966866" calcext:value-type="float">
            <text:p>996686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9970340" calcext:value-type="float">
            <text:p>997034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9973646" calcext:value-type="float">
            <text:p>997364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9976819" calcext:value-type="float">
            <text:p>99768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9979859" calcext:value-type="float">
            <text:p>99798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9991916" calcext:value-type="float">
            <text:p>99919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9998963" calcext:value-type="float">
            <text:p>99989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10004341" calcext:value-type="float">
            <text:p>100043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10008883" calcext:value-type="float">
            <text:p>100088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10012925" calcext:value-type="float">
            <text:p>100129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10016632" calcext:value-type="float">
            <text:p>100166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10020106" calcext:value-type="float">
            <text:p>100201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10023412" calcext:value-type="float">
            <text:p>100234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10026585" calcext:value-type="float">
            <text:p>100265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10041682" calcext:value-type="float">
            <text:p>100416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0048696" calcext:value-type="float">
            <text:p>100486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10054073" calcext:value-type="float">
            <text:p>100540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0058616" calcext:value-type="float">
            <text:p>100586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10062657" calcext:value-type="float">
            <text:p>100626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10066365" calcext:value-type="float">
            <text:p>1006636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10069838" calcext:value-type="float">
            <text:p>100698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10073145" calcext:value-type="float">
            <text:p>100731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10076318" calcext:value-type="float">
            <text:p>100763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5" calcext:value-type="float">
            <text:p>10.5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10079357" calcext:value-type="float">
            <text:p>100793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10091415" calcext:value-type="float">
            <text:p>100914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10098462" calcext:value-type="float">
            <text:p>100984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10103839" calcext:value-type="float">
            <text:p>101038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10108382" calcext:value-type="float">
            <text:p>101083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10112423" calcext:value-type="float">
            <text:p>101124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10116131" calcext:value-type="float">
            <text:p>1011613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6" calcext:value-type="float">
            <text:p>10.6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10119604" calcext:value-type="float">
            <text:p>101196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10122911" calcext:value-type="float">
            <text:p>101229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10126084" calcext:value-type="float">
            <text:p>101260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10129123" calcext:value-type="float">
            <text:p>101291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10141181" calcext:value-type="float">
            <text:p>1014118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10148228" calcext:value-type="float">
            <text:p>1014822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10153605" calcext:value-type="float">
            <text:p>101536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10158148" calcext:value-type="float">
            <text:p>1015814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10162189" calcext:value-type="float">
            <text:p>1016218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10165897" calcext:value-type="float">
            <text:p>1016589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10169370" calcext:value-type="float">
            <text:p>101693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10172677" calcext:value-type="float">
            <text:p>1017267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6" calcext:value-type="float">
            <text:p>10.6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10175816" calcext:value-type="float">
            <text:p>101758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7" calcext:value-type="float">
            <text:p>10.7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10178856" calcext:value-type="float">
            <text:p>101788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10190913" calcext:value-type="float">
            <text:p>101909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0197961" calcext:value-type="float">
            <text:p>101979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10203338" calcext:value-type="float">
            <text:p>1020333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10207880" calcext:value-type="float">
            <text:p>1020788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10211922" calcext:value-type="float">
            <text:p>102119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10215629" calcext:value-type="float">
            <text:p>1021562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10219103" calcext:value-type="float">
            <text:p>102191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10222409" calcext:value-type="float">
            <text:p>1022240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10225582" calcext:value-type="float">
            <text:p>1022558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10228622" calcext:value-type="float">
            <text:p>102286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4702" calcext:value-type="float">
            <text:p>4702</text:p>
          </table:table-cell>
        </table:table-row>
      </table:table>
      <table:table table:name="Pivot Table_mpsVsBat_1" table:style-name="ta1">
        <table:shapes>
          <draw:frame draw:z-index="0" draw:style-name="gr1" draw:text-style-name="P1" svg:width="6.298in" svg:height="4.5386in" svg:x="4.5205in" svg:y="0.1567in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10"/>
        <table:table-column table:style-name="co5" table:default-cell-style-name="ce16"/>
        <table:table-column table:style-name="co5" table:default-cell-style-name="ce22"/>
        <table:table-column table:style-name="co5" table:default-cell-style-name="ce28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19"/>
          <table:table-cell table:style-name="ce25"/>
        </table:table-row>
        <table:table-row table:style-name="ro1">
          <table:table-cell table:style-name="ce2" office:value-type="string" calcext:value-type="string">
            <text:p><text:s/>Vbat</text:p>
          </table:table-cell>
          <table:table-cell table:style-name="ce8" office:value-type="string" calcext:value-type="string">
            <text:p><text:s/>MPS</text:p>
          </table:table-cell>
          <table:table-cell table:style-name="ce14" office:value-type="string" calcext:value-type="string">
            <text:p>Average - <text:s/>DeltaEnc</text:p>
          </table:table-cell>
          <table:table-cell table:style-name="ce20" office:value-type="string" calcext:value-type="string">
            <text:p>Min - <text:s/>DeltaEnc</text:p>
          </table:table-cell>
          <table:table-cell table:style-name="ce26" office:value-type="string" calcext:value-type="string">
            <text:p>Max - <text:s/>DeltaEnc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float" office:value="0.1" calcext:value-type="float">
            <text:p>0.1</text:p>
          </table:table-cell>
          <table:table-cell table:style-name="ce15" office:value-type="float" office:value="5333.375" calcext:value-type="float">
            <text:p>5333.375</text:p>
          </table:table-cell>
          <table:table-cell table:style-name="ce21" office:value-type="float" office:value="5077" calcext:value-type="float">
            <text:p>5077</text:p>
          </table:table-cell>
          <table:table-cell table:style-name="ce27" office:value-type="float" office:value="5660" calcext:value-type="float">
            <text:p>566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5848.44444444444" calcext:value-type="float">
            <text:p>5848.44444444444</text:p>
          </table:table-cell>
          <table:table-cell office:value-type="float" office:value="5724" calcext:value-type="float">
            <text:p>5724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5899.11111111111" calcext:value-type="float">
            <text:p>5899.11111111111</text:p>
          </table:table-cell>
          <table:table-cell office:value-type="float" office:value="5792" calcext:value-type="float">
            <text:p>5792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907.11111111111" calcext:value-type="float">
            <text:p>5907.11111111111</text:p>
          </table:table-cell>
          <table:table-cell office:value-type="float" office:value="5820" calcext:value-type="float">
            <text:p>5820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6084.33333333333" calcext:value-type="float">
            <text:p>6084.33333333333</text:p>
          </table:table-cell>
          <table:table-cell office:value-type="float" office:value="5927" calcext:value-type="float">
            <text:p>5927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6110" calcext:value-type="float">
            <text:p>6110</text:p>
          </table:table-cell>
          <table:table-cell office:value-type="float" office:value="5997" calcext:value-type="float">
            <text:p>5997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5889.3" calcext:value-type="float">
            <text:p>5889.3</text:p>
          </table:table-cell>
          <table:table-cell office:value-type="float" office:value="5662" calcext:value-type="float">
            <text:p>5662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6020.33333333333" calcext:value-type="float">
            <text:p>6020.33333333333</text:p>
          </table:table-cell>
          <table:table-cell office:value-type="float" office:value="5724" calcext:value-type="float">
            <text:p>5724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6199.1" calcext:value-type="float">
            <text:p>6199.1</text:p>
          </table:table-cell>
          <table:table-cell office:value-type="float" office:value="6000" calcext:value-type="float">
            <text:p>6000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7" office:value-type="float" office:value="6242.25" calcext:value-type="float">
            <text:p>6242.25</text:p>
          </table:table-cell>
          <table:table-cell table:style-name="ce23" office:value-type="float" office:value="6051" calcext:value-type="float">
            <text:p>6051</text:p>
          </table:table-cell>
          <table:table-cell table:style-name="ce29" office:value-type="float" office:value="6487" calcext:value-type="float">
            <text:p>6487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5952.90697674419" calcext:value-type="float">
            <text:p>5952.90697674419</text:p>
          </table:table-cell>
          <table:table-cell table:style-name="ce24" office:value-type="float" office:value="5077" calcext:value-type="float">
            <text:p>5077</text:p>
          </table:table-cell>
          <table:table-cell table:style-name="ce30" office:value-type="float" office:value="6487" calcext:value-type="float">
            <text:p>6487</text:p>
          </table:table-cell>
        </table:table-row>
      </table:table>
      <table:named-expressions/>
      <table:data-pilot-tables>
        <table:data-pilot-table table:name="DataPilot1" table:application-data="" table:target-range-address="'Pivot Table_mpsVsBat_1'.A1:'Pivot Table_mpsVsBat_1'.E13" table:buttons="'Pivot Table_mpsVsBat_1'.A2 'Pivot Table_mpsVsBat_1'.B2 'Pivot Table_mpsVsBat_1'.C1" table:show-filter-button="false" table:drill-down-on-double-click="false">
          <table:source-cell-range table:cell-range-address="mpsVsBat.A1:mpsVsBat.E19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Vbat" table:orientation="row" table:used-hierarchy="0" table:function="auto">
            <table:data-pilot-level table:show-empty="false" calcext:repeat-item-labels="false">
              <table:data-pilot-members>
                <table:data-pilot-member table:name="10.3" table:display="false" table:show-details="true"/>
                <table:data-pilot-member table:name="10.4" table:display="false" table:show-details="true"/>
                <table:data-pilot-member table:name="10.5" table:display="false" table:show-details="true"/>
                <table:data-pilot-member table:name="10.6" table:display="false" table:show-details="true"/>
                <table:data-pilot-member table:name="10.7" table:display="false" table:show-details="true"/>
                <table:data-pilot-member table:name="10.8" table:display="false" table:show-details="true"/>
                <table:data-pilot-member table:name="10.9" table:display="false" table:show-details="true"/>
                <table:data-pilot-member table:name="11" table:display="false" table:show-details="true"/>
                <table:data-pilot-member table:name="11.1" table:display="false" table:show-details="true"/>
                <table:data-pilot-member table:name="11.2" table:display="false" table:show-details="true"/>
                <table:data-pilot-member table:name="11.3" table:display="false" table:show-details="true"/>
                <table:data-pilot-member table:name="11.4" table:display="false" table:show-details="true"/>
                <table:data-pilot-member table:name="11.5" table:display="false" table:show-details="true"/>
                <table:data-pilot-member table:name="11.6" table:display="false" table:show-details="true"/>
                <table:data-pilot-member table:name="11.7" table:display="false" table:show-details="true"/>
                <table:data-pilot-member table:name="11.8" table:display="false" table:show-details="true"/>
                <table:data-pilot-member table:name="11.9" table:display="false" table:show-details="true"/>
                <table:data-pilot-member table:name="12" table:display="true" table:show-details="true"/>
                <table:data-pilot-member table:name="12.1" table:display="false" table:show-details="true"/>
                <table:data-pilot-member table:name="12.2" table:display="false" table:show-details="true"/>
                <table:data-pilot-member table:name="12.3" table:display="false" table:show-details="true"/>
                <table:data-pilot-member table:name="12.4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MPS" table:orientation="row" table:used-hierarchy="0" table:function="auto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average">
            <table:data-pilot-level table:show-empty="false" calcext:repeat-item-labels="false">
              <table:data-pilot-members>
                <table:data-pilot-member table:name="3399" table:display="true" table:show-details="true"/>
                <table:data-pilot-member table:name="3402" table:display="true" table:show-details="true"/>
                <table:data-pilot-member table:name="3414" table:display="true" table:show-details="true"/>
                <table:data-pilot-member table:name="3528" table:display="true" table:show-details="true"/>
                <table:data-pilot-member table:name="3534" table:display="true" table:show-details="true"/>
                <table:data-pilot-member table:name="3570" table:display="true" table:show-details="true"/>
                <table:data-pilot-member table:name="3575" table:display="true" table:show-details="true"/>
                <table:data-pilot-member table:name="3614" table:display="true" table:show-details="true"/>
                <table:data-pilot-member table:name="3629" table:display="true" table:show-details="true"/>
                <table:data-pilot-member table:name="3664" table:display="true" table:show-details="true"/>
                <table:data-pilot-member table:name="3680" table:display="true" table:show-details="true"/>
                <table:data-pilot-member table:name="3719" table:display="true" table:show-details="true"/>
                <table:data-pilot-member table:name="3725" table:display="true" table:show-details="true"/>
                <table:data-pilot-member table:name="3731" table:display="true" table:show-details="true"/>
                <table:data-pilot-member table:name="3751" table:display="true" table:show-details="true"/>
                <table:data-pilot-member table:name="3762" table:display="true" table:show-details="true"/>
                <table:data-pilot-member table:name="3768" table:display="true" table:show-details="true"/>
                <table:data-pilot-member table:name="3781" table:display="true" table:show-details="true"/>
                <table:data-pilot-member table:name="3784" table:display="true" table:show-details="true"/>
                <table:data-pilot-member table:name="3785" table:display="true" table:show-details="true"/>
                <table:data-pilot-member table:name="3824" table:display="true" table:show-details="true"/>
                <table:data-pilot-member table:name="3833" table:display="true" table:show-details="true"/>
                <table:data-pilot-member table:name="3846" table:display="true" table:show-details="true"/>
                <table:data-pilot-member table:name="3857" table:display="true" table:show-details="true"/>
                <table:data-pilot-member table:name="3861" table:display="true" table:show-details="true"/>
                <table:data-pilot-member table:name="3870" table:display="true" table:show-details="true"/>
                <table:data-pilot-member table:name="3871" table:display="true" table:show-details="true"/>
                <table:data-pilot-member table:name="3887" table:display="true" table:show-details="true"/>
                <table:data-pilot-member table:name="3891" table:display="true" table:show-details="true"/>
                <table:data-pilot-member table:name="3900" table:display="true" table:show-details="true"/>
                <table:data-pilot-member table:name="3901" table:display="true" table:show-details="true"/>
                <table:data-pilot-member table:name="3912" table:display="true" table:show-details="true"/>
                <table:data-pilot-member table:name="3944" table:display="true" table:show-details="true"/>
                <table:data-pilot-member table:name="3956" table:display="true" table:show-details="true"/>
                <table:data-pilot-member table:name="3985" table:display="true" table:show-details="true"/>
                <table:data-pilot-member table:name="3988" table:display="true" table:show-details="true"/>
                <table:data-pilot-member table:name="3995" table:display="true" table:show-details="true"/>
                <table:data-pilot-member table:name="4030" table:display="true" table:show-details="true"/>
                <table:data-pilot-member table:name="4046" table:display="true" table:show-details="true"/>
                <table:data-pilot-member table:name="4059" table:display="true" table:show-details="true"/>
                <table:data-pilot-member table:name="4069" table:display="true" table:show-details="true"/>
                <table:data-pilot-member table:name="4070" table:display="true" table:show-details="true"/>
                <table:data-pilot-member table:name="4072" table:display="true" table:show-details="true"/>
                <table:data-pilot-member table:name="4079" table:display="true" table:show-details="true"/>
                <table:data-pilot-member table:name="4085" table:display="true" table:show-details="true"/>
                <table:data-pilot-member table:name="4089" table:display="true" table:show-details="true"/>
                <table:data-pilot-member table:name="4090" table:display="true" table:show-details="true"/>
                <table:data-pilot-member table:name="4091" table:display="true" table:show-details="true"/>
                <table:data-pilot-member table:name="4098" table:display="true" table:show-details="true"/>
                <table:data-pilot-member table:name="4125" table:display="true" table:show-details="true"/>
                <table:data-pilot-member table:name="4138" table:display="true" table:show-details="true"/>
                <table:data-pilot-member table:name="4140" table:display="true" table:show-details="true"/>
                <table:data-pilot-member table:name="4157" table:display="true" table:show-details="true"/>
                <table:data-pilot-member table:name="4162" table:display="true" table:show-details="true"/>
                <table:data-pilot-member table:name="4165" table:display="true" table:show-details="true"/>
                <table:data-pilot-member table:name="4168" table:display="true" table:show-details="true"/>
                <table:data-pilot-member table:name="4174" table:display="true" table:show-details="true"/>
                <table:data-pilot-member table:name="4186" table:display="true" table:show-details="true"/>
                <table:data-pilot-member table:name="4188" table:display="true" table:show-details="true"/>
                <table:data-pilot-member table:name="4191" table:display="true" table:show-details="true"/>
                <table:data-pilot-member table:name="4202" table:display="true" table:show-details="true"/>
                <table:data-pilot-member table:name="4219" table:display="true" table:show-details="true"/>
                <table:data-pilot-member table:name="4222" table:display="true" table:show-details="true"/>
                <table:data-pilot-member table:name="4225" table:display="true" table:show-details="true"/>
                <table:data-pilot-member table:name="4233" table:display="true" table:show-details="true"/>
                <table:data-pilot-member table:name="4237" table:display="true" table:show-details="true"/>
                <table:data-pilot-member table:name="4240" table:display="true" table:show-details="true"/>
                <table:data-pilot-member table:name="4241" table:display="true" table:show-details="true"/>
                <table:data-pilot-member table:name="4244" table:display="true" table:show-details="true"/>
                <table:data-pilot-member table:name="4249" table:display="true" table:show-details="true"/>
                <table:data-pilot-member table:name="4253" table:display="true" table:show-details="true"/>
                <table:data-pilot-member table:name="4309" table:display="true" table:show-details="true"/>
                <table:data-pilot-member table:name="4312" table:display="true" table:show-details="true"/>
                <table:data-pilot-member table:name="4313" table:display="true" table:show-details="true"/>
                <table:data-pilot-member table:name="4315" table:display="true" table:show-details="true"/>
                <table:data-pilot-member table:name="4316" table:display="true" table:show-details="true"/>
                <table:data-pilot-member table:name="4332" table:display="true" table:show-details="true"/>
                <table:data-pilot-member table:name="4344" table:display="true" table:show-details="true"/>
                <table:data-pilot-member table:name="4347" table:display="true" table:show-details="true"/>
                <table:data-pilot-member table:name="4349" table:display="true" table:show-details="true"/>
                <table:data-pilot-member table:name="4351" table:display="true" table:show-details="true"/>
                <table:data-pilot-member table:name="4357" table:display="true" table:show-details="true"/>
                <table:data-pilot-member table:name="4359" table:display="true" table:show-details="true"/>
                <table:data-pilot-member table:name="4363" table:display="true" table:show-details="true"/>
                <table:data-pilot-member table:name="4365" table:display="true" table:show-details="true"/>
                <table:data-pilot-member table:name="4366" table:display="true" table:show-details="true"/>
                <table:data-pilot-member table:name="4370" table:display="true" table:show-details="true"/>
                <table:data-pilot-member table:name="4371" table:display="true" table:show-details="true"/>
                <table:data-pilot-member table:name="4378" table:display="true" table:show-details="true"/>
                <table:data-pilot-member table:name="4384" table:display="true" table:show-details="true"/>
                <table:data-pilot-member table:name="4388" table:display="true" table:show-details="true"/>
                <table:data-pilot-member table:name="4394" table:display="true" table:show-details="true"/>
                <table:data-pilot-member table:name="4398" table:display="true" table:show-details="true"/>
                <table:data-pilot-member table:name="4399" table:display="true" table:show-details="true"/>
                <table:data-pilot-member table:name="4404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25" table:display="true" table:show-details="true"/>
                <table:data-pilot-member table:name="4435" table:display="true" table:show-details="true"/>
                <table:data-pilot-member table:name="4437" table:display="true" table:show-details="true"/>
                <table:data-pilot-member table:name="4438" table:display="true" table:show-details="true"/>
                <table:data-pilot-member table:name="4440" table:display="true" table:show-details="true"/>
                <table:data-pilot-member table:name="4446" table:display="true" table:show-details="true"/>
                <table:data-pilot-member table:name="4452" table:display="true" table:show-details="true"/>
                <table:data-pilot-member table:name="4460" table:display="true" table:show-details="true"/>
                <table:data-pilot-member table:name="4463" table:display="true" table:show-details="true"/>
                <table:data-pilot-member table:name="4470" table:display="true" table:show-details="true"/>
                <table:data-pilot-member table:name="4483" table:display="true" table:show-details="true"/>
                <table:data-pilot-member table:name="4484" table:display="true" table:show-details="true"/>
                <table:data-pilot-member table:name="4488" table:display="true" table:show-details="true"/>
                <table:data-pilot-member table:name="4494" table:display="true" table:show-details="true"/>
                <table:data-pilot-member table:name="4495" table:display="true" table:show-details="true"/>
                <table:data-pilot-member table:name="4500" table:display="true" table:show-details="true"/>
                <table:data-pilot-member table:name="4501" table:display="true" table:show-details="true"/>
                <table:data-pilot-member table:name="4502" table:display="true" table:show-details="true"/>
                <table:data-pilot-member table:name="4506" table:display="true" table:show-details="true"/>
                <table:data-pilot-member table:name="4508" table:display="true" table:show-details="true"/>
                <table:data-pilot-member table:name="4511" table:display="true" table:show-details="true"/>
                <table:data-pilot-member table:name="4517" table:display="true" table:show-details="true"/>
                <table:data-pilot-member table:name="4520" table:display="true" table:show-details="true"/>
                <table:data-pilot-member table:name="4523" table:display="true" table:show-details="true"/>
                <table:data-pilot-member table:name="4534" table:display="true" table:show-details="true"/>
                <table:data-pilot-member table:name="4536" table:display="true" table:show-details="true"/>
                <table:data-pilot-member table:name="4538" table:display="true" table:show-details="true"/>
                <table:data-pilot-member table:name="4544" table:display="true" table:show-details="true"/>
                <table:data-pilot-member table:name="4552" table:display="true" table:show-details="true"/>
                <table:data-pilot-member table:name="4563" table:display="true" table:show-details="true"/>
                <table:data-pilot-member table:name="4565" table:display="true" table:show-details="true"/>
                <table:data-pilot-member table:name="4566" table:display="true" table:show-details="true"/>
                <table:data-pilot-member table:name="4567" table:display="true" table:show-details="true"/>
                <table:data-pilot-member table:name="4568" table:display="true" table:show-details="true"/>
                <table:data-pilot-member table:name="4569" table:display="true" table:show-details="true"/>
                <table:data-pilot-member table:name="4570" table:display="true" table:show-details="true"/>
                <table:data-pilot-member table:name="4571" table:display="true" table:show-details="true"/>
                <table:data-pilot-member table:name="4573" table:display="true" table:show-details="true"/>
                <table:data-pilot-member table:name="4574" table:display="true" table:show-details="true"/>
                <table:data-pilot-member table:name="4578" table:display="true" table:show-details="true"/>
                <table:data-pilot-member table:name="4580" table:display="true" table:show-details="true"/>
                <table:data-pilot-member table:name="4583" table:display="true" table:show-details="true"/>
                <table:data-pilot-member table:name="4584" table:display="true" table:show-details="true"/>
                <table:data-pilot-member table:name="4586" table:display="true" table:show-details="true"/>
                <table:data-pilot-member table:name="4590" table:display="true" table:show-details="true"/>
                <table:data-pilot-member table:name="4594" table:display="true" table:show-details="true"/>
                <table:data-pilot-member table:name="4595" table:display="true" table:show-details="true"/>
                <table:data-pilot-member table:name="4596" table:display="true" table:show-details="true"/>
                <table:data-pilot-member table:name="4597" table:display="true" table:show-details="true"/>
                <table:data-pilot-member table:name="4602" table:display="true" table:show-details="true"/>
                <table:data-pilot-member table:name="4603" table:display="true" table:show-details="true"/>
                <table:data-pilot-member table:name="4610" table:display="true" table:show-details="true"/>
                <table:data-pilot-member table:name="4613" table:display="true" table:show-details="true"/>
                <table:data-pilot-member table:name="4615" table:display="true" table:show-details="true"/>
                <table:data-pilot-member table:name="4617" table:display="true" table:show-details="true"/>
                <table:data-pilot-member table:name="4619" table:display="true" table:show-details="true"/>
                <table:data-pilot-member table:name="4622" table:display="true" table:show-details="true"/>
                <table:data-pilot-member table:name="4623" table:display="true" table:show-details="true"/>
                <table:data-pilot-member table:name="4628" table:display="true" table:show-details="true"/>
                <table:data-pilot-member table:name="4630" table:display="true" table:show-details="true"/>
                <table:data-pilot-member table:name="4631" table:display="true" table:show-details="true"/>
                <table:data-pilot-member table:name="4632" table:display="true" table:show-details="true"/>
                <table:data-pilot-member table:name="4634" table:display="true" table:show-details="true"/>
                <table:data-pilot-member table:name="4637" table:display="true" table:show-details="true"/>
                <table:data-pilot-member table:name="4638" table:display="true" table:show-details="true"/>
                <table:data-pilot-member table:name="4642" table:display="true" table:show-details="true"/>
                <table:data-pilot-member table:name="4646" table:display="true" table:show-details="true"/>
                <table:data-pilot-member table:name="4650" table:display="true" table:show-details="true"/>
                <table:data-pilot-member table:name="4651" table:display="true" table:show-details="true"/>
                <table:data-pilot-member table:name="4653" table:display="true" table:show-details="true"/>
                <table:data-pilot-member table:name="4654" table:display="true" table:show-details="true"/>
                <table:data-pilot-member table:name="4656" table:display="true" table:show-details="true"/>
                <table:data-pilot-member table:name="4658" table:display="true" table:show-details="true"/>
                <table:data-pilot-member table:name="4660" table:display="true" table:show-details="true"/>
                <table:data-pilot-member table:name="4662" table:display="true" table:show-details="true"/>
                <table:data-pilot-member table:name="4663" table:display="true" table:show-details="true"/>
                <table:data-pilot-member table:name="4664" table:display="true" table:show-details="true"/>
                <table:data-pilot-member table:name="4665" table:display="true" table:show-details="true"/>
                <table:data-pilot-member table:name="4667" table:display="true" table:show-details="true"/>
                <table:data-pilot-member table:name="4668" table:display="true" table:show-details="true"/>
                <table:data-pilot-member table:name="4669" table:display="true" table:show-details="true"/>
                <table:data-pilot-member table:name="4670" table:display="true" table:show-details="true"/>
                <table:data-pilot-member table:name="4672" table:display="true" table:show-details="true"/>
                <table:data-pilot-member table:name="4674" table:display="true" table:show-details="true"/>
                <table:data-pilot-member table:name="4677" table:display="true" table:show-details="true"/>
                <table:data-pilot-member table:name="4678" table:display="true" table:show-details="true"/>
                <table:data-pilot-member table:name="4681" table:display="true" table:show-details="true"/>
                <table:data-pilot-member table:name="4682" table:display="true" table:show-details="true"/>
                <table:data-pilot-member table:name="4683" table:display="true" table:show-details="true"/>
                <table:data-pilot-member table:name="4685" table:display="true" table:show-details="true"/>
                <table:data-pilot-member table:name="4687" table:display="true" table:show-details="true"/>
                <table:data-pilot-member table:name="4688" table:display="true" table:show-details="true"/>
                <table:data-pilot-member table:name="4694" table:display="true" table:show-details="true"/>
                <table:data-pilot-member table:name="4697" table:display="true" table:show-details="true"/>
                <table:data-pilot-member table:name="4700" table:display="true" table:show-details="true"/>
                <table:data-pilot-member table:name="4701" table:display="true" table:show-details="true"/>
                <table:data-pilot-member table:name="4702" table:display="true" table:show-details="true"/>
                <table:data-pilot-member table:name="4703" table:display="true" table:show-details="true"/>
                <table:data-pilot-member table:name="4706" table:display="true" table:show-details="true"/>
                <table:data-pilot-member table:name="4709" table:display="true" table:show-details="true"/>
                <table:data-pilot-member table:name="4713" table:display="true" table:show-details="true"/>
                <table:data-pilot-member table:name="4715" table:display="true" table:show-details="true"/>
                <table:data-pilot-member table:name="4716" table:display="true" table:show-details="true"/>
                <table:data-pilot-member table:name="4717" table:display="true" table:show-details="true"/>
                <table:data-pilot-member table:name="4720" table:display="true" table:show-details="true"/>
                <table:data-pilot-member table:name="4721" table:display="true" table:show-details="true"/>
                <table:data-pilot-member table:name="4722" table:display="true" table:show-details="true"/>
                <table:data-pilot-member table:name="4723" table:display="true" table:show-details="true"/>
                <table:data-pilot-member table:name="4724" table:display="true" table:show-details="true"/>
                <table:data-pilot-member table:name="4727" table:display="true" table:show-details="true"/>
                <table:data-pilot-member table:name="4728" table:display="true" table:show-details="true"/>
                <table:data-pilot-member table:name="4730" table:display="true" table:show-details="true"/>
                <table:data-pilot-member table:name="4731" table:display="true" table:show-details="true"/>
                <table:data-pilot-member table:name="4732" table:display="true" table:show-details="true"/>
                <table:data-pilot-member table:name="4733" table:display="true" table:show-details="true"/>
                <table:data-pilot-member table:name="4736" table:display="true" table:show-details="true"/>
                <table:data-pilot-member table:name="4738" table:display="true" table:show-details="true"/>
                <table:data-pilot-member table:name="4739" table:display="true" table:show-details="true"/>
                <table:data-pilot-member table:name="4740" table:display="true" table:show-details="true"/>
                <table:data-pilot-member table:name="4743" table:display="true" table:show-details="true"/>
                <table:data-pilot-member table:name="4744" table:display="true" table:show-details="true"/>
                <table:data-pilot-member table:name="4750" table:display="true" table:show-details="true"/>
                <table:data-pilot-member table:name="4752" table:display="true" table:show-details="true"/>
                <table:data-pilot-member table:name="4754" table:display="true" table:show-details="true"/>
                <table:data-pilot-member table:name="4755" table:display="true" table:show-details="true"/>
                <table:data-pilot-member table:name="4756" table:display="true" table:show-details="true"/>
                <table:data-pilot-member table:name="4757" table:display="true" table:show-details="true"/>
                <table:data-pilot-member table:name="4758" table:display="true" table:show-details="true"/>
                <table:data-pilot-member table:name="4759" table:display="true" table:show-details="true"/>
                <table:data-pilot-member table:name="4760" table:display="true" table:show-details="true"/>
                <table:data-pilot-member table:name="4761" table:display="true" table:show-details="true"/>
                <table:data-pilot-member table:name="4764" table:display="true" table:show-details="true"/>
                <table:data-pilot-member table:name="4765" table:display="true" table:show-details="true"/>
                <table:data-pilot-member table:name="4769" table:display="true" table:show-details="true"/>
                <table:data-pilot-member table:name="4770" table:display="true" table:show-details="true"/>
                <table:data-pilot-member table:name="4771" table:display="true" table:show-details="true"/>
                <table:data-pilot-member table:name="4775" table:display="true" table:show-details="true"/>
                <table:data-pilot-member table:name="4776" table:display="true" table:show-details="true"/>
                <table:data-pilot-member table:name="4777" table:display="true" table:show-details="true"/>
                <table:data-pilot-member table:name="4778" table:display="true" table:show-details="true"/>
                <table:data-pilot-member table:name="4780" table:display="true" table:show-details="true"/>
                <table:data-pilot-member table:name="4786" table:display="true" table:show-details="true"/>
                <table:data-pilot-member table:name="4787" table:display="true" table:show-details="true"/>
                <table:data-pilot-member table:name="4788" table:display="true" table:show-details="true"/>
                <table:data-pilot-member table:name="4789" table:display="true" table:show-details="true"/>
                <table:data-pilot-member table:name="4790" table:display="true" table:show-details="true"/>
                <table:data-pilot-member table:name="4792" table:display="true" table:show-details="true"/>
                <table:data-pilot-member table:name="4793" table:display="true" table:show-details="true"/>
                <table:data-pilot-member table:name="4795" table:display="true" table:show-details="true"/>
                <table:data-pilot-member table:name="4796" table:display="true" table:show-details="true"/>
                <table:data-pilot-member table:name="4798" table:display="true" table:show-details="true"/>
                <table:data-pilot-member table:name="4801" table:display="true" table:show-details="true"/>
                <table:data-pilot-member table:name="4802" table:display="true" table:show-details="true"/>
                <table:data-pilot-member table:name="4804" table:display="true" table:show-details="true"/>
                <table:data-pilot-member table:name="4805" table:display="true" table:show-details="true"/>
                <table:data-pilot-member table:name="4807" table:display="true" table:show-details="true"/>
                <table:data-pilot-member table:name="4808" table:display="true" table:show-details="true"/>
                <table:data-pilot-member table:name="4809" table:display="true" table:show-details="true"/>
                <table:data-pilot-member table:name="4810" table:display="true" table:show-details="true"/>
                <table:data-pilot-member table:name="4811" table:display="true" table:show-details="true"/>
                <table:data-pilot-member table:name="4812" table:display="true" table:show-details="true"/>
                <table:data-pilot-member table:name="4813" table:display="true" table:show-details="true"/>
                <table:data-pilot-member table:name="4814" table:display="true" table:show-details="true"/>
                <table:data-pilot-member table:name="4815" table:display="true" table:show-details="true"/>
                <table:data-pilot-member table:name="4816" table:display="true" table:show-details="true"/>
                <table:data-pilot-member table:name="4817" table:display="true" table:show-details="true"/>
                <table:data-pilot-member table:name="4820" table:display="true" table:show-details="true"/>
                <table:data-pilot-member table:name="4821" table:display="true" table:show-details="true"/>
                <table:data-pilot-member table:name="4822" table:display="true" table:show-details="true"/>
                <table:data-pilot-member table:name="4823" table:display="true" table:show-details="true"/>
                <table:data-pilot-member table:name="4825" table:display="true" table:show-details="true"/>
                <table:data-pilot-member table:name="4826" table:display="true" table:show-details="true"/>
                <table:data-pilot-member table:name="4827" table:display="true" table:show-details="true"/>
                <table:data-pilot-member table:name="4829" table:display="true" table:show-details="true"/>
                <table:data-pilot-member table:name="4830" table:display="true" table:show-details="true"/>
                <table:data-pilot-member table:name="4831" table:display="true" table:show-details="true"/>
                <table:data-pilot-member table:name="4833" table:display="true" table:show-details="true"/>
                <table:data-pilot-member table:name="4835" table:display="true" table:show-details="true"/>
                <table:data-pilot-member table:name="4837" table:display="true" table:show-details="true"/>
                <table:data-pilot-member table:name="4838" table:display="true" table:show-details="true"/>
                <table:data-pilot-member table:name="4840" table:display="true" table:show-details="true"/>
                <table:data-pilot-member table:name="4842" table:display="true" table:show-details="true"/>
                <table:data-pilot-member table:name="4846" table:display="true" table:show-details="true"/>
                <table:data-pilot-member table:name="4847" table:display="true" table:show-details="true"/>
                <table:data-pilot-member table:name="4848" table:display="true" table:show-details="true"/>
                <table:data-pilot-member table:name="4849" table:display="true" table:show-details="true"/>
                <table:data-pilot-member table:name="4854" table:display="true" table:show-details="true"/>
                <table:data-pilot-member table:name="4855" table:display="true" table:show-details="true"/>
                <table:data-pilot-member table:name="4858" table:display="true" table:show-details="true"/>
                <table:data-pilot-member table:name="4861" table:display="true" table:show-details="true"/>
                <table:data-pilot-member table:name="4864" table:display="true" table:show-details="true"/>
                <table:data-pilot-member table:name="4865" table:display="true" table:show-details="true"/>
                <table:data-pilot-member table:name="4871" table:display="true" table:show-details="true"/>
                <table:data-pilot-member table:name="4873" table:display="true" table:show-details="true"/>
                <table:data-pilot-member table:name="4877" table:display="true" table:show-details="true"/>
                <table:data-pilot-member table:name="4885" table:display="true" table:show-details="true"/>
                <table:data-pilot-member table:name="4887" table:display="true" table:show-details="true"/>
                <table:data-pilot-member table:name="4888" table:display="true" table:show-details="true"/>
                <table:data-pilot-member table:name="4889" table:display="true" table:show-details="true"/>
                <table:data-pilot-member table:name="4890" table:display="true" table:show-details="true"/>
                <table:data-pilot-member table:name="4893" table:display="true" table:show-details="true"/>
                <table:data-pilot-member table:name="4896" table:display="true" table:show-details="true"/>
                <table:data-pilot-member table:name="4897" table:display="true" table:show-details="true"/>
                <table:data-pilot-member table:name="4898" table:display="true" table:show-details="true"/>
                <table:data-pilot-member table:name="4899" table:display="true" table:show-details="true"/>
                <table:data-pilot-member table:name="4900" table:display="true" table:show-details="true"/>
                <table:data-pilot-member table:name="4901" table:display="true" table:show-details="true"/>
                <table:data-pilot-member table:name="4902" table:display="true" table:show-details="true"/>
                <table:data-pilot-member table:name="4903" table:display="true" table:show-details="true"/>
                <table:data-pilot-member table:name="4905" table:display="true" table:show-details="true"/>
                <table:data-pilot-member table:name="4907" table:display="true" table:show-details="true"/>
                <table:data-pilot-member table:name="4908" table:display="true" table:show-details="true"/>
                <table:data-pilot-member table:name="4910" table:display="true" table:show-details="true"/>
                <table:data-pilot-member table:name="4911" table:display="true" table:show-details="true"/>
                <table:data-pilot-member table:name="4912" table:display="true" table:show-details="true"/>
                <table:data-pilot-member table:name="4913" table:display="true" table:show-details="true"/>
                <table:data-pilot-member table:name="4914" table:display="true" table:show-details="true"/>
                <table:data-pilot-member table:name="4915" table:display="true" table:show-details="true"/>
                <table:data-pilot-member table:name="4918" table:display="true" table:show-details="true"/>
                <table:data-pilot-member table:name="4919" table:display="true" table:show-details="true"/>
                <table:data-pilot-member table:name="4921" table:display="true" table:show-details="true"/>
                <table:data-pilot-member table:name="4923" table:display="true" table:show-details="true"/>
                <table:data-pilot-member table:name="4924" table:display="true" table:show-details="true"/>
                <table:data-pilot-member table:name="4925" table:display="true" table:show-details="true"/>
                <table:data-pilot-member table:name="4926" table:display="true" table:show-details="true"/>
                <table:data-pilot-member table:name="4927" table:display="true" table:show-details="true"/>
                <table:data-pilot-member table:name="4928" table:display="true" table:show-details="true"/>
                <table:data-pilot-member table:name="4929" table:display="true" table:show-details="true"/>
                <table:data-pilot-member table:name="4930" table:display="true" table:show-details="true"/>
                <table:data-pilot-member table:name="4931" table:display="true" table:show-details="true"/>
                <table:data-pilot-member table:name="4932" table:display="true" table:show-details="true"/>
                <table:data-pilot-member table:name="4934" table:display="true" table:show-details="true"/>
                <table:data-pilot-member table:name="4936" table:display="true" table:show-details="true"/>
                <table:data-pilot-member table:name="4937" table:display="true" table:show-details="true"/>
                <table:data-pilot-member table:name="4938" table:display="true" table:show-details="true"/>
                <table:data-pilot-member table:name="4939" table:display="true" table:show-details="true"/>
                <table:data-pilot-member table:name="4940" table:display="true" table:show-details="true"/>
                <table:data-pilot-member table:name="4941" table:display="true" table:show-details="true"/>
                <table:data-pilot-member table:name="4942" table:display="true" table:show-details="true"/>
                <table:data-pilot-member table:name="4943" table:display="true" table:show-details="true"/>
                <table:data-pilot-member table:name="4945" table:display="true" table:show-details="true"/>
                <table:data-pilot-member table:name="4946" table:display="true" table:show-details="true"/>
                <table:data-pilot-member table:name="4947" table:display="true" table:show-details="true"/>
                <table:data-pilot-member table:name="4948" table:display="true" table:show-details="true"/>
                <table:data-pilot-member table:name="4949" table:display="true" table:show-details="true"/>
                <table:data-pilot-member table:name="4951" table:display="true" table:show-details="true"/>
                <table:data-pilot-member table:name="4952" table:display="true" table:show-details="true"/>
                <table:data-pilot-member table:name="4953" table:display="true" table:show-details="true"/>
                <table:data-pilot-member table:name="4954" table:display="true" table:show-details="true"/>
                <table:data-pilot-member table:name="4956" table:display="true" table:show-details="true"/>
                <table:data-pilot-member table:name="4957" table:display="true" table:show-details="true"/>
                <table:data-pilot-member table:name="4959" table:display="true" table:show-details="true"/>
                <table:data-pilot-member table:name="4960" table:display="true" table:show-details="true"/>
                <table:data-pilot-member table:name="4961" table:display="true" table:show-details="true"/>
                <table:data-pilot-member table:name="4962" table:display="true" table:show-details="true"/>
                <table:data-pilot-member table:name="4964" table:display="true" table:show-details="true"/>
                <table:data-pilot-member table:name="4965" table:display="true" table:show-details="true"/>
                <table:data-pilot-member table:name="4966" table:display="true" table:show-details="true"/>
                <table:data-pilot-member table:name="4967" table:display="true" table:show-details="true"/>
                <table:data-pilot-member table:name="4968" table:display="true" table:show-details="true"/>
                <table:data-pilot-member table:name="4969" table:display="true" table:show-details="true"/>
                <table:data-pilot-member table:name="4971" table:display="true" table:show-details="true"/>
                <table:data-pilot-member table:name="4972" table:display="true" table:show-details="true"/>
                <table:data-pilot-member table:name="4973" table:display="true" table:show-details="true"/>
                <table:data-pilot-member table:name="4974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4978" table:display="true" table:show-details="true"/>
                <table:data-pilot-member table:name="4979" table:display="true" table:show-details="true"/>
                <table:data-pilot-member table:name="4980" table:display="true" table:show-details="true"/>
                <table:data-pilot-member table:name="4981" table:display="true" table:show-details="true"/>
                <table:data-pilot-member table:name="4983" table:display="true" table:show-details="true"/>
                <table:data-pilot-member table:name="4984" table:display="true" table:show-details="true"/>
                <table:data-pilot-member table:name="4985" table:display="true" table:show-details="true"/>
                <table:data-pilot-member table:name="4986" table:display="true" table:show-details="true"/>
                <table:data-pilot-member table:name="4988" table:display="true" table:show-details="true"/>
                <table:data-pilot-member table:name="4990" table:display="true" table:show-details="true"/>
                <table:data-pilot-member table:name="4991" table:display="true" table:show-details="true"/>
                <table:data-pilot-member table:name="4992" table:display="true" table:show-details="true"/>
                <table:data-pilot-member table:name="4993" table:display="true" table:show-details="true"/>
                <table:data-pilot-member table:name="4994" table:display="true" table:show-details="true"/>
                <table:data-pilot-member table:name="4995" table:display="true" table:show-details="true"/>
                <table:data-pilot-member table:name="4997" table:display="true" table:show-details="true"/>
                <table:data-pilot-member table:name="4998" table:display="true" table:show-details="true"/>
                <table:data-pilot-member table:name="4999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5002" table:display="true" table:show-details="true"/>
                <table:data-pilot-member table:name="5003" table:display="true" table:show-details="true"/>
                <table:data-pilot-member table:name="5004" table:display="true" table:show-details="true"/>
                <table:data-pilot-member table:name="5005" table:display="true" table:show-details="true"/>
                <table:data-pilot-member table:name="5006" table:display="true" table:show-details="true"/>
                <table:data-pilot-member table:name="5007" table:display="true" table:show-details="true"/>
                <table:data-pilot-member table:name="5008" table:display="true" table:show-details="true"/>
                <table:data-pilot-member table:name="5009" table:display="true" table:show-details="true"/>
                <table:data-pilot-member table:name="5010" table:display="true" table:show-details="true"/>
                <table:data-pilot-member table:name="5011" table:display="true" table:show-details="true"/>
                <table:data-pilot-member table:name="5012" table:display="true" table:show-details="true"/>
                <table:data-pilot-member table:name="5013" table:display="true" table:show-details="true"/>
                <table:data-pilot-member table:name="5014" table:display="true" table:show-details="true"/>
                <table:data-pilot-member table:name="5015" table:display="true" table:show-details="true"/>
                <table:data-pilot-member table:name="5016" table:display="true" table:show-details="true"/>
                <table:data-pilot-member table:name="5017" table:display="true" table:show-details="true"/>
                <table:data-pilot-member table:name="5018" table:display="true" table:show-details="true"/>
                <table:data-pilot-member table:name="5019" table:display="true" table:show-details="true"/>
                <table:data-pilot-member table:name="5021" table:display="true" table:show-details="true"/>
                <table:data-pilot-member table:name="5022" table:display="true" table:show-details="true"/>
                <table:data-pilot-member table:name="5023" table:display="true" table:show-details="true"/>
                <table:data-pilot-member table:name="5024" table:display="true" table:show-details="true"/>
                <table:data-pilot-member table:name="5026" table:display="true" table:show-details="true"/>
                <table:data-pilot-member table:name="5027" table:display="true" table:show-details="true"/>
                <table:data-pilot-member table:name="5028" table:display="true" table:show-details="true"/>
                <table:data-pilot-member table:name="5029" table:display="true" table:show-details="true"/>
                <table:data-pilot-member table:name="5030" table:display="true" table:show-details="true"/>
                <table:data-pilot-member table:name="5031" table:display="true" table:show-details="true"/>
                <table:data-pilot-member table:name="5033" table:display="true" table:show-details="true"/>
                <table:data-pilot-member table:name="5034" table:display="true" table:show-details="true"/>
                <table:data-pilot-member table:name="5035" table:display="true" table:show-details="true"/>
                <table:data-pilot-member table:name="5036" table:display="true" table:show-details="true"/>
                <table:data-pilot-member table:name="5037" table:display="true" table:show-details="true"/>
                <table:data-pilot-member table:name="5038" table:display="true" table:show-details="true"/>
                <table:data-pilot-member table:name="5039" table:display="true" table:show-details="true"/>
                <table:data-pilot-member table:name="5040" table:display="true" table:show-details="true"/>
                <table:data-pilot-member table:name="5041" table:display="true" table:show-details="true"/>
                <table:data-pilot-member table:name="5043" table:display="true" table:show-details="true"/>
                <table:data-pilot-member table:name="5044" table:display="true" table:show-details="true"/>
                <table:data-pilot-member table:name="5045" table:display="true" table:show-details="true"/>
                <table:data-pilot-member table:name="5046" table:display="true" table:show-details="true"/>
                <table:data-pilot-member table:name="5047" table:display="true" table:show-details="true"/>
                <table:data-pilot-member table:name="5048" table:display="true" table:show-details="true"/>
                <table:data-pilot-member table:name="5049" table:display="true" table:show-details="true"/>
                <table:data-pilot-member table:name="5050" table:display="true" table:show-details="true"/>
                <table:data-pilot-member table:name="5051" table:display="true" table:show-details="true"/>
                <table:data-pilot-member table:name="5052" table:display="true" table:show-details="true"/>
                <table:data-pilot-member table:name="5054" table:display="true" table:show-details="true"/>
                <table:data-pilot-member table:name="5056" table:display="true" table:show-details="true"/>
                <table:data-pilot-member table:name="5057" table:display="true" table:show-details="true"/>
                <table:data-pilot-member table:name="5060" table:display="true" table:show-details="true"/>
                <table:data-pilot-member table:name="5061" table:display="true" table:show-details="true"/>
                <table:data-pilot-member table:name="5062" table:display="true" table:show-details="true"/>
                <table:data-pilot-member table:name="5063" table:display="true" table:show-details="true"/>
                <table:data-pilot-member table:name="5064" table:display="true" table:show-details="true"/>
                <table:data-pilot-member table:name="5065" table:display="true" table:show-details="true"/>
                <table:data-pilot-member table:name="5066" table:display="true" table:show-details="true"/>
                <table:data-pilot-member table:name="5067" table:display="true" table:show-details="true"/>
                <table:data-pilot-member table:name="5068" table:display="true" table:show-details="true"/>
                <table:data-pilot-member table:name="5069" table:display="true" table:show-details="true"/>
                <table:data-pilot-member table:name="5071" table:display="true" table:show-details="true"/>
                <table:data-pilot-member table:name="5072" table:display="true" table:show-details="true"/>
                <table:data-pilot-member table:name="5073" table:display="true" table:show-details="true"/>
                <table:data-pilot-member table:name="5074" table:display="true" table:show-details="true"/>
                <table:data-pilot-member table:name="5075" table:display="true" table:show-details="true"/>
                <table:data-pilot-member table:name="5077" table:display="true" table:show-details="true"/>
                <table:data-pilot-member table:name="5078" table:display="true" table:show-details="true"/>
                <table:data-pilot-member table:name="5079" table:display="true" table:show-details="true"/>
                <table:data-pilot-member table:name="5082" table:display="true" table:show-details="true"/>
                <table:data-pilot-member table:name="5083" table:display="true" table:show-details="true"/>
                <table:data-pilot-member table:name="5085" table:display="true" table:show-details="true"/>
                <table:data-pilot-member table:name="5086" table:display="true" table:show-details="true"/>
                <table:data-pilot-member table:name="5087" table:display="true" table:show-details="true"/>
                <table:data-pilot-member table:name="5088" table:display="true" table:show-details="true"/>
                <table:data-pilot-member table:name="5089" table:display="true" table:show-details="true"/>
                <table:data-pilot-member table:name="5090" table:display="true" table:show-details="true"/>
                <table:data-pilot-member table:name="5091" table:display="true" table:show-details="true"/>
                <table:data-pilot-member table:name="5092" table:display="true" table:show-details="true"/>
                <table:data-pilot-member table:name="5093" table:display="true" table:show-details="true"/>
                <table:data-pilot-member table:name="5094" table:display="true" table:show-details="true"/>
                <table:data-pilot-member table:name="5095" table:display="true" table:show-details="true"/>
                <table:data-pilot-member table:name="5096" table:display="true" table:show-details="true"/>
                <table:data-pilot-member table:name="5098" table:display="true" table:show-details="true"/>
                <table:data-pilot-member table:name="5099" table:display="true" table:show-details="true"/>
                <table:data-pilot-member table:name="5101" table:display="true" table:show-details="true"/>
                <table:data-pilot-member table:name="5102" table:display="true" table:show-details="true"/>
                <table:data-pilot-member table:name="5103" table:display="true" table:show-details="true"/>
                <table:data-pilot-member table:name="5104" table:display="true" table:show-details="true"/>
                <table:data-pilot-member table:name="5106" table:display="true" table:show-details="true"/>
                <table:data-pilot-member table:name="5107" table:display="true" table:show-details="true"/>
                <table:data-pilot-member table:name="5108" table:display="true" table:show-details="true"/>
                <table:data-pilot-member table:name="5109" table:display="true" table:show-details="true"/>
                <table:data-pilot-member table:name="5110" table:display="true" table:show-details="true"/>
                <table:data-pilot-member table:name="5111" table:display="true" table:show-details="true"/>
                <table:data-pilot-member table:name="5113" table:display="true" table:show-details="true"/>
                <table:data-pilot-member table:name="5115" table:display="true" table:show-details="true"/>
                <table:data-pilot-member table:name="5118" table:display="true" table:show-details="true"/>
                <table:data-pilot-member table:name="5119" table:display="true" table:show-details="true"/>
                <table:data-pilot-member table:name="5120" table:display="true" table:show-details="true"/>
                <table:data-pilot-member table:name="5122" table:display="true" table:show-details="true"/>
                <table:data-pilot-member table:name="5123" table:display="true" table:show-details="true"/>
                <table:data-pilot-member table:name="5124" table:display="true" table:show-details="true"/>
                <table:data-pilot-member table:name="5125" table:display="true" table:show-details="true"/>
                <table:data-pilot-member table:name="5127" table:display="true" table:show-details="true"/>
                <table:data-pilot-member table:name="5128" table:display="true" table:show-details="true"/>
                <table:data-pilot-member table:name="5130" table:display="true" table:show-details="true"/>
                <table:data-pilot-member table:name="5135" table:display="true" table:show-details="true"/>
                <table:data-pilot-member table:name="5136" table:display="true" table:show-details="true"/>
                <table:data-pilot-member table:name="5137" table:display="true" table:show-details="true"/>
                <table:data-pilot-member table:name="5138" table:display="true" table:show-details="true"/>
                <table:data-pilot-member table:name="5142" table:display="true" table:show-details="true"/>
                <table:data-pilot-member table:name="5143" table:display="true" table:show-details="true"/>
                <table:data-pilot-member table:name="5144" table:display="true" table:show-details="true"/>
                <table:data-pilot-member table:name="5145" table:display="true" table:show-details="true"/>
                <table:data-pilot-member table:name="5146" table:display="true" table:show-details="true"/>
                <table:data-pilot-member table:name="5147" table:display="true" table:show-details="true"/>
                <table:data-pilot-member table:name="5149" table:display="true" table:show-details="true"/>
                <table:data-pilot-member table:name="5150" table:display="true" table:show-details="true"/>
                <table:data-pilot-member table:name="5152" table:display="true" table:show-details="true"/>
                <table:data-pilot-member table:name="5154" table:display="true" table:show-details="true"/>
                <table:data-pilot-member table:name="5155" table:display="true" table:show-details="true"/>
                <table:data-pilot-member table:name="5156" table:display="true" table:show-details="true"/>
                <table:data-pilot-member table:name="5157" table:display="true" table:show-details="true"/>
                <table:data-pilot-member table:name="5158" table:display="true" table:show-details="true"/>
                <table:data-pilot-member table:name="5159" table:display="true" table:show-details="true"/>
                <table:data-pilot-member table:name="5161" table:display="true" table:show-details="true"/>
                <table:data-pilot-member table:name="5162" table:display="true" table:show-details="true"/>
                <table:data-pilot-member table:name="5163" table:display="true" table:show-details="true"/>
                <table:data-pilot-member table:name="5164" table:display="true" table:show-details="true"/>
                <table:data-pilot-member table:name="5165" table:display="true" table:show-details="true"/>
                <table:data-pilot-member table:name="5166" table:display="true" table:show-details="true"/>
                <table:data-pilot-member table:name="5168" table:display="true" table:show-details="true"/>
                <table:data-pilot-member table:name="5169" table:display="true" table:show-details="true"/>
                <table:data-pilot-member table:name="5170" table:display="true" table:show-details="true"/>
                <table:data-pilot-member table:name="5171" table:display="true" table:show-details="true"/>
                <table:data-pilot-member table:name="5172" table:display="true" table:show-details="true"/>
                <table:data-pilot-member table:name="5173" table:display="true" table:show-details="true"/>
                <table:data-pilot-member table:name="5174" table:display="true" table:show-details="true"/>
                <table:data-pilot-member table:name="5176" table:display="true" table:show-details="true"/>
                <table:data-pilot-member table:name="5177" table:display="true" table:show-details="true"/>
                <table:data-pilot-member table:name="5179" table:display="true" table:show-details="true"/>
                <table:data-pilot-member table:name="5181" table:display="true" table:show-details="true"/>
                <table:data-pilot-member table:name="5182" table:display="true" table:show-details="true"/>
                <table:data-pilot-member table:name="5183" table:display="true" table:show-details="true"/>
                <table:data-pilot-member table:name="5184" table:display="true" table:show-details="true"/>
                <table:data-pilot-member table:name="5187" table:display="true" table:show-details="true"/>
                <table:data-pilot-member table:name="5189" table:display="true" table:show-details="true"/>
                <table:data-pilot-member table:name="5190" table:display="true" table:show-details="true"/>
                <table:data-pilot-member table:name="5192" table:display="true" table:show-details="true"/>
                <table:data-pilot-member table:name="5194" table:display="true" table:show-details="true"/>
                <table:data-pilot-member table:name="5196" table:display="true" table:show-details="true"/>
                <table:data-pilot-member table:name="5197" table:display="true" table:show-details="true"/>
                <table:data-pilot-member table:name="5198" table:display="true" table:show-details="true"/>
                <table:data-pilot-member table:name="5200" table:display="true" table:show-details="true"/>
                <table:data-pilot-member table:name="5201" table:display="true" table:show-details="true"/>
                <table:data-pilot-member table:name="5202" table:display="true" table:show-details="true"/>
                <table:data-pilot-member table:name="5203" table:display="true" table:show-details="true"/>
                <table:data-pilot-member table:name="5205" table:display="true" table:show-details="true"/>
                <table:data-pilot-member table:name="5206" table:display="true" table:show-details="true"/>
                <table:data-pilot-member table:name="5208" table:display="true" table:show-details="true"/>
                <table:data-pilot-member table:name="5210" table:display="true" table:show-details="true"/>
                <table:data-pilot-member table:name="5212" table:display="true" table:show-details="true"/>
                <table:data-pilot-member table:name="5213" table:display="true" table:show-details="true"/>
                <table:data-pilot-member table:name="5216" table:display="true" table:show-details="true"/>
                <table:data-pilot-member table:name="5217" table:display="true" table:show-details="true"/>
                <table:data-pilot-member table:name="5219" table:display="true" table:show-details="true"/>
                <table:data-pilot-member table:name="5220" table:display="true" table:show-details="true"/>
                <table:data-pilot-member table:name="5221" table:display="true" table:show-details="true"/>
                <table:data-pilot-member table:name="5223" table:display="true" table:show-details="true"/>
                <table:data-pilot-member table:name="5227" table:display="true" table:show-details="true"/>
                <table:data-pilot-member table:name="5228" table:display="true" table:show-details="true"/>
                <table:data-pilot-member table:name="5230" table:display="true" table:show-details="true"/>
                <table:data-pilot-member table:name="5231" table:display="true" table:show-details="true"/>
                <table:data-pilot-member table:name="5232" table:display="true" table:show-details="true"/>
                <table:data-pilot-member table:name="5234" table:display="true" table:show-details="true"/>
                <table:data-pilot-member table:name="5236" table:display="true" table:show-details="true"/>
                <table:data-pilot-member table:name="5237" table:display="true" table:show-details="true"/>
                <table:data-pilot-member table:name="5239" table:display="true" table:show-details="true"/>
                <table:data-pilot-member table:name="5241" table:display="true" table:show-details="true"/>
                <table:data-pilot-member table:name="5242" table:display="true" table:show-details="true"/>
                <table:data-pilot-member table:name="5243" table:display="true" table:show-details="true"/>
                <table:data-pilot-member table:name="5244" table:display="true" table:show-details="true"/>
                <table:data-pilot-member table:name="5245" table:display="true" table:show-details="true"/>
                <table:data-pilot-member table:name="5246" table:display="true" table:show-details="true"/>
                <table:data-pilot-member table:name="5249" table:display="true" table:show-details="true"/>
                <table:data-pilot-member table:name="5250" table:display="true" table:show-details="true"/>
                <table:data-pilot-member table:name="5251" table:display="true" table:show-details="true"/>
                <table:data-pilot-member table:name="5252" table:display="true" table:show-details="true"/>
                <table:data-pilot-member table:name="5254" table:display="true" table:show-details="true"/>
                <table:data-pilot-member table:name="5255" table:display="true" table:show-details="true"/>
                <table:data-pilot-member table:name="5256" table:display="true" table:show-details="true"/>
                <table:data-pilot-member table:name="5258" table:display="true" table:show-details="true"/>
                <table:data-pilot-member table:name="5260" table:display="true" table:show-details="true"/>
                <table:data-pilot-member table:name="5262" table:display="true" table:show-details="true"/>
                <table:data-pilot-member table:name="5263" table:display="true" table:show-details="true"/>
                <table:data-pilot-member table:name="5264" table:display="true" table:show-details="true"/>
                <table:data-pilot-member table:name="5265" table:display="true" table:show-details="true"/>
                <table:data-pilot-member table:name="5266" table:display="true" table:show-details="true"/>
                <table:data-pilot-member table:name="5267" table:display="true" table:show-details="true"/>
                <table:data-pilot-member table:name="5268" table:display="true" table:show-details="true"/>
                <table:data-pilot-member table:name="5269" table:display="true" table:show-details="true"/>
                <table:data-pilot-member table:name="5270" table:display="true" table:show-details="true"/>
                <table:data-pilot-member table:name="5273" table:display="true" table:show-details="true"/>
                <table:data-pilot-member table:name="5274" table:display="true" table:show-details="true"/>
                <table:data-pilot-member table:name="5276" table:display="true" table:show-details="true"/>
                <table:data-pilot-member table:name="5277" table:display="true" table:show-details="true"/>
                <table:data-pilot-member table:name="5278" table:display="true" table:show-details="true"/>
                <table:data-pilot-member table:name="5279" table:display="true" table:show-details="true"/>
                <table:data-pilot-member table:name="5280" table:display="true" table:show-details="true"/>
                <table:data-pilot-member table:name="5281" table:display="true" table:show-details="true"/>
                <table:data-pilot-member table:name="5282" table:display="true" table:show-details="true"/>
                <table:data-pilot-member table:name="5283" table:display="true" table:show-details="true"/>
                <table:data-pilot-member table:name="5284" table:display="true" table:show-details="true"/>
                <table:data-pilot-member table:name="5285" table:display="true" table:show-details="true"/>
                <table:data-pilot-member table:name="5289" table:display="true" table:show-details="true"/>
                <table:data-pilot-member table:name="5290" table:display="true" table:show-details="true"/>
                <table:data-pilot-member table:name="5291" table:display="true" table:show-details="true"/>
                <table:data-pilot-member table:name="5293" table:display="true" table:show-details="true"/>
                <table:data-pilot-member table:name="5294" table:display="true" table:show-details="true"/>
                <table:data-pilot-member table:name="5295" table:display="true" table:show-details="true"/>
                <table:data-pilot-member table:name="5296" table:display="true" table:show-details="true"/>
                <table:data-pilot-member table:name="5297" table:display="true" table:show-details="true"/>
                <table:data-pilot-member table:name="5298" table:display="true" table:show-details="true"/>
                <table:data-pilot-member table:name="5299" table:display="true" table:show-details="true"/>
                <table:data-pilot-member table:name="5300" table:display="true" table:show-details="true"/>
                <table:data-pilot-member table:name="5301" table:display="true" table:show-details="true"/>
                <table:data-pilot-member table:name="5302" table:display="true" table:show-details="true"/>
                <table:data-pilot-member table:name="5303" table:display="true" table:show-details="true"/>
                <table:data-pilot-member table:name="5304" table:display="true" table:show-details="true"/>
                <table:data-pilot-member table:name="5305" table:display="true" table:show-details="true"/>
                <table:data-pilot-member table:name="5306" table:display="true" table:show-details="true"/>
                <table:data-pilot-member table:name="5307" table:display="true" table:show-details="true"/>
                <table:data-pilot-member table:name="5309" table:display="true" table:show-details="true"/>
                <table:data-pilot-member table:name="5310" table:display="true" table:show-details="true"/>
                <table:data-pilot-member table:name="5311" table:display="true" table:show-details="true"/>
                <table:data-pilot-member table:name="5312" table:display="true" table:show-details="true"/>
                <table:data-pilot-member table:name="5313" table:display="true" table:show-details="true"/>
                <table:data-pilot-member table:name="5314" table:display="true" table:show-details="true"/>
                <table:data-pilot-member table:name="5315" table:display="true" table:show-details="true"/>
                <table:data-pilot-member table:name="5317" table:display="true" table:show-details="true"/>
                <table:data-pilot-member table:name="5318" table:display="true" table:show-details="true"/>
                <table:data-pilot-member table:name="5319" table:display="true" table:show-details="true"/>
                <table:data-pilot-member table:name="5320" table:display="true" table:show-details="true"/>
                <table:data-pilot-member table:name="5321" table:display="true" table:show-details="true"/>
                <table:data-pilot-member table:name="5323" table:display="true" table:show-details="true"/>
                <table:data-pilot-member table:name="5324" table:display="true" table:show-details="true"/>
                <table:data-pilot-member table:name="5325" table:display="true" table:show-details="true"/>
                <table:data-pilot-member table:name="5326" table:display="true" table:show-details="true"/>
                <table:data-pilot-member table:name="5327" table:display="true" table:show-details="true"/>
                <table:data-pilot-member table:name="5329" table:display="true" table:show-details="true"/>
                <table:data-pilot-member table:name="5330" table:display="true" table:show-details="true"/>
                <table:data-pilot-member table:name="5332" table:display="true" table:show-details="true"/>
                <table:data-pilot-member table:name="5333" table:display="true" table:show-details="true"/>
                <table:data-pilot-member table:name="5335" table:display="true" table:show-details="true"/>
                <table:data-pilot-member table:name="5336" table:display="true" table:show-details="true"/>
                <table:data-pilot-member table:name="5337" table:display="true" table:show-details="true"/>
                <table:data-pilot-member table:name="5338" table:display="true" table:show-details="true"/>
                <table:data-pilot-member table:name="5339" table:display="true" table:show-details="true"/>
                <table:data-pilot-member table:name="5340" table:display="true" table:show-details="true"/>
                <table:data-pilot-member table:name="5341" table:display="true" table:show-details="true"/>
                <table:data-pilot-member table:name="5342" table:display="true" table:show-details="true"/>
                <table:data-pilot-member table:name="5343" table:display="true" table:show-details="true"/>
                <table:data-pilot-member table:name="5344" table:display="true" table:show-details="true"/>
                <table:data-pilot-member table:name="5345" table:display="true" table:show-details="true"/>
                <table:data-pilot-member table:name="5346" table:display="true" table:show-details="true"/>
                <table:data-pilot-member table:name="5347" table:display="true" table:show-details="true"/>
                <table:data-pilot-member table:name="5349" table:display="true" table:show-details="true"/>
                <table:data-pilot-member table:name="5351" table:display="true" table:show-details="true"/>
                <table:data-pilot-member table:name="5354" table:display="true" table:show-details="true"/>
                <table:data-pilot-member table:name="5355" table:display="true" table:show-details="true"/>
                <table:data-pilot-member table:name="5356" table:display="true" table:show-details="true"/>
                <table:data-pilot-member table:name="5357" table:display="true" table:show-details="true"/>
                <table:data-pilot-member table:name="5358" table:display="true" table:show-details="true"/>
                <table:data-pilot-member table:name="5359" table:display="true" table:show-details="true"/>
                <table:data-pilot-member table:name="5360" table:display="true" table:show-details="true"/>
                <table:data-pilot-member table:name="5361" table:display="true" table:show-details="true"/>
                <table:data-pilot-member table:name="5362" table:display="true" table:show-details="true"/>
                <table:data-pilot-member table:name="5363" table:display="true" table:show-details="true"/>
                <table:data-pilot-member table:name="5364" table:display="true" table:show-details="true"/>
                <table:data-pilot-member table:name="5365" table:display="true" table:show-details="true"/>
                <table:data-pilot-member table:name="5366" table:display="true" table:show-details="true"/>
                <table:data-pilot-member table:name="5367" table:display="true" table:show-details="true"/>
                <table:data-pilot-member table:name="5368" table:display="true" table:show-details="true"/>
                <table:data-pilot-member table:name="5369" table:display="true" table:show-details="true"/>
                <table:data-pilot-member table:name="5370" table:display="true" table:show-details="true"/>
                <table:data-pilot-member table:name="5371" table:display="true" table:show-details="true"/>
                <table:data-pilot-member table:name="5373" table:display="true" table:show-details="true"/>
                <table:data-pilot-member table:name="5374" table:display="true" table:show-details="true"/>
                <table:data-pilot-member table:name="5375" table:display="true" table:show-details="true"/>
                <table:data-pilot-member table:name="5376" table:display="true" table:show-details="true"/>
                <table:data-pilot-member table:name="5377" table:display="true" table:show-details="true"/>
                <table:data-pilot-member table:name="5378" table:display="true" table:show-details="true"/>
                <table:data-pilot-member table:name="5381" table:display="true" table:show-details="true"/>
                <table:data-pilot-member table:name="5382" table:display="true" table:show-details="true"/>
                <table:data-pilot-member table:name="5384" table:display="true" table:show-details="true"/>
                <table:data-pilot-member table:name="5386" table:display="true" table:show-details="true"/>
                <table:data-pilot-member table:name="5387" table:display="true" table:show-details="true"/>
                <table:data-pilot-member table:name="5388" table:display="true" table:show-details="true"/>
                <table:data-pilot-member table:name="5389" table:display="true" table:show-details="true"/>
                <table:data-pilot-member table:name="5391" table:display="true" table:show-details="true"/>
                <table:data-pilot-member table:name="5392" table:display="true" table:show-details="true"/>
                <table:data-pilot-member table:name="5394" table:display="true" table:show-details="true"/>
                <table:data-pilot-member table:name="5395" table:display="true" table:show-details="true"/>
                <table:data-pilot-member table:name="5396" table:display="true" table:show-details="true"/>
                <table:data-pilot-member table:name="5398" table:display="true" table:show-details="true"/>
                <table:data-pilot-member table:name="5399" table:display="true" table:show-details="true"/>
                <table:data-pilot-member table:name="5400" table:display="true" table:show-details="true"/>
                <table:data-pilot-member table:name="5402" table:display="true" table:show-details="true"/>
                <table:data-pilot-member table:name="5403" table:display="true" table:show-details="true"/>
                <table:data-pilot-member table:name="5409" table:display="true" table:show-details="true"/>
                <table:data-pilot-member table:name="5410" table:display="true" table:show-details="true"/>
                <table:data-pilot-member table:name="5411" table:display="true" table:show-details="true"/>
                <table:data-pilot-member table:name="5412" table:display="true" table:show-details="true"/>
                <table:data-pilot-member table:name="5413" table:display="true" table:show-details="true"/>
                <table:data-pilot-member table:name="5414" table:display="true" table:show-details="true"/>
                <table:data-pilot-member table:name="5415" table:display="true" table:show-details="true"/>
                <table:data-pilot-member table:name="5416" table:display="true" table:show-details="true"/>
                <table:data-pilot-member table:name="5417" table:display="true" table:show-details="true"/>
                <table:data-pilot-member table:name="5418" table:display="true" table:show-details="true"/>
                <table:data-pilot-member table:name="5422" table:display="true" table:show-details="true"/>
                <table:data-pilot-member table:name="5423" table:display="true" table:show-details="true"/>
                <table:data-pilot-member table:name="5426" table:display="true" table:show-details="true"/>
                <table:data-pilot-member table:name="5429" table:display="true" table:show-details="true"/>
                <table:data-pilot-member table:name="5432" table:display="true" table:show-details="true"/>
                <table:data-pilot-member table:name="5433" table:display="true" table:show-details="true"/>
                <table:data-pilot-member table:name="5435" table:display="true" table:show-details="true"/>
                <table:data-pilot-member table:name="5436" table:display="true" table:show-details="true"/>
                <table:data-pilot-member table:name="5437" table:display="true" table:show-details="true"/>
                <table:data-pilot-member table:name="5438" table:display="true" table:show-details="true"/>
                <table:data-pilot-member table:name="5439" table:display="true" table:show-details="true"/>
                <table:data-pilot-member table:name="5440" table:display="true" table:show-details="true"/>
                <table:data-pilot-member table:name="5441" table:display="true" table:show-details="true"/>
                <table:data-pilot-member table:name="5443" table:display="true" table:show-details="true"/>
                <table:data-pilot-member table:name="5446" table:display="true" table:show-details="true"/>
                <table:data-pilot-member table:name="5449" table:display="true" table:show-details="true"/>
                <table:data-pilot-member table:name="5451" table:display="true" table:show-details="true"/>
                <table:data-pilot-member table:name="5452" table:display="true" table:show-details="true"/>
                <table:data-pilot-member table:name="5453" table:display="true" table:show-details="true"/>
                <table:data-pilot-member table:name="5454" table:display="true" table:show-details="true"/>
                <table:data-pilot-member table:name="5455" table:display="true" table:show-details="true"/>
                <table:data-pilot-member table:name="5456" table:display="true" table:show-details="true"/>
                <table:data-pilot-member table:name="5457" table:display="true" table:show-details="true"/>
                <table:data-pilot-member table:name="5459" table:display="true" table:show-details="true"/>
                <table:data-pilot-member table:name="5460" table:display="true" table:show-details="true"/>
                <table:data-pilot-member table:name="5462" table:display="true" table:show-details="true"/>
                <table:data-pilot-member table:name="5465" table:display="true" table:show-details="true"/>
                <table:data-pilot-member table:name="5466" table:display="true" table:show-details="true"/>
                <table:data-pilot-member table:name="5467" table:display="true" table:show-details="true"/>
                <table:data-pilot-member table:name="5468" table:display="true" table:show-details="true"/>
                <table:data-pilot-member table:name="5469" table:display="true" table:show-details="true"/>
                <table:data-pilot-member table:name="5470" table:display="true" table:show-details="true"/>
                <table:data-pilot-member table:name="5471" table:display="true" table:show-details="true"/>
                <table:data-pilot-member table:name="5472" table:display="true" table:show-details="true"/>
                <table:data-pilot-member table:name="5473" table:display="true" table:show-details="true"/>
                <table:data-pilot-member table:name="5475" table:display="true" table:show-details="true"/>
                <table:data-pilot-member table:name="5476" table:display="true" table:show-details="true"/>
                <table:data-pilot-member table:name="5479" table:display="true" table:show-details="true"/>
                <table:data-pilot-member table:name="5481" table:display="true" table:show-details="true"/>
                <table:data-pilot-member table:name="5483" table:display="true" table:show-details="true"/>
                <table:data-pilot-member table:name="5484" table:display="true" table:show-details="true"/>
                <table:data-pilot-member table:name="5485" table:display="true" table:show-details="true"/>
                <table:data-pilot-member table:name="5486" table:display="true" table:show-details="true"/>
                <table:data-pilot-member table:name="5489" table:display="true" table:show-details="true"/>
                <table:data-pilot-member table:name="5491" table:display="true" table:show-details="true"/>
                <table:data-pilot-member table:name="5492" table:display="true" table:show-details="true"/>
                <table:data-pilot-member table:name="5493" table:display="true" table:show-details="true"/>
                <table:data-pilot-member table:name="5494" table:display="true" table:show-details="true"/>
                <table:data-pilot-member table:name="5495" table:display="true" table:show-details="true"/>
                <table:data-pilot-member table:name="5497" table:display="true" table:show-details="true"/>
                <table:data-pilot-member table:name="5499" table:display="true" table:show-details="true"/>
                <table:data-pilot-member table:name="5500" table:display="true" table:show-details="true"/>
                <table:data-pilot-member table:name="5501" table:display="true" table:show-details="true"/>
                <table:data-pilot-member table:name="5502" table:display="true" table:show-details="true"/>
                <table:data-pilot-member table:name="5504" table:display="true" table:show-details="true"/>
                <table:data-pilot-member table:name="5505" table:display="true" table:show-details="true"/>
                <table:data-pilot-member table:name="5506" table:display="true" table:show-details="true"/>
                <table:data-pilot-member table:name="5507" table:display="true" table:show-details="true"/>
                <table:data-pilot-member table:name="5509" table:display="true" table:show-details="true"/>
                <table:data-pilot-member table:name="5510" table:display="true" table:show-details="true"/>
                <table:data-pilot-member table:name="5512" table:display="true" table:show-details="true"/>
                <table:data-pilot-member table:name="5513" table:display="true" table:show-details="true"/>
                <table:data-pilot-member table:name="5516" table:display="true" table:show-details="true"/>
                <table:data-pilot-member table:name="5518" table:display="true" table:show-details="true"/>
                <table:data-pilot-member table:name="5519" table:display="true" table:show-details="true"/>
                <table:data-pilot-member table:name="5521" table:display="true" table:show-details="true"/>
                <table:data-pilot-member table:name="5523" table:display="true" table:show-details="true"/>
                <table:data-pilot-member table:name="5528" table:display="true" table:show-details="true"/>
                <table:data-pilot-member table:name="5529" table:display="true" table:show-details="true"/>
                <table:data-pilot-member table:name="5530" table:display="true" table:show-details="true"/>
                <table:data-pilot-member table:name="5532" table:display="true" table:show-details="true"/>
                <table:data-pilot-member table:name="5535" table:display="true" table:show-details="true"/>
                <table:data-pilot-member table:name="5536" table:display="true" table:show-details="true"/>
                <table:data-pilot-member table:name="5538" table:display="true" table:show-details="true"/>
                <table:data-pilot-member table:name="5539" table:display="true" table:show-details="true"/>
                <table:data-pilot-member table:name="5542" table:display="true" table:show-details="true"/>
                <table:data-pilot-member table:name="5544" table:display="true" table:show-details="true"/>
                <table:data-pilot-member table:name="5545" table:display="true" table:show-details="true"/>
                <table:data-pilot-member table:name="5547" table:display="true" table:show-details="true"/>
                <table:data-pilot-member table:name="5550" table:display="true" table:show-details="true"/>
                <table:data-pilot-member table:name="5551" table:display="true" table:show-details="true"/>
                <table:data-pilot-member table:name="5552" table:display="true" table:show-details="true"/>
                <table:data-pilot-member table:name="5553" table:display="true" table:show-details="true"/>
                <table:data-pilot-member table:name="5555" table:display="true" table:show-details="true"/>
                <table:data-pilot-member table:name="5558" table:display="true" table:show-details="true"/>
                <table:data-pilot-member table:name="5560" table:display="true" table:show-details="true"/>
                <table:data-pilot-member table:name="5561" table:display="true" table:show-details="true"/>
                <table:data-pilot-member table:name="5562" table:display="true" table:show-details="true"/>
                <table:data-pilot-member table:name="5564" table:display="true" table:show-details="true"/>
                <table:data-pilot-member table:name="5565" table:display="true" table:show-details="true"/>
                <table:data-pilot-member table:name="5567" table:display="true" table:show-details="true"/>
                <table:data-pilot-member table:name="5568" table:display="true" table:show-details="true"/>
                <table:data-pilot-member table:name="5571" table:display="true" table:show-details="true"/>
                <table:data-pilot-member table:name="5572" table:display="true" table:show-details="true"/>
                <table:data-pilot-member table:name="5574" table:display="true" table:show-details="true"/>
                <table:data-pilot-member table:name="5575" table:display="true" table:show-details="true"/>
                <table:data-pilot-member table:name="5576" table:display="true" table:show-details="true"/>
                <table:data-pilot-member table:name="5577" table:display="true" table:show-details="true"/>
                <table:data-pilot-member table:name="5578" table:display="true" table:show-details="true"/>
                <table:data-pilot-member table:name="5579" table:display="true" table:show-details="true"/>
                <table:data-pilot-member table:name="5580" table:display="true" table:show-details="true"/>
                <table:data-pilot-member table:name="5582" table:display="true" table:show-details="true"/>
                <table:data-pilot-member table:name="5584" table:display="true" table:show-details="true"/>
                <table:data-pilot-member table:name="5585" table:display="true" table:show-details="true"/>
                <table:data-pilot-member table:name="5586" table:display="true" table:show-details="true"/>
                <table:data-pilot-member table:name="5587" table:display="true" table:show-details="true"/>
                <table:data-pilot-member table:name="5588" table:display="true" table:show-details="true"/>
                <table:data-pilot-member table:name="5589" table:display="true" table:show-details="true"/>
                <table:data-pilot-member table:name="5590" table:display="true" table:show-details="true"/>
                <table:data-pilot-member table:name="5591" table:display="true" table:show-details="true"/>
                <table:data-pilot-member table:name="5592" table:display="true" table:show-details="true"/>
                <table:data-pilot-member table:name="5593" table:display="true" table:show-details="true"/>
                <table:data-pilot-member table:name="5595" table:display="true" table:show-details="true"/>
                <table:data-pilot-member table:name="5597" table:display="true" table:show-details="true"/>
                <table:data-pilot-member table:name="5599" table:display="true" table:show-details="true"/>
                <table:data-pilot-member table:name="5600" table:display="true" table:show-details="true"/>
                <table:data-pilot-member table:name="5602" table:display="true" table:show-details="true"/>
                <table:data-pilot-member table:name="5603" table:display="true" table:show-details="true"/>
                <table:data-pilot-member table:name="5606" table:display="true" table:show-details="true"/>
                <table:data-pilot-member table:name="5607" table:display="true" table:show-details="true"/>
                <table:data-pilot-member table:name="5608" table:display="true" table:show-details="true"/>
                <table:data-pilot-member table:name="5611" table:display="true" table:show-details="true"/>
                <table:data-pilot-member table:name="5613" table:display="true" table:show-details="true"/>
                <table:data-pilot-member table:name="5614" table:display="true" table:show-details="true"/>
                <table:data-pilot-member table:name="5615" table:display="true" table:show-details="true"/>
                <table:data-pilot-member table:name="5616" table:display="true" table:show-details="true"/>
                <table:data-pilot-member table:name="5617" table:display="true" table:show-details="true"/>
                <table:data-pilot-member table:name="5619" table:display="true" table:show-details="true"/>
                <table:data-pilot-member table:name="5620" table:display="true" table:show-details="true"/>
                <table:data-pilot-member table:name="5623" table:display="true" table:show-details="true"/>
                <table:data-pilot-member table:name="5624" table:display="true" table:show-details="true"/>
                <table:data-pilot-member table:name="5628" table:display="true" table:show-details="true"/>
                <table:data-pilot-member table:name="5630" table:display="true" table:show-details="true"/>
                <table:data-pilot-member table:name="5631" table:display="true" table:show-details="true"/>
                <table:data-pilot-member table:name="5632" table:display="true" table:show-details="true"/>
                <table:data-pilot-member table:name="5633" table:display="true" table:show-details="true"/>
                <table:data-pilot-member table:name="5634" table:display="true" table:show-details="true"/>
                <table:data-pilot-member table:name="5636" table:display="true" table:show-details="true"/>
                <table:data-pilot-member table:name="5637" table:display="true" table:show-details="true"/>
                <table:data-pilot-member table:name="5640" table:display="true" table:show-details="true"/>
                <table:data-pilot-member table:name="5641" table:display="true" table:show-details="true"/>
                <table:data-pilot-member table:name="5642" table:display="true" table:show-details="true"/>
                <table:data-pilot-member table:name="5643" table:display="true" table:show-details="true"/>
                <table:data-pilot-member table:name="5644" table:display="true" table:show-details="true"/>
                <table:data-pilot-member table:name="5645" table:display="true" table:show-details="true"/>
                <table:data-pilot-member table:name="5647" table:display="true" table:show-details="true"/>
                <table:data-pilot-member table:name="5648" table:display="true" table:show-details="true"/>
                <table:data-pilot-member table:name="5649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52" table:display="true" table:show-details="true"/>
                <table:data-pilot-member table:name="5653" table:display="true" table:show-details="true"/>
                <table:data-pilot-member table:name="5654" table:display="true" table:show-details="true"/>
                <table:data-pilot-member table:name="5656" table:display="true" table:show-details="true"/>
                <table:data-pilot-member table:name="5657" table:display="true" table:show-details="true"/>
                <table:data-pilot-member table:name="5658" table:display="true" table:show-details="true"/>
                <table:data-pilot-member table:name="5659" table:display="true" table:show-details="true"/>
                <table:data-pilot-member table:name="5660" table:display="true" table:show-details="true"/>
                <table:data-pilot-member table:name="5661" table:display="true" table:show-details="true"/>
                <table:data-pilot-member table:name="5662" table:display="true" table:show-details="true"/>
                <table:data-pilot-member table:name="5663" table:display="true" table:show-details="true"/>
                <table:data-pilot-member table:name="5664" table:display="true" table:show-details="true"/>
                <table:data-pilot-member table:name="5665" table:display="true" table:show-details="true"/>
                <table:data-pilot-member table:name="5666" table:display="true" table:show-details="true"/>
                <table:data-pilot-member table:name="5667" table:display="true" table:show-details="true"/>
                <table:data-pilot-member table:name="5668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1" table:display="true" table:show-details="true"/>
                <table:data-pilot-member table:name="5673" table:display="true" table:show-details="true"/>
                <table:data-pilot-member table:name="5674" table:display="true" table:show-details="true"/>
                <table:data-pilot-member table:name="5677" table:display="true" table:show-details="true"/>
                <table:data-pilot-member table:name="5678" table:display="true" table:show-details="true"/>
                <table:data-pilot-member table:name="5679" table:display="true" table:show-details="true"/>
                <table:data-pilot-member table:name="5680" table:display="true" table:show-details="true"/>
                <table:data-pilot-member table:name="5683" table:display="true" table:show-details="true"/>
                <table:data-pilot-member table:name="5686" table:display="true" table:show-details="true"/>
                <table:data-pilot-member table:name="5687" table:display="true" table:show-details="true"/>
                <table:data-pilot-member table:name="5689" table:display="true" table:show-details="true"/>
                <table:data-pilot-member table:name="5690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694" table:display="true" table:show-details="true"/>
                <table:data-pilot-member table:name="5696" table:display="true" table:show-details="true"/>
                <table:data-pilot-member table:name="5699" table:display="true" table:show-details="true"/>
                <table:data-pilot-member table:name="5700" table:display="true" table:show-details="true"/>
                <table:data-pilot-member table:name="5703" table:display="true" table:show-details="true"/>
                <table:data-pilot-member table:name="5705" table:display="true" table:show-details="true"/>
                <table:data-pilot-member table:name="5708" table:display="true" table:show-details="true"/>
                <table:data-pilot-member table:name="5709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4" table:display="true" table:show-details="true"/>
                <table:data-pilot-member table:name="5715" table:display="true" table:show-details="true"/>
                <table:data-pilot-member table:name="5718" table:display="true" table:show-details="true"/>
                <table:data-pilot-member table:name="5719" table:display="true" table:show-details="true"/>
                <table:data-pilot-member table:name="5721" table:display="true" table:show-details="true"/>
                <table:data-pilot-member table:name="5722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7" table:display="true" table:show-details="true"/>
                <table:data-pilot-member table:name="5728" table:display="true" table:show-details="true"/>
                <table:data-pilot-member table:name="5729" table:display="true" table:show-details="true"/>
                <table:data-pilot-member table:name="5730" table:display="true" table:show-details="true"/>
                <table:data-pilot-member table:name="5732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36" table:display="true" table:show-details="true"/>
                <table:data-pilot-member table:name="5738" table:display="true" table:show-details="true"/>
                <table:data-pilot-member table:name="5739" table:display="true" table:show-details="true"/>
                <table:data-pilot-member table:name="5740" table:display="true" table:show-details="true"/>
                <table:data-pilot-member table:name="5742" table:display="true" table:show-details="true"/>
                <table:data-pilot-member table:name="5743" table:display="true" table:show-details="true"/>
                <table:data-pilot-member table:name="5745" table:display="true" table:show-details="true"/>
                <table:data-pilot-member table:name="5746" table:display="true" table:show-details="true"/>
                <table:data-pilot-member table:name="5748" table:display="true" table:show-details="true"/>
                <table:data-pilot-member table:name="5750" table:display="true" table:show-details="true"/>
                <table:data-pilot-member table:name="5751" table:display="true" table:show-details="true"/>
                <table:data-pilot-member table:name="5753" table:display="true" table:show-details="true"/>
                <table:data-pilot-member table:name="5756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5" table:display="true" table:show-details="true"/>
                <table:data-pilot-member table:name="5766" table:display="true" table:show-details="true"/>
                <table:data-pilot-member table:name="5767" table:display="true" table:show-details="true"/>
                <table:data-pilot-member table:name="5768" table:display="true" table:show-details="true"/>
                <table:data-pilot-member table:name="5770" table:display="true" table:show-details="true"/>
                <table:data-pilot-member table:name="5772" table:display="true" table:show-details="true"/>
                <table:data-pilot-member table:name="5774" table:display="true" table:show-details="true"/>
                <table:data-pilot-member table:name="5778" table:display="true" table:show-details="true"/>
                <table:data-pilot-member table:name="5779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88" table:display="true" table:show-details="true"/>
                <table:data-pilot-member table:name="5791" table:display="true" table:show-details="true"/>
                <table:data-pilot-member table:name="5792" table:display="true" table:show-details="true"/>
                <table:data-pilot-member table:name="5795" table:display="true" table:show-details="true"/>
                <table:data-pilot-member table:name="5796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02" table:display="true" table:show-details="true"/>
                <table:data-pilot-member table:name="5803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10" table:display="true" table:show-details="true"/>
                <table:data-pilot-member table:name="5811" table:display="true" table:show-details="true"/>
                <table:data-pilot-member table:name="5813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18" table:display="true" table:show-details="true"/>
                <table:data-pilot-member table:name="5820" table:display="true" table:show-details="true"/>
                <table:data-pilot-member table:name="5822" table:display="true" table:show-details="true"/>
                <table:data-pilot-member table:name="5824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9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3" table:display="true" table:show-details="true"/>
                <table:data-pilot-member table:name="5835" table:display="true" table:show-details="true"/>
                <table:data-pilot-member table:name="5836" table:display="true" table:show-details="true"/>
                <table:data-pilot-member table:name="5837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49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5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9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9" table:display="true" table:show-details="true"/>
                <table:data-pilot-member table:name="5872" table:display="true" table:show-details="true"/>
                <table:data-pilot-member table:name="5874" table:display="true" table:show-details="true"/>
                <table:data-pilot-member table:name="5875" table:display="true" table:show-details="true"/>
                <table:data-pilot-member table:name="5877" table:display="true" table:show-details="true"/>
                <table:data-pilot-member table:name="5878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2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7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6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8" table:display="true" table:show-details="true"/>
                <table:data-pilot-member table:name="5910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5" table:display="true" table:show-details="true"/>
                <table:data-pilot-member table:name="5916" table:display="true" table:show-details="true"/>
                <table:data-pilot-member table:name="5917" table:display="true" table:show-details="true"/>
                <table:data-pilot-member table:name="5921" table:display="true" table:show-details="true"/>
                <table:data-pilot-member table:name="5923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30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8" table:display="true" table:show-details="true"/>
                <table:data-pilot-member table:name="5950" table:display="true" table:show-details="true"/>
                <table:data-pilot-member table:name="5954" table:display="true" table:show-details="true"/>
                <table:data-pilot-member table:name="5957" table:display="true" table:show-details="true"/>
                <table:data-pilot-member table:name="5959" table:display="true" table:show-details="true"/>
                <table:data-pilot-member table:name="5960" table:display="true" table:show-details="true"/>
                <table:data-pilot-member table:name="5968" table:display="true" table:show-details="true"/>
                <table:data-pilot-member table:name="5973" table:display="true" table:show-details="true"/>
                <table:data-pilot-member table:name="5976" table:display="true" table:show-details="true"/>
                <table:data-pilot-member table:name="5977" table:display="true" table:show-details="true"/>
                <table:data-pilot-member table:name="5978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8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2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4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8" table:display="true" table:show-details="true"/>
                <table:data-pilot-member table:name="6042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7" table:display="true" table:show-details="true"/>
                <table:data-pilot-member table:name="6060" table:display="true" table:show-details="true"/>
                <table:data-pilot-member table:name="6061" table:display="true" table:show-details="true"/>
                <table:data-pilot-member table:name="6062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7" table:display="true" table:show-details="true"/>
                <table:data-pilot-member table:name="6079" table:display="true" table:show-details="true"/>
                <table:data-pilot-member table:name="6081" table:display="true" table:show-details="true"/>
                <table:data-pilot-member table:name="6082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9" table:display="true" table:show-details="true"/>
                <table:data-pilot-member table:name="6095" table:display="true" table:show-details="true"/>
                <table:data-pilot-member table:name="6106" table:display="true" table:show-details="true"/>
                <table:data-pilot-member table:name="6111" table:display="true" table:show-details="true"/>
                <table:data-pilot-member table:name="6113" table:display="true" table:show-details="true"/>
                <table:data-pilot-member table:name="6116" table:display="true" table:show-details="true"/>
                <table:data-pilot-member table:name="6119" table:display="true" table:show-details="true"/>
                <table:data-pilot-member table:name="6125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7" table:display="true" table:show-details="true"/>
                <table:data-pilot-member table:name="6138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8" table:display="true" table:show-details="true"/>
                <table:data-pilot-member table:name="6150" table:display="true" table:show-details="true"/>
                <table:data-pilot-member table:name="6155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71" table:display="true" table:show-details="true"/>
                <table:data-pilot-member table:name="6172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1" table:display="true" table:show-details="true"/>
                <table:data-pilot-member table:name="6183" table:display="true" table:show-details="true"/>
                <table:data-pilot-member table:name="6185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92" table:display="true" table:show-details="true"/>
                <table:data-pilot-member table:name="6196" table:display="true" table:show-details="true"/>
                <table:data-pilot-member table:name="6199" table:display="true" table:show-details="true"/>
                <table:data-pilot-member table:name="6201" table:display="true" table:show-details="true"/>
                <table:data-pilot-member table:name="6203" table:display="true" table:show-details="true"/>
                <table:data-pilot-member table:name="6211" table:display="true" table:show-details="true"/>
                <table:data-pilot-member table:name="6219" table:display="true" table:show-details="true"/>
                <table:data-pilot-member table:name="6220" table:display="true" table:show-details="true"/>
                <table:data-pilot-member table:name="6222" table:display="true" table:show-details="true"/>
                <table:data-pilot-member table:name="6223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9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8" table:display="true" table:show-details="true"/>
                <table:data-pilot-member table:name="6242" table:display="true" table:show-details="true"/>
                <table:data-pilot-member table:name="6244" table:display="true" table:show-details="true"/>
                <table:data-pilot-member table:name="6252" table:display="true" table:show-details="true"/>
                <table:data-pilot-member table:name="6253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63" table:display="true" table:show-details="true"/>
                <table:data-pilot-member table:name="6264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8" table:display="true" table:show-details="true"/>
                <table:data-pilot-member table:name="6272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7" table:display="true" table:show-details="true"/>
                <table:data-pilot-member table:name="6281" table:display="true" table:show-details="true"/>
                <table:data-pilot-member table:name="6285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6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4" table:display="true" table:show-details="true"/>
                <table:data-pilot-member table:name="6306" table:display="true" table:show-details="true"/>
                <table:data-pilot-member table:name="6311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9" table:display="true" table:show-details="true"/>
                <table:data-pilot-member table:name="6320" table:display="true" table:show-details="true"/>
                <table:data-pilot-member table:name="6322" table:display="true" table:show-details="true"/>
                <table:data-pilot-member table:name="6324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33" table:display="true" table:show-details="true"/>
                <table:data-pilot-member table:name="6335" table:display="true" table:show-details="true"/>
                <table:data-pilot-member table:name="6351" table:display="true" table:show-details="true"/>
                <table:data-pilot-member table:name="6353" table:display="true" table:show-details="true"/>
                <table:data-pilot-member table:name="6360" table:display="true" table:show-details="true"/>
                <table:data-pilot-member table:name="6364" table:display="true" table:show-details="true"/>
                <table:data-pilot-member table:name="6365" table:display="true" table:show-details="true"/>
                <table:data-pilot-member table:name="6368" table:display="true" table:show-details="true"/>
                <table:data-pilot-member table:name="6370" table:display="true" table:show-details="true"/>
                <table:data-pilot-member table:name="6374" table:display="true" table:show-details="true"/>
                <table:data-pilot-member table:name="6378" table:display="true" table:show-details="true"/>
                <table:data-pilot-member table:name="6385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3" table:display="true" table:show-details="true"/>
                <table:data-pilot-member table:name="6409" table:display="true" table:show-details="true"/>
                <table:data-pilot-member table:name="6428" table:display="true" table:show-details="true"/>
                <table:data-pilot-member table:name="6449" table:display="true" table:show-details="true"/>
                <table:data-pilot-member table:name="6450" table:display="true" table:show-details="true"/>
                <table:data-pilot-member table:name="6481" table:display="true" table:show-details="true"/>
                <table:data-pilot-member table:name="6487" table:display="true" table:show-details="true"/>
                <table:data-pilot-member table:name="6491" table:display="true" table:show-details="true"/>
                <table:data-pilot-member table:name="6493" table:display="true" table:show-details="true"/>
                <table:data-pilot-member table:name="6495" table:display="true" table:show-details="true"/>
                <table:data-pilot-member table:name="6498" table:display="true" table:show-details="true"/>
                <table:data-pilot-member table:name="6503" table:display="true" table:show-details="true"/>
                <table:data-pilot-member table:name="6507" table:display="true" table:show-details="true"/>
                <table:data-pilot-member table:name="6533" table:display="true" table:show-details="true"/>
                <table:data-pilot-member table:name="6573" table:display="true" table:show-details="true"/>
                <table:data-pilot-member table:name="67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min">
            <table:data-pilot-level table:show-empty="false" calcext:repeat-item-labels="false">
              <table:data-pilot-members>
                <table:data-pilot-member table:name="3399" table:display="true" table:show-details="true"/>
                <table:data-pilot-member table:name="3402" table:display="true" table:show-details="true"/>
                <table:data-pilot-member table:name="3414" table:display="true" table:show-details="true"/>
                <table:data-pilot-member table:name="3528" table:display="true" table:show-details="true"/>
                <table:data-pilot-member table:name="3534" table:display="true" table:show-details="true"/>
                <table:data-pilot-member table:name="3570" table:display="true" table:show-details="true"/>
                <table:data-pilot-member table:name="3575" table:display="true" table:show-details="true"/>
                <table:data-pilot-member table:name="3614" table:display="true" table:show-details="true"/>
                <table:data-pilot-member table:name="3629" table:display="true" table:show-details="true"/>
                <table:data-pilot-member table:name="3664" table:display="true" table:show-details="true"/>
                <table:data-pilot-member table:name="3680" table:display="true" table:show-details="true"/>
                <table:data-pilot-member table:name="3719" table:display="true" table:show-details="true"/>
                <table:data-pilot-member table:name="3725" table:display="true" table:show-details="true"/>
                <table:data-pilot-member table:name="3731" table:display="true" table:show-details="true"/>
                <table:data-pilot-member table:name="3751" table:display="true" table:show-details="true"/>
                <table:data-pilot-member table:name="3762" table:display="true" table:show-details="true"/>
                <table:data-pilot-member table:name="3768" table:display="true" table:show-details="true"/>
                <table:data-pilot-member table:name="3781" table:display="true" table:show-details="true"/>
                <table:data-pilot-member table:name="3784" table:display="true" table:show-details="true"/>
                <table:data-pilot-member table:name="3785" table:display="true" table:show-details="true"/>
                <table:data-pilot-member table:name="3824" table:display="true" table:show-details="true"/>
                <table:data-pilot-member table:name="3833" table:display="true" table:show-details="true"/>
                <table:data-pilot-member table:name="3846" table:display="true" table:show-details="true"/>
                <table:data-pilot-member table:name="3857" table:display="true" table:show-details="true"/>
                <table:data-pilot-member table:name="3861" table:display="true" table:show-details="true"/>
                <table:data-pilot-member table:name="3870" table:display="true" table:show-details="true"/>
                <table:data-pilot-member table:name="3871" table:display="true" table:show-details="true"/>
                <table:data-pilot-member table:name="3887" table:display="true" table:show-details="true"/>
                <table:data-pilot-member table:name="3891" table:display="true" table:show-details="true"/>
                <table:data-pilot-member table:name="3900" table:display="true" table:show-details="true"/>
                <table:data-pilot-member table:name="3901" table:display="true" table:show-details="true"/>
                <table:data-pilot-member table:name="3912" table:display="true" table:show-details="true"/>
                <table:data-pilot-member table:name="3944" table:display="true" table:show-details="true"/>
                <table:data-pilot-member table:name="3956" table:display="true" table:show-details="true"/>
                <table:data-pilot-member table:name="3985" table:display="true" table:show-details="true"/>
                <table:data-pilot-member table:name="3988" table:display="true" table:show-details="true"/>
                <table:data-pilot-member table:name="3995" table:display="true" table:show-details="true"/>
                <table:data-pilot-member table:name="4030" table:display="true" table:show-details="true"/>
                <table:data-pilot-member table:name="4046" table:display="true" table:show-details="true"/>
                <table:data-pilot-member table:name="4059" table:display="true" table:show-details="true"/>
                <table:data-pilot-member table:name="4069" table:display="true" table:show-details="true"/>
                <table:data-pilot-member table:name="4070" table:display="true" table:show-details="true"/>
                <table:data-pilot-member table:name="4072" table:display="true" table:show-details="true"/>
                <table:data-pilot-member table:name="4079" table:display="true" table:show-details="true"/>
                <table:data-pilot-member table:name="4085" table:display="true" table:show-details="true"/>
                <table:data-pilot-member table:name="4089" table:display="true" table:show-details="true"/>
                <table:data-pilot-member table:name="4090" table:display="true" table:show-details="true"/>
                <table:data-pilot-member table:name="4091" table:display="true" table:show-details="true"/>
                <table:data-pilot-member table:name="4098" table:display="true" table:show-details="true"/>
                <table:data-pilot-member table:name="4125" table:display="true" table:show-details="true"/>
                <table:data-pilot-member table:name="4138" table:display="true" table:show-details="true"/>
                <table:data-pilot-member table:name="4140" table:display="true" table:show-details="true"/>
                <table:data-pilot-member table:name="4157" table:display="true" table:show-details="true"/>
                <table:data-pilot-member table:name="4162" table:display="true" table:show-details="true"/>
                <table:data-pilot-member table:name="4165" table:display="true" table:show-details="true"/>
                <table:data-pilot-member table:name="4168" table:display="true" table:show-details="true"/>
                <table:data-pilot-member table:name="4174" table:display="true" table:show-details="true"/>
                <table:data-pilot-member table:name="4186" table:display="true" table:show-details="true"/>
                <table:data-pilot-member table:name="4188" table:display="true" table:show-details="true"/>
                <table:data-pilot-member table:name="4191" table:display="true" table:show-details="true"/>
                <table:data-pilot-member table:name="4202" table:display="true" table:show-details="true"/>
                <table:data-pilot-member table:name="4219" table:display="true" table:show-details="true"/>
                <table:data-pilot-member table:name="4222" table:display="true" table:show-details="true"/>
                <table:data-pilot-member table:name="4225" table:display="true" table:show-details="true"/>
                <table:data-pilot-member table:name="4233" table:display="true" table:show-details="true"/>
                <table:data-pilot-member table:name="4237" table:display="true" table:show-details="true"/>
                <table:data-pilot-member table:name="4240" table:display="true" table:show-details="true"/>
                <table:data-pilot-member table:name="4241" table:display="true" table:show-details="true"/>
                <table:data-pilot-member table:name="4244" table:display="true" table:show-details="true"/>
                <table:data-pilot-member table:name="4249" table:display="true" table:show-details="true"/>
                <table:data-pilot-member table:name="4253" table:display="true" table:show-details="true"/>
                <table:data-pilot-member table:name="4309" table:display="true" table:show-details="true"/>
                <table:data-pilot-member table:name="4312" table:display="true" table:show-details="true"/>
                <table:data-pilot-member table:name="4313" table:display="true" table:show-details="true"/>
                <table:data-pilot-member table:name="4315" table:display="true" table:show-details="true"/>
                <table:data-pilot-member table:name="4316" table:display="true" table:show-details="true"/>
                <table:data-pilot-member table:name="4332" table:display="true" table:show-details="true"/>
                <table:data-pilot-member table:name="4344" table:display="true" table:show-details="true"/>
                <table:data-pilot-member table:name="4347" table:display="true" table:show-details="true"/>
                <table:data-pilot-member table:name="4349" table:display="true" table:show-details="true"/>
                <table:data-pilot-member table:name="4351" table:display="true" table:show-details="true"/>
                <table:data-pilot-member table:name="4357" table:display="true" table:show-details="true"/>
                <table:data-pilot-member table:name="4359" table:display="true" table:show-details="true"/>
                <table:data-pilot-member table:name="4363" table:display="true" table:show-details="true"/>
                <table:data-pilot-member table:name="4365" table:display="true" table:show-details="true"/>
                <table:data-pilot-member table:name="4366" table:display="true" table:show-details="true"/>
                <table:data-pilot-member table:name="4370" table:display="true" table:show-details="true"/>
                <table:data-pilot-member table:name="4371" table:display="true" table:show-details="true"/>
                <table:data-pilot-member table:name="4378" table:display="true" table:show-details="true"/>
                <table:data-pilot-member table:name="4384" table:display="true" table:show-details="true"/>
                <table:data-pilot-member table:name="4388" table:display="true" table:show-details="true"/>
                <table:data-pilot-member table:name="4394" table:display="true" table:show-details="true"/>
                <table:data-pilot-member table:name="4398" table:display="true" table:show-details="true"/>
                <table:data-pilot-member table:name="4399" table:display="true" table:show-details="true"/>
                <table:data-pilot-member table:name="4404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25" table:display="true" table:show-details="true"/>
                <table:data-pilot-member table:name="4435" table:display="true" table:show-details="true"/>
                <table:data-pilot-member table:name="4437" table:display="true" table:show-details="true"/>
                <table:data-pilot-member table:name="4438" table:display="true" table:show-details="true"/>
                <table:data-pilot-member table:name="4440" table:display="true" table:show-details="true"/>
                <table:data-pilot-member table:name="4446" table:display="true" table:show-details="true"/>
                <table:data-pilot-member table:name="4452" table:display="true" table:show-details="true"/>
                <table:data-pilot-member table:name="4460" table:display="true" table:show-details="true"/>
                <table:data-pilot-member table:name="4463" table:display="true" table:show-details="true"/>
                <table:data-pilot-member table:name="4470" table:display="true" table:show-details="true"/>
                <table:data-pilot-member table:name="4483" table:display="true" table:show-details="true"/>
                <table:data-pilot-member table:name="4484" table:display="true" table:show-details="true"/>
                <table:data-pilot-member table:name="4488" table:display="true" table:show-details="true"/>
                <table:data-pilot-member table:name="4494" table:display="true" table:show-details="true"/>
                <table:data-pilot-member table:name="4495" table:display="true" table:show-details="true"/>
                <table:data-pilot-member table:name="4500" table:display="true" table:show-details="true"/>
                <table:data-pilot-member table:name="4501" table:display="true" table:show-details="true"/>
                <table:data-pilot-member table:name="4502" table:display="true" table:show-details="true"/>
                <table:data-pilot-member table:name="4506" table:display="true" table:show-details="true"/>
                <table:data-pilot-member table:name="4508" table:display="true" table:show-details="true"/>
                <table:data-pilot-member table:name="4511" table:display="true" table:show-details="true"/>
                <table:data-pilot-member table:name="4517" table:display="true" table:show-details="true"/>
                <table:data-pilot-member table:name="4520" table:display="true" table:show-details="true"/>
                <table:data-pilot-member table:name="4523" table:display="true" table:show-details="true"/>
                <table:data-pilot-member table:name="4534" table:display="true" table:show-details="true"/>
                <table:data-pilot-member table:name="4536" table:display="true" table:show-details="true"/>
                <table:data-pilot-member table:name="4538" table:display="true" table:show-details="true"/>
                <table:data-pilot-member table:name="4544" table:display="true" table:show-details="true"/>
                <table:data-pilot-member table:name="4552" table:display="true" table:show-details="true"/>
                <table:data-pilot-member table:name="4563" table:display="true" table:show-details="true"/>
                <table:data-pilot-member table:name="4565" table:display="true" table:show-details="true"/>
                <table:data-pilot-member table:name="4566" table:display="true" table:show-details="true"/>
                <table:data-pilot-member table:name="4567" table:display="true" table:show-details="true"/>
                <table:data-pilot-member table:name="4568" table:display="true" table:show-details="true"/>
                <table:data-pilot-member table:name="4569" table:display="true" table:show-details="true"/>
                <table:data-pilot-member table:name="4570" table:display="true" table:show-details="true"/>
                <table:data-pilot-member table:name="4571" table:display="true" table:show-details="true"/>
                <table:data-pilot-member table:name="4573" table:display="true" table:show-details="true"/>
                <table:data-pilot-member table:name="4574" table:display="true" table:show-details="true"/>
                <table:data-pilot-member table:name="4578" table:display="true" table:show-details="true"/>
                <table:data-pilot-member table:name="4580" table:display="true" table:show-details="true"/>
                <table:data-pilot-member table:name="4583" table:display="true" table:show-details="true"/>
                <table:data-pilot-member table:name="4584" table:display="true" table:show-details="true"/>
                <table:data-pilot-member table:name="4586" table:display="true" table:show-details="true"/>
                <table:data-pilot-member table:name="4590" table:display="true" table:show-details="true"/>
                <table:data-pilot-member table:name="4594" table:display="true" table:show-details="true"/>
                <table:data-pilot-member table:name="4595" table:display="true" table:show-details="true"/>
                <table:data-pilot-member table:name="4596" table:display="true" table:show-details="true"/>
                <table:data-pilot-member table:name="4597" table:display="true" table:show-details="true"/>
                <table:data-pilot-member table:name="4602" table:display="true" table:show-details="true"/>
                <table:data-pilot-member table:name="4603" table:display="true" table:show-details="true"/>
                <table:data-pilot-member table:name="4610" table:display="true" table:show-details="true"/>
                <table:data-pilot-member table:name="4613" table:display="true" table:show-details="true"/>
                <table:data-pilot-member table:name="4615" table:display="true" table:show-details="true"/>
                <table:data-pilot-member table:name="4617" table:display="true" table:show-details="true"/>
                <table:data-pilot-member table:name="4619" table:display="true" table:show-details="true"/>
                <table:data-pilot-member table:name="4622" table:display="true" table:show-details="true"/>
                <table:data-pilot-member table:name="4623" table:display="true" table:show-details="true"/>
                <table:data-pilot-member table:name="4628" table:display="true" table:show-details="true"/>
                <table:data-pilot-member table:name="4630" table:display="true" table:show-details="true"/>
                <table:data-pilot-member table:name="4631" table:display="true" table:show-details="true"/>
                <table:data-pilot-member table:name="4632" table:display="true" table:show-details="true"/>
                <table:data-pilot-member table:name="4634" table:display="true" table:show-details="true"/>
                <table:data-pilot-member table:name="4637" table:display="true" table:show-details="true"/>
                <table:data-pilot-member table:name="4638" table:display="true" table:show-details="true"/>
                <table:data-pilot-member table:name="4642" table:display="true" table:show-details="true"/>
                <table:data-pilot-member table:name="4646" table:display="true" table:show-details="true"/>
                <table:data-pilot-member table:name="4650" table:display="true" table:show-details="true"/>
                <table:data-pilot-member table:name="4651" table:display="true" table:show-details="true"/>
                <table:data-pilot-member table:name="4653" table:display="true" table:show-details="true"/>
                <table:data-pilot-member table:name="4654" table:display="true" table:show-details="true"/>
                <table:data-pilot-member table:name="4656" table:display="true" table:show-details="true"/>
                <table:data-pilot-member table:name="4658" table:display="true" table:show-details="true"/>
                <table:data-pilot-member table:name="4660" table:display="true" table:show-details="true"/>
                <table:data-pilot-member table:name="4662" table:display="true" table:show-details="true"/>
                <table:data-pilot-member table:name="4663" table:display="true" table:show-details="true"/>
                <table:data-pilot-member table:name="4664" table:display="true" table:show-details="true"/>
                <table:data-pilot-member table:name="4665" table:display="true" table:show-details="true"/>
                <table:data-pilot-member table:name="4667" table:display="true" table:show-details="true"/>
                <table:data-pilot-member table:name="4668" table:display="true" table:show-details="true"/>
                <table:data-pilot-member table:name="4669" table:display="true" table:show-details="true"/>
                <table:data-pilot-member table:name="4670" table:display="true" table:show-details="true"/>
                <table:data-pilot-member table:name="4672" table:display="true" table:show-details="true"/>
                <table:data-pilot-member table:name="4674" table:display="true" table:show-details="true"/>
                <table:data-pilot-member table:name="4677" table:display="true" table:show-details="true"/>
                <table:data-pilot-member table:name="4678" table:display="true" table:show-details="true"/>
                <table:data-pilot-member table:name="4681" table:display="true" table:show-details="true"/>
                <table:data-pilot-member table:name="4682" table:display="true" table:show-details="true"/>
                <table:data-pilot-member table:name="4683" table:display="true" table:show-details="true"/>
                <table:data-pilot-member table:name="4685" table:display="true" table:show-details="true"/>
                <table:data-pilot-member table:name="4687" table:display="true" table:show-details="true"/>
                <table:data-pilot-member table:name="4688" table:display="true" table:show-details="true"/>
                <table:data-pilot-member table:name="4694" table:display="true" table:show-details="true"/>
                <table:data-pilot-member table:name="4697" table:display="true" table:show-details="true"/>
                <table:data-pilot-member table:name="4700" table:display="true" table:show-details="true"/>
                <table:data-pilot-member table:name="4701" table:display="true" table:show-details="true"/>
                <table:data-pilot-member table:name="4702" table:display="true" table:show-details="true"/>
                <table:data-pilot-member table:name="4703" table:display="true" table:show-details="true"/>
                <table:data-pilot-member table:name="4706" table:display="true" table:show-details="true"/>
                <table:data-pilot-member table:name="4709" table:display="true" table:show-details="true"/>
                <table:data-pilot-member table:name="4713" table:display="true" table:show-details="true"/>
                <table:data-pilot-member table:name="4715" table:display="true" table:show-details="true"/>
                <table:data-pilot-member table:name="4716" table:display="true" table:show-details="true"/>
                <table:data-pilot-member table:name="4717" table:display="true" table:show-details="true"/>
                <table:data-pilot-member table:name="4720" table:display="true" table:show-details="true"/>
                <table:data-pilot-member table:name="4721" table:display="true" table:show-details="true"/>
                <table:data-pilot-member table:name="4722" table:display="true" table:show-details="true"/>
                <table:data-pilot-member table:name="4723" table:display="true" table:show-details="true"/>
                <table:data-pilot-member table:name="4724" table:display="true" table:show-details="true"/>
                <table:data-pilot-member table:name="4727" table:display="true" table:show-details="true"/>
                <table:data-pilot-member table:name="4728" table:display="true" table:show-details="true"/>
                <table:data-pilot-member table:name="4730" table:display="true" table:show-details="true"/>
                <table:data-pilot-member table:name="4731" table:display="true" table:show-details="true"/>
                <table:data-pilot-member table:name="4732" table:display="true" table:show-details="true"/>
                <table:data-pilot-member table:name="4733" table:display="true" table:show-details="true"/>
                <table:data-pilot-member table:name="4736" table:display="true" table:show-details="true"/>
                <table:data-pilot-member table:name="4738" table:display="true" table:show-details="true"/>
                <table:data-pilot-member table:name="4739" table:display="true" table:show-details="true"/>
                <table:data-pilot-member table:name="4740" table:display="true" table:show-details="true"/>
                <table:data-pilot-member table:name="4743" table:display="true" table:show-details="true"/>
                <table:data-pilot-member table:name="4744" table:display="true" table:show-details="true"/>
                <table:data-pilot-member table:name="4750" table:display="true" table:show-details="true"/>
                <table:data-pilot-member table:name="4752" table:display="true" table:show-details="true"/>
                <table:data-pilot-member table:name="4754" table:display="true" table:show-details="true"/>
                <table:data-pilot-member table:name="4755" table:display="true" table:show-details="true"/>
                <table:data-pilot-member table:name="4756" table:display="true" table:show-details="true"/>
                <table:data-pilot-member table:name="4757" table:display="true" table:show-details="true"/>
                <table:data-pilot-member table:name="4758" table:display="true" table:show-details="true"/>
                <table:data-pilot-member table:name="4759" table:display="true" table:show-details="true"/>
                <table:data-pilot-member table:name="4760" table:display="true" table:show-details="true"/>
                <table:data-pilot-member table:name="4761" table:display="true" table:show-details="true"/>
                <table:data-pilot-member table:name="4764" table:display="true" table:show-details="true"/>
                <table:data-pilot-member table:name="4765" table:display="true" table:show-details="true"/>
                <table:data-pilot-member table:name="4769" table:display="true" table:show-details="true"/>
                <table:data-pilot-member table:name="4770" table:display="true" table:show-details="true"/>
                <table:data-pilot-member table:name="4771" table:display="true" table:show-details="true"/>
                <table:data-pilot-member table:name="4775" table:display="true" table:show-details="true"/>
                <table:data-pilot-member table:name="4776" table:display="true" table:show-details="true"/>
                <table:data-pilot-member table:name="4777" table:display="true" table:show-details="true"/>
                <table:data-pilot-member table:name="4778" table:display="true" table:show-details="true"/>
                <table:data-pilot-member table:name="4780" table:display="true" table:show-details="true"/>
                <table:data-pilot-member table:name="4786" table:display="true" table:show-details="true"/>
                <table:data-pilot-member table:name="4787" table:display="true" table:show-details="true"/>
                <table:data-pilot-member table:name="4788" table:display="true" table:show-details="true"/>
                <table:data-pilot-member table:name="4789" table:display="true" table:show-details="true"/>
                <table:data-pilot-member table:name="4790" table:display="true" table:show-details="true"/>
                <table:data-pilot-member table:name="4792" table:display="true" table:show-details="true"/>
                <table:data-pilot-member table:name="4793" table:display="true" table:show-details="true"/>
                <table:data-pilot-member table:name="4795" table:display="true" table:show-details="true"/>
                <table:data-pilot-member table:name="4796" table:display="true" table:show-details="true"/>
                <table:data-pilot-member table:name="4798" table:display="true" table:show-details="true"/>
                <table:data-pilot-member table:name="4801" table:display="true" table:show-details="true"/>
                <table:data-pilot-member table:name="4802" table:display="true" table:show-details="true"/>
                <table:data-pilot-member table:name="4804" table:display="true" table:show-details="true"/>
                <table:data-pilot-member table:name="4805" table:display="true" table:show-details="true"/>
                <table:data-pilot-member table:name="4807" table:display="true" table:show-details="true"/>
                <table:data-pilot-member table:name="4808" table:display="true" table:show-details="true"/>
                <table:data-pilot-member table:name="4809" table:display="true" table:show-details="true"/>
                <table:data-pilot-member table:name="4810" table:display="true" table:show-details="true"/>
                <table:data-pilot-member table:name="4811" table:display="true" table:show-details="true"/>
                <table:data-pilot-member table:name="4812" table:display="true" table:show-details="true"/>
                <table:data-pilot-member table:name="4813" table:display="true" table:show-details="true"/>
                <table:data-pilot-member table:name="4814" table:display="true" table:show-details="true"/>
                <table:data-pilot-member table:name="4815" table:display="true" table:show-details="true"/>
                <table:data-pilot-member table:name="4816" table:display="true" table:show-details="true"/>
                <table:data-pilot-member table:name="4817" table:display="true" table:show-details="true"/>
                <table:data-pilot-member table:name="4820" table:display="true" table:show-details="true"/>
                <table:data-pilot-member table:name="4821" table:display="true" table:show-details="true"/>
                <table:data-pilot-member table:name="4822" table:display="true" table:show-details="true"/>
                <table:data-pilot-member table:name="4823" table:display="true" table:show-details="true"/>
                <table:data-pilot-member table:name="4825" table:display="true" table:show-details="true"/>
                <table:data-pilot-member table:name="4826" table:display="true" table:show-details="true"/>
                <table:data-pilot-member table:name="4827" table:display="true" table:show-details="true"/>
                <table:data-pilot-member table:name="4829" table:display="true" table:show-details="true"/>
                <table:data-pilot-member table:name="4830" table:display="true" table:show-details="true"/>
                <table:data-pilot-member table:name="4831" table:display="true" table:show-details="true"/>
                <table:data-pilot-member table:name="4833" table:display="true" table:show-details="true"/>
                <table:data-pilot-member table:name="4835" table:display="true" table:show-details="true"/>
                <table:data-pilot-member table:name="4837" table:display="true" table:show-details="true"/>
                <table:data-pilot-member table:name="4838" table:display="true" table:show-details="true"/>
                <table:data-pilot-member table:name="4840" table:display="true" table:show-details="true"/>
                <table:data-pilot-member table:name="4842" table:display="true" table:show-details="true"/>
                <table:data-pilot-member table:name="4846" table:display="true" table:show-details="true"/>
                <table:data-pilot-member table:name="4847" table:display="true" table:show-details="true"/>
                <table:data-pilot-member table:name="4848" table:display="true" table:show-details="true"/>
                <table:data-pilot-member table:name="4849" table:display="true" table:show-details="true"/>
                <table:data-pilot-member table:name="4854" table:display="true" table:show-details="true"/>
                <table:data-pilot-member table:name="4855" table:display="true" table:show-details="true"/>
                <table:data-pilot-member table:name="4858" table:display="true" table:show-details="true"/>
                <table:data-pilot-member table:name="4861" table:display="true" table:show-details="true"/>
                <table:data-pilot-member table:name="4864" table:display="true" table:show-details="true"/>
                <table:data-pilot-member table:name="4865" table:display="true" table:show-details="true"/>
                <table:data-pilot-member table:name="4871" table:display="true" table:show-details="true"/>
                <table:data-pilot-member table:name="4873" table:display="true" table:show-details="true"/>
                <table:data-pilot-member table:name="4877" table:display="true" table:show-details="true"/>
                <table:data-pilot-member table:name="4885" table:display="true" table:show-details="true"/>
                <table:data-pilot-member table:name="4887" table:display="true" table:show-details="true"/>
                <table:data-pilot-member table:name="4888" table:display="true" table:show-details="true"/>
                <table:data-pilot-member table:name="4889" table:display="true" table:show-details="true"/>
                <table:data-pilot-member table:name="4890" table:display="true" table:show-details="true"/>
                <table:data-pilot-member table:name="4893" table:display="true" table:show-details="true"/>
                <table:data-pilot-member table:name="4896" table:display="true" table:show-details="true"/>
                <table:data-pilot-member table:name="4897" table:display="true" table:show-details="true"/>
                <table:data-pilot-member table:name="4898" table:display="true" table:show-details="true"/>
                <table:data-pilot-member table:name="4899" table:display="true" table:show-details="true"/>
                <table:data-pilot-member table:name="4900" table:display="true" table:show-details="true"/>
                <table:data-pilot-member table:name="4901" table:display="true" table:show-details="true"/>
                <table:data-pilot-member table:name="4902" table:display="true" table:show-details="true"/>
                <table:data-pilot-member table:name="4903" table:display="true" table:show-details="true"/>
                <table:data-pilot-member table:name="4905" table:display="true" table:show-details="true"/>
                <table:data-pilot-member table:name="4907" table:display="true" table:show-details="true"/>
                <table:data-pilot-member table:name="4908" table:display="true" table:show-details="true"/>
                <table:data-pilot-member table:name="4910" table:display="true" table:show-details="true"/>
                <table:data-pilot-member table:name="4911" table:display="true" table:show-details="true"/>
                <table:data-pilot-member table:name="4912" table:display="true" table:show-details="true"/>
                <table:data-pilot-member table:name="4913" table:display="true" table:show-details="true"/>
                <table:data-pilot-member table:name="4914" table:display="true" table:show-details="true"/>
                <table:data-pilot-member table:name="4915" table:display="true" table:show-details="true"/>
                <table:data-pilot-member table:name="4918" table:display="true" table:show-details="true"/>
                <table:data-pilot-member table:name="4919" table:display="true" table:show-details="true"/>
                <table:data-pilot-member table:name="4921" table:display="true" table:show-details="true"/>
                <table:data-pilot-member table:name="4923" table:display="true" table:show-details="true"/>
                <table:data-pilot-member table:name="4924" table:display="true" table:show-details="true"/>
                <table:data-pilot-member table:name="4925" table:display="true" table:show-details="true"/>
                <table:data-pilot-member table:name="4926" table:display="true" table:show-details="true"/>
                <table:data-pilot-member table:name="4927" table:display="true" table:show-details="true"/>
                <table:data-pilot-member table:name="4928" table:display="true" table:show-details="true"/>
                <table:data-pilot-member table:name="4929" table:display="true" table:show-details="true"/>
                <table:data-pilot-member table:name="4930" table:display="true" table:show-details="true"/>
                <table:data-pilot-member table:name="4931" table:display="true" table:show-details="true"/>
                <table:data-pilot-member table:name="4932" table:display="true" table:show-details="true"/>
                <table:data-pilot-member table:name="4934" table:display="true" table:show-details="true"/>
                <table:data-pilot-member table:name="4936" table:display="true" table:show-details="true"/>
                <table:data-pilot-member table:name="4937" table:display="true" table:show-details="true"/>
                <table:data-pilot-member table:name="4938" table:display="true" table:show-details="true"/>
                <table:data-pilot-member table:name="4939" table:display="true" table:show-details="true"/>
                <table:data-pilot-member table:name="4940" table:display="true" table:show-details="true"/>
                <table:data-pilot-member table:name="4941" table:display="true" table:show-details="true"/>
                <table:data-pilot-member table:name="4942" table:display="true" table:show-details="true"/>
                <table:data-pilot-member table:name="4943" table:display="true" table:show-details="true"/>
                <table:data-pilot-member table:name="4945" table:display="true" table:show-details="true"/>
                <table:data-pilot-member table:name="4946" table:display="true" table:show-details="true"/>
                <table:data-pilot-member table:name="4947" table:display="true" table:show-details="true"/>
                <table:data-pilot-member table:name="4948" table:display="true" table:show-details="true"/>
                <table:data-pilot-member table:name="4949" table:display="true" table:show-details="true"/>
                <table:data-pilot-member table:name="4951" table:display="true" table:show-details="true"/>
                <table:data-pilot-member table:name="4952" table:display="true" table:show-details="true"/>
                <table:data-pilot-member table:name="4953" table:display="true" table:show-details="true"/>
                <table:data-pilot-member table:name="4954" table:display="true" table:show-details="true"/>
                <table:data-pilot-member table:name="4956" table:display="true" table:show-details="true"/>
                <table:data-pilot-member table:name="4957" table:display="true" table:show-details="true"/>
                <table:data-pilot-member table:name="4959" table:display="true" table:show-details="true"/>
                <table:data-pilot-member table:name="4960" table:display="true" table:show-details="true"/>
                <table:data-pilot-member table:name="4961" table:display="true" table:show-details="true"/>
                <table:data-pilot-member table:name="4962" table:display="true" table:show-details="true"/>
                <table:data-pilot-member table:name="4964" table:display="true" table:show-details="true"/>
                <table:data-pilot-member table:name="4965" table:display="true" table:show-details="true"/>
                <table:data-pilot-member table:name="4966" table:display="true" table:show-details="true"/>
                <table:data-pilot-member table:name="4967" table:display="true" table:show-details="true"/>
                <table:data-pilot-member table:name="4968" table:display="true" table:show-details="true"/>
                <table:data-pilot-member table:name="4969" table:display="true" table:show-details="true"/>
                <table:data-pilot-member table:name="4971" table:display="true" table:show-details="true"/>
                <table:data-pilot-member table:name="4972" table:display="true" table:show-details="true"/>
                <table:data-pilot-member table:name="4973" table:display="true" table:show-details="true"/>
                <table:data-pilot-member table:name="4974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4978" table:display="true" table:show-details="true"/>
                <table:data-pilot-member table:name="4979" table:display="true" table:show-details="true"/>
                <table:data-pilot-member table:name="4980" table:display="true" table:show-details="true"/>
                <table:data-pilot-member table:name="4981" table:display="true" table:show-details="true"/>
                <table:data-pilot-member table:name="4983" table:display="true" table:show-details="true"/>
                <table:data-pilot-member table:name="4984" table:display="true" table:show-details="true"/>
                <table:data-pilot-member table:name="4985" table:display="true" table:show-details="true"/>
                <table:data-pilot-member table:name="4986" table:display="true" table:show-details="true"/>
                <table:data-pilot-member table:name="4988" table:display="true" table:show-details="true"/>
                <table:data-pilot-member table:name="4990" table:display="true" table:show-details="true"/>
                <table:data-pilot-member table:name="4991" table:display="true" table:show-details="true"/>
                <table:data-pilot-member table:name="4992" table:display="true" table:show-details="true"/>
                <table:data-pilot-member table:name="4993" table:display="true" table:show-details="true"/>
                <table:data-pilot-member table:name="4994" table:display="true" table:show-details="true"/>
                <table:data-pilot-member table:name="4995" table:display="true" table:show-details="true"/>
                <table:data-pilot-member table:name="4997" table:display="true" table:show-details="true"/>
                <table:data-pilot-member table:name="4998" table:display="true" table:show-details="true"/>
                <table:data-pilot-member table:name="4999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5002" table:display="true" table:show-details="true"/>
                <table:data-pilot-member table:name="5003" table:display="true" table:show-details="true"/>
                <table:data-pilot-member table:name="5004" table:display="true" table:show-details="true"/>
                <table:data-pilot-member table:name="5005" table:display="true" table:show-details="true"/>
                <table:data-pilot-member table:name="5006" table:display="true" table:show-details="true"/>
                <table:data-pilot-member table:name="5007" table:display="true" table:show-details="true"/>
                <table:data-pilot-member table:name="5008" table:display="true" table:show-details="true"/>
                <table:data-pilot-member table:name="5009" table:display="true" table:show-details="true"/>
                <table:data-pilot-member table:name="5010" table:display="true" table:show-details="true"/>
                <table:data-pilot-member table:name="5011" table:display="true" table:show-details="true"/>
                <table:data-pilot-member table:name="5012" table:display="true" table:show-details="true"/>
                <table:data-pilot-member table:name="5013" table:display="true" table:show-details="true"/>
                <table:data-pilot-member table:name="5014" table:display="true" table:show-details="true"/>
                <table:data-pilot-member table:name="5015" table:display="true" table:show-details="true"/>
                <table:data-pilot-member table:name="5016" table:display="true" table:show-details="true"/>
                <table:data-pilot-member table:name="5017" table:display="true" table:show-details="true"/>
                <table:data-pilot-member table:name="5018" table:display="true" table:show-details="true"/>
                <table:data-pilot-member table:name="5019" table:display="true" table:show-details="true"/>
                <table:data-pilot-member table:name="5021" table:display="true" table:show-details="true"/>
                <table:data-pilot-member table:name="5022" table:display="true" table:show-details="true"/>
                <table:data-pilot-member table:name="5023" table:display="true" table:show-details="true"/>
                <table:data-pilot-member table:name="5024" table:display="true" table:show-details="true"/>
                <table:data-pilot-member table:name="5026" table:display="true" table:show-details="true"/>
                <table:data-pilot-member table:name="5027" table:display="true" table:show-details="true"/>
                <table:data-pilot-member table:name="5028" table:display="true" table:show-details="true"/>
                <table:data-pilot-member table:name="5029" table:display="true" table:show-details="true"/>
                <table:data-pilot-member table:name="5030" table:display="true" table:show-details="true"/>
                <table:data-pilot-member table:name="5031" table:display="true" table:show-details="true"/>
                <table:data-pilot-member table:name="5033" table:display="true" table:show-details="true"/>
                <table:data-pilot-member table:name="5034" table:display="true" table:show-details="true"/>
                <table:data-pilot-member table:name="5035" table:display="true" table:show-details="true"/>
                <table:data-pilot-member table:name="5036" table:display="true" table:show-details="true"/>
                <table:data-pilot-member table:name="5037" table:display="true" table:show-details="true"/>
                <table:data-pilot-member table:name="5038" table:display="true" table:show-details="true"/>
                <table:data-pilot-member table:name="5039" table:display="true" table:show-details="true"/>
                <table:data-pilot-member table:name="5040" table:display="true" table:show-details="true"/>
                <table:data-pilot-member table:name="5041" table:display="true" table:show-details="true"/>
                <table:data-pilot-member table:name="5043" table:display="true" table:show-details="true"/>
                <table:data-pilot-member table:name="5044" table:display="true" table:show-details="true"/>
                <table:data-pilot-member table:name="5045" table:display="true" table:show-details="true"/>
                <table:data-pilot-member table:name="5046" table:display="true" table:show-details="true"/>
                <table:data-pilot-member table:name="5047" table:display="true" table:show-details="true"/>
                <table:data-pilot-member table:name="5048" table:display="true" table:show-details="true"/>
                <table:data-pilot-member table:name="5049" table:display="true" table:show-details="true"/>
                <table:data-pilot-member table:name="5050" table:display="true" table:show-details="true"/>
                <table:data-pilot-member table:name="5051" table:display="true" table:show-details="true"/>
                <table:data-pilot-member table:name="5052" table:display="true" table:show-details="true"/>
                <table:data-pilot-member table:name="5054" table:display="true" table:show-details="true"/>
                <table:data-pilot-member table:name="5056" table:display="true" table:show-details="true"/>
                <table:data-pilot-member table:name="5057" table:display="true" table:show-details="true"/>
                <table:data-pilot-member table:name="5060" table:display="true" table:show-details="true"/>
                <table:data-pilot-member table:name="5061" table:display="true" table:show-details="true"/>
                <table:data-pilot-member table:name="5062" table:display="true" table:show-details="true"/>
                <table:data-pilot-member table:name="5063" table:display="true" table:show-details="true"/>
                <table:data-pilot-member table:name="5064" table:display="true" table:show-details="true"/>
                <table:data-pilot-member table:name="5065" table:display="true" table:show-details="true"/>
                <table:data-pilot-member table:name="5066" table:display="true" table:show-details="true"/>
                <table:data-pilot-member table:name="5067" table:display="true" table:show-details="true"/>
                <table:data-pilot-member table:name="5068" table:display="true" table:show-details="true"/>
                <table:data-pilot-member table:name="5069" table:display="true" table:show-details="true"/>
                <table:data-pilot-member table:name="5071" table:display="true" table:show-details="true"/>
                <table:data-pilot-member table:name="5072" table:display="true" table:show-details="true"/>
                <table:data-pilot-member table:name="5073" table:display="true" table:show-details="true"/>
                <table:data-pilot-member table:name="5074" table:display="true" table:show-details="true"/>
                <table:data-pilot-member table:name="5075" table:display="true" table:show-details="true"/>
                <table:data-pilot-member table:name="5077" table:display="true" table:show-details="true"/>
                <table:data-pilot-member table:name="5078" table:display="true" table:show-details="true"/>
                <table:data-pilot-member table:name="5079" table:display="true" table:show-details="true"/>
                <table:data-pilot-member table:name="5082" table:display="true" table:show-details="true"/>
                <table:data-pilot-member table:name="5083" table:display="true" table:show-details="true"/>
                <table:data-pilot-member table:name="5085" table:display="true" table:show-details="true"/>
                <table:data-pilot-member table:name="5086" table:display="true" table:show-details="true"/>
                <table:data-pilot-member table:name="5087" table:display="true" table:show-details="true"/>
                <table:data-pilot-member table:name="5088" table:display="true" table:show-details="true"/>
                <table:data-pilot-member table:name="5089" table:display="true" table:show-details="true"/>
                <table:data-pilot-member table:name="5090" table:display="true" table:show-details="true"/>
                <table:data-pilot-member table:name="5091" table:display="true" table:show-details="true"/>
                <table:data-pilot-member table:name="5092" table:display="true" table:show-details="true"/>
                <table:data-pilot-member table:name="5093" table:display="true" table:show-details="true"/>
                <table:data-pilot-member table:name="5094" table:display="true" table:show-details="true"/>
                <table:data-pilot-member table:name="5095" table:display="true" table:show-details="true"/>
                <table:data-pilot-member table:name="5096" table:display="true" table:show-details="true"/>
                <table:data-pilot-member table:name="5098" table:display="true" table:show-details="true"/>
                <table:data-pilot-member table:name="5099" table:display="true" table:show-details="true"/>
                <table:data-pilot-member table:name="5101" table:display="true" table:show-details="true"/>
                <table:data-pilot-member table:name="5102" table:display="true" table:show-details="true"/>
                <table:data-pilot-member table:name="5103" table:display="true" table:show-details="true"/>
                <table:data-pilot-member table:name="5104" table:display="true" table:show-details="true"/>
                <table:data-pilot-member table:name="5106" table:display="true" table:show-details="true"/>
                <table:data-pilot-member table:name="5107" table:display="true" table:show-details="true"/>
                <table:data-pilot-member table:name="5108" table:display="true" table:show-details="true"/>
                <table:data-pilot-member table:name="5109" table:display="true" table:show-details="true"/>
                <table:data-pilot-member table:name="5110" table:display="true" table:show-details="true"/>
                <table:data-pilot-member table:name="5111" table:display="true" table:show-details="true"/>
                <table:data-pilot-member table:name="5113" table:display="true" table:show-details="true"/>
                <table:data-pilot-member table:name="5115" table:display="true" table:show-details="true"/>
                <table:data-pilot-member table:name="5118" table:display="true" table:show-details="true"/>
                <table:data-pilot-member table:name="5119" table:display="true" table:show-details="true"/>
                <table:data-pilot-member table:name="5120" table:display="true" table:show-details="true"/>
                <table:data-pilot-member table:name="5122" table:display="true" table:show-details="true"/>
                <table:data-pilot-member table:name="5123" table:display="true" table:show-details="true"/>
                <table:data-pilot-member table:name="5124" table:display="true" table:show-details="true"/>
                <table:data-pilot-member table:name="5125" table:display="true" table:show-details="true"/>
                <table:data-pilot-member table:name="5127" table:display="true" table:show-details="true"/>
                <table:data-pilot-member table:name="5128" table:display="true" table:show-details="true"/>
                <table:data-pilot-member table:name="5130" table:display="true" table:show-details="true"/>
                <table:data-pilot-member table:name="5135" table:display="true" table:show-details="true"/>
                <table:data-pilot-member table:name="5136" table:display="true" table:show-details="true"/>
                <table:data-pilot-member table:name="5137" table:display="true" table:show-details="true"/>
                <table:data-pilot-member table:name="5138" table:display="true" table:show-details="true"/>
                <table:data-pilot-member table:name="5142" table:display="true" table:show-details="true"/>
                <table:data-pilot-member table:name="5143" table:display="true" table:show-details="true"/>
                <table:data-pilot-member table:name="5144" table:display="true" table:show-details="true"/>
                <table:data-pilot-member table:name="5145" table:display="true" table:show-details="true"/>
                <table:data-pilot-member table:name="5146" table:display="true" table:show-details="true"/>
                <table:data-pilot-member table:name="5147" table:display="true" table:show-details="true"/>
                <table:data-pilot-member table:name="5149" table:display="true" table:show-details="true"/>
                <table:data-pilot-member table:name="5150" table:display="true" table:show-details="true"/>
                <table:data-pilot-member table:name="5152" table:display="true" table:show-details="true"/>
                <table:data-pilot-member table:name="5154" table:display="true" table:show-details="true"/>
                <table:data-pilot-member table:name="5155" table:display="true" table:show-details="true"/>
                <table:data-pilot-member table:name="5156" table:display="true" table:show-details="true"/>
                <table:data-pilot-member table:name="5157" table:display="true" table:show-details="true"/>
                <table:data-pilot-member table:name="5158" table:display="true" table:show-details="true"/>
                <table:data-pilot-member table:name="5159" table:display="true" table:show-details="true"/>
                <table:data-pilot-member table:name="5161" table:display="true" table:show-details="true"/>
                <table:data-pilot-member table:name="5162" table:display="true" table:show-details="true"/>
                <table:data-pilot-member table:name="5163" table:display="true" table:show-details="true"/>
                <table:data-pilot-member table:name="5164" table:display="true" table:show-details="true"/>
                <table:data-pilot-member table:name="5165" table:display="true" table:show-details="true"/>
                <table:data-pilot-member table:name="5166" table:display="true" table:show-details="true"/>
                <table:data-pilot-member table:name="5168" table:display="true" table:show-details="true"/>
                <table:data-pilot-member table:name="5169" table:display="true" table:show-details="true"/>
                <table:data-pilot-member table:name="5170" table:display="true" table:show-details="true"/>
                <table:data-pilot-member table:name="5171" table:display="true" table:show-details="true"/>
                <table:data-pilot-member table:name="5172" table:display="true" table:show-details="true"/>
                <table:data-pilot-member table:name="5173" table:display="true" table:show-details="true"/>
                <table:data-pilot-member table:name="5174" table:display="true" table:show-details="true"/>
                <table:data-pilot-member table:name="5176" table:display="true" table:show-details="true"/>
                <table:data-pilot-member table:name="5177" table:display="true" table:show-details="true"/>
                <table:data-pilot-member table:name="5179" table:display="true" table:show-details="true"/>
                <table:data-pilot-member table:name="5181" table:display="true" table:show-details="true"/>
                <table:data-pilot-member table:name="5182" table:display="true" table:show-details="true"/>
                <table:data-pilot-member table:name="5183" table:display="true" table:show-details="true"/>
                <table:data-pilot-member table:name="5184" table:display="true" table:show-details="true"/>
                <table:data-pilot-member table:name="5187" table:display="true" table:show-details="true"/>
                <table:data-pilot-member table:name="5189" table:display="true" table:show-details="true"/>
                <table:data-pilot-member table:name="5190" table:display="true" table:show-details="true"/>
                <table:data-pilot-member table:name="5192" table:display="true" table:show-details="true"/>
                <table:data-pilot-member table:name="5194" table:display="true" table:show-details="true"/>
                <table:data-pilot-member table:name="5196" table:display="true" table:show-details="true"/>
                <table:data-pilot-member table:name="5197" table:display="true" table:show-details="true"/>
                <table:data-pilot-member table:name="5198" table:display="true" table:show-details="true"/>
                <table:data-pilot-member table:name="5200" table:display="true" table:show-details="true"/>
                <table:data-pilot-member table:name="5201" table:display="true" table:show-details="true"/>
                <table:data-pilot-member table:name="5202" table:display="true" table:show-details="true"/>
                <table:data-pilot-member table:name="5203" table:display="true" table:show-details="true"/>
                <table:data-pilot-member table:name="5205" table:display="true" table:show-details="true"/>
                <table:data-pilot-member table:name="5206" table:display="true" table:show-details="true"/>
                <table:data-pilot-member table:name="5208" table:display="true" table:show-details="true"/>
                <table:data-pilot-member table:name="5210" table:display="true" table:show-details="true"/>
                <table:data-pilot-member table:name="5212" table:display="true" table:show-details="true"/>
                <table:data-pilot-member table:name="5213" table:display="true" table:show-details="true"/>
                <table:data-pilot-member table:name="5216" table:display="true" table:show-details="true"/>
                <table:data-pilot-member table:name="5217" table:display="true" table:show-details="true"/>
                <table:data-pilot-member table:name="5219" table:display="true" table:show-details="true"/>
                <table:data-pilot-member table:name="5220" table:display="true" table:show-details="true"/>
                <table:data-pilot-member table:name="5221" table:display="true" table:show-details="true"/>
                <table:data-pilot-member table:name="5223" table:display="true" table:show-details="true"/>
                <table:data-pilot-member table:name="5227" table:display="true" table:show-details="true"/>
                <table:data-pilot-member table:name="5228" table:display="true" table:show-details="true"/>
                <table:data-pilot-member table:name="5230" table:display="true" table:show-details="true"/>
                <table:data-pilot-member table:name="5231" table:display="true" table:show-details="true"/>
                <table:data-pilot-member table:name="5232" table:display="true" table:show-details="true"/>
                <table:data-pilot-member table:name="5234" table:display="true" table:show-details="true"/>
                <table:data-pilot-member table:name="5236" table:display="true" table:show-details="true"/>
                <table:data-pilot-member table:name="5237" table:display="true" table:show-details="true"/>
                <table:data-pilot-member table:name="5239" table:display="true" table:show-details="true"/>
                <table:data-pilot-member table:name="5241" table:display="true" table:show-details="true"/>
                <table:data-pilot-member table:name="5242" table:display="true" table:show-details="true"/>
                <table:data-pilot-member table:name="5243" table:display="true" table:show-details="true"/>
                <table:data-pilot-member table:name="5244" table:display="true" table:show-details="true"/>
                <table:data-pilot-member table:name="5245" table:display="true" table:show-details="true"/>
                <table:data-pilot-member table:name="5246" table:display="true" table:show-details="true"/>
                <table:data-pilot-member table:name="5249" table:display="true" table:show-details="true"/>
                <table:data-pilot-member table:name="5250" table:display="true" table:show-details="true"/>
                <table:data-pilot-member table:name="5251" table:display="true" table:show-details="true"/>
                <table:data-pilot-member table:name="5252" table:display="true" table:show-details="true"/>
                <table:data-pilot-member table:name="5254" table:display="true" table:show-details="true"/>
                <table:data-pilot-member table:name="5255" table:display="true" table:show-details="true"/>
                <table:data-pilot-member table:name="5256" table:display="true" table:show-details="true"/>
                <table:data-pilot-member table:name="5258" table:display="true" table:show-details="true"/>
                <table:data-pilot-member table:name="5260" table:display="true" table:show-details="true"/>
                <table:data-pilot-member table:name="5262" table:display="true" table:show-details="true"/>
                <table:data-pilot-member table:name="5263" table:display="true" table:show-details="true"/>
                <table:data-pilot-member table:name="5264" table:display="true" table:show-details="true"/>
                <table:data-pilot-member table:name="5265" table:display="true" table:show-details="true"/>
                <table:data-pilot-member table:name="5266" table:display="true" table:show-details="true"/>
                <table:data-pilot-member table:name="5267" table:display="true" table:show-details="true"/>
                <table:data-pilot-member table:name="5268" table:display="true" table:show-details="true"/>
                <table:data-pilot-member table:name="5269" table:display="true" table:show-details="true"/>
                <table:data-pilot-member table:name="5270" table:display="true" table:show-details="true"/>
                <table:data-pilot-member table:name="5273" table:display="true" table:show-details="true"/>
                <table:data-pilot-member table:name="5274" table:display="true" table:show-details="true"/>
                <table:data-pilot-member table:name="5276" table:display="true" table:show-details="true"/>
                <table:data-pilot-member table:name="5277" table:display="true" table:show-details="true"/>
                <table:data-pilot-member table:name="5278" table:display="true" table:show-details="true"/>
                <table:data-pilot-member table:name="5279" table:display="true" table:show-details="true"/>
                <table:data-pilot-member table:name="5280" table:display="true" table:show-details="true"/>
                <table:data-pilot-member table:name="5281" table:display="true" table:show-details="true"/>
                <table:data-pilot-member table:name="5282" table:display="true" table:show-details="true"/>
                <table:data-pilot-member table:name="5283" table:display="true" table:show-details="true"/>
                <table:data-pilot-member table:name="5284" table:display="true" table:show-details="true"/>
                <table:data-pilot-member table:name="5285" table:display="true" table:show-details="true"/>
                <table:data-pilot-member table:name="5289" table:display="true" table:show-details="true"/>
                <table:data-pilot-member table:name="5290" table:display="true" table:show-details="true"/>
                <table:data-pilot-member table:name="5291" table:display="true" table:show-details="true"/>
                <table:data-pilot-member table:name="5293" table:display="true" table:show-details="true"/>
                <table:data-pilot-member table:name="5294" table:display="true" table:show-details="true"/>
                <table:data-pilot-member table:name="5295" table:display="true" table:show-details="true"/>
                <table:data-pilot-member table:name="5296" table:display="true" table:show-details="true"/>
                <table:data-pilot-member table:name="5297" table:display="true" table:show-details="true"/>
                <table:data-pilot-member table:name="5298" table:display="true" table:show-details="true"/>
                <table:data-pilot-member table:name="5299" table:display="true" table:show-details="true"/>
                <table:data-pilot-member table:name="5300" table:display="true" table:show-details="true"/>
                <table:data-pilot-member table:name="5301" table:display="true" table:show-details="true"/>
                <table:data-pilot-member table:name="5302" table:display="true" table:show-details="true"/>
                <table:data-pilot-member table:name="5303" table:display="true" table:show-details="true"/>
                <table:data-pilot-member table:name="5304" table:display="true" table:show-details="true"/>
                <table:data-pilot-member table:name="5305" table:display="true" table:show-details="true"/>
                <table:data-pilot-member table:name="5306" table:display="true" table:show-details="true"/>
                <table:data-pilot-member table:name="5307" table:display="true" table:show-details="true"/>
                <table:data-pilot-member table:name="5309" table:display="true" table:show-details="true"/>
                <table:data-pilot-member table:name="5310" table:display="true" table:show-details="true"/>
                <table:data-pilot-member table:name="5311" table:display="true" table:show-details="true"/>
                <table:data-pilot-member table:name="5312" table:display="true" table:show-details="true"/>
                <table:data-pilot-member table:name="5313" table:display="true" table:show-details="true"/>
                <table:data-pilot-member table:name="5314" table:display="true" table:show-details="true"/>
                <table:data-pilot-member table:name="5315" table:display="true" table:show-details="true"/>
                <table:data-pilot-member table:name="5317" table:display="true" table:show-details="true"/>
                <table:data-pilot-member table:name="5318" table:display="true" table:show-details="true"/>
                <table:data-pilot-member table:name="5319" table:display="true" table:show-details="true"/>
                <table:data-pilot-member table:name="5320" table:display="true" table:show-details="true"/>
                <table:data-pilot-member table:name="5321" table:display="true" table:show-details="true"/>
                <table:data-pilot-member table:name="5323" table:display="true" table:show-details="true"/>
                <table:data-pilot-member table:name="5324" table:display="true" table:show-details="true"/>
                <table:data-pilot-member table:name="5325" table:display="true" table:show-details="true"/>
                <table:data-pilot-member table:name="5326" table:display="true" table:show-details="true"/>
                <table:data-pilot-member table:name="5327" table:display="true" table:show-details="true"/>
                <table:data-pilot-member table:name="5329" table:display="true" table:show-details="true"/>
                <table:data-pilot-member table:name="5330" table:display="true" table:show-details="true"/>
                <table:data-pilot-member table:name="5332" table:display="true" table:show-details="true"/>
                <table:data-pilot-member table:name="5333" table:display="true" table:show-details="true"/>
                <table:data-pilot-member table:name="5335" table:display="true" table:show-details="true"/>
                <table:data-pilot-member table:name="5336" table:display="true" table:show-details="true"/>
                <table:data-pilot-member table:name="5337" table:display="true" table:show-details="true"/>
                <table:data-pilot-member table:name="5338" table:display="true" table:show-details="true"/>
                <table:data-pilot-member table:name="5339" table:display="true" table:show-details="true"/>
                <table:data-pilot-member table:name="5340" table:display="true" table:show-details="true"/>
                <table:data-pilot-member table:name="5341" table:display="true" table:show-details="true"/>
                <table:data-pilot-member table:name="5342" table:display="true" table:show-details="true"/>
                <table:data-pilot-member table:name="5343" table:display="true" table:show-details="true"/>
                <table:data-pilot-member table:name="5344" table:display="true" table:show-details="true"/>
                <table:data-pilot-member table:name="5345" table:display="true" table:show-details="true"/>
                <table:data-pilot-member table:name="5346" table:display="true" table:show-details="true"/>
                <table:data-pilot-member table:name="5347" table:display="true" table:show-details="true"/>
                <table:data-pilot-member table:name="5349" table:display="true" table:show-details="true"/>
                <table:data-pilot-member table:name="5351" table:display="true" table:show-details="true"/>
                <table:data-pilot-member table:name="5354" table:display="true" table:show-details="true"/>
                <table:data-pilot-member table:name="5355" table:display="true" table:show-details="true"/>
                <table:data-pilot-member table:name="5356" table:display="true" table:show-details="true"/>
                <table:data-pilot-member table:name="5357" table:display="true" table:show-details="true"/>
                <table:data-pilot-member table:name="5358" table:display="true" table:show-details="true"/>
                <table:data-pilot-member table:name="5359" table:display="true" table:show-details="true"/>
                <table:data-pilot-member table:name="5360" table:display="true" table:show-details="true"/>
                <table:data-pilot-member table:name="5361" table:display="true" table:show-details="true"/>
                <table:data-pilot-member table:name="5362" table:display="true" table:show-details="true"/>
                <table:data-pilot-member table:name="5363" table:display="true" table:show-details="true"/>
                <table:data-pilot-member table:name="5364" table:display="true" table:show-details="true"/>
                <table:data-pilot-member table:name="5365" table:display="true" table:show-details="true"/>
                <table:data-pilot-member table:name="5366" table:display="true" table:show-details="true"/>
                <table:data-pilot-member table:name="5367" table:display="true" table:show-details="true"/>
                <table:data-pilot-member table:name="5368" table:display="true" table:show-details="true"/>
                <table:data-pilot-member table:name="5369" table:display="true" table:show-details="true"/>
                <table:data-pilot-member table:name="5370" table:display="true" table:show-details="true"/>
                <table:data-pilot-member table:name="5371" table:display="true" table:show-details="true"/>
                <table:data-pilot-member table:name="5373" table:display="true" table:show-details="true"/>
                <table:data-pilot-member table:name="5374" table:display="true" table:show-details="true"/>
                <table:data-pilot-member table:name="5375" table:display="true" table:show-details="true"/>
                <table:data-pilot-member table:name="5376" table:display="true" table:show-details="true"/>
                <table:data-pilot-member table:name="5377" table:display="true" table:show-details="true"/>
                <table:data-pilot-member table:name="5378" table:display="true" table:show-details="true"/>
                <table:data-pilot-member table:name="5381" table:display="true" table:show-details="true"/>
                <table:data-pilot-member table:name="5382" table:display="true" table:show-details="true"/>
                <table:data-pilot-member table:name="5384" table:display="true" table:show-details="true"/>
                <table:data-pilot-member table:name="5386" table:display="true" table:show-details="true"/>
                <table:data-pilot-member table:name="5387" table:display="true" table:show-details="true"/>
                <table:data-pilot-member table:name="5388" table:display="true" table:show-details="true"/>
                <table:data-pilot-member table:name="5389" table:display="true" table:show-details="true"/>
                <table:data-pilot-member table:name="5391" table:display="true" table:show-details="true"/>
                <table:data-pilot-member table:name="5392" table:display="true" table:show-details="true"/>
                <table:data-pilot-member table:name="5394" table:display="true" table:show-details="true"/>
                <table:data-pilot-member table:name="5395" table:display="true" table:show-details="true"/>
                <table:data-pilot-member table:name="5396" table:display="true" table:show-details="true"/>
                <table:data-pilot-member table:name="5398" table:display="true" table:show-details="true"/>
                <table:data-pilot-member table:name="5399" table:display="true" table:show-details="true"/>
                <table:data-pilot-member table:name="5400" table:display="true" table:show-details="true"/>
                <table:data-pilot-member table:name="5402" table:display="true" table:show-details="true"/>
                <table:data-pilot-member table:name="5403" table:display="true" table:show-details="true"/>
                <table:data-pilot-member table:name="5409" table:display="true" table:show-details="true"/>
                <table:data-pilot-member table:name="5410" table:display="true" table:show-details="true"/>
                <table:data-pilot-member table:name="5411" table:display="true" table:show-details="true"/>
                <table:data-pilot-member table:name="5412" table:display="true" table:show-details="true"/>
                <table:data-pilot-member table:name="5413" table:display="true" table:show-details="true"/>
                <table:data-pilot-member table:name="5414" table:display="true" table:show-details="true"/>
                <table:data-pilot-member table:name="5415" table:display="true" table:show-details="true"/>
                <table:data-pilot-member table:name="5416" table:display="true" table:show-details="true"/>
                <table:data-pilot-member table:name="5417" table:display="true" table:show-details="true"/>
                <table:data-pilot-member table:name="5418" table:display="true" table:show-details="true"/>
                <table:data-pilot-member table:name="5422" table:display="true" table:show-details="true"/>
                <table:data-pilot-member table:name="5423" table:display="true" table:show-details="true"/>
                <table:data-pilot-member table:name="5426" table:display="true" table:show-details="true"/>
                <table:data-pilot-member table:name="5429" table:display="true" table:show-details="true"/>
                <table:data-pilot-member table:name="5432" table:display="true" table:show-details="true"/>
                <table:data-pilot-member table:name="5433" table:display="true" table:show-details="true"/>
                <table:data-pilot-member table:name="5435" table:display="true" table:show-details="true"/>
                <table:data-pilot-member table:name="5436" table:display="true" table:show-details="true"/>
                <table:data-pilot-member table:name="5437" table:display="true" table:show-details="true"/>
                <table:data-pilot-member table:name="5438" table:display="true" table:show-details="true"/>
                <table:data-pilot-member table:name="5439" table:display="true" table:show-details="true"/>
                <table:data-pilot-member table:name="5440" table:display="true" table:show-details="true"/>
                <table:data-pilot-member table:name="5441" table:display="true" table:show-details="true"/>
                <table:data-pilot-member table:name="5443" table:display="true" table:show-details="true"/>
                <table:data-pilot-member table:name="5446" table:display="true" table:show-details="true"/>
                <table:data-pilot-member table:name="5449" table:display="true" table:show-details="true"/>
                <table:data-pilot-member table:name="5451" table:display="true" table:show-details="true"/>
                <table:data-pilot-member table:name="5452" table:display="true" table:show-details="true"/>
                <table:data-pilot-member table:name="5453" table:display="true" table:show-details="true"/>
                <table:data-pilot-member table:name="5454" table:display="true" table:show-details="true"/>
                <table:data-pilot-member table:name="5455" table:display="true" table:show-details="true"/>
                <table:data-pilot-member table:name="5456" table:display="true" table:show-details="true"/>
                <table:data-pilot-member table:name="5457" table:display="true" table:show-details="true"/>
                <table:data-pilot-member table:name="5459" table:display="true" table:show-details="true"/>
                <table:data-pilot-member table:name="5460" table:display="true" table:show-details="true"/>
                <table:data-pilot-member table:name="5462" table:display="true" table:show-details="true"/>
                <table:data-pilot-member table:name="5465" table:display="true" table:show-details="true"/>
                <table:data-pilot-member table:name="5466" table:display="true" table:show-details="true"/>
                <table:data-pilot-member table:name="5467" table:display="true" table:show-details="true"/>
                <table:data-pilot-member table:name="5468" table:display="true" table:show-details="true"/>
                <table:data-pilot-member table:name="5469" table:display="true" table:show-details="true"/>
                <table:data-pilot-member table:name="5470" table:display="true" table:show-details="true"/>
                <table:data-pilot-member table:name="5471" table:display="true" table:show-details="true"/>
                <table:data-pilot-member table:name="5472" table:display="true" table:show-details="true"/>
                <table:data-pilot-member table:name="5473" table:display="true" table:show-details="true"/>
                <table:data-pilot-member table:name="5475" table:display="true" table:show-details="true"/>
                <table:data-pilot-member table:name="5476" table:display="true" table:show-details="true"/>
                <table:data-pilot-member table:name="5479" table:display="true" table:show-details="true"/>
                <table:data-pilot-member table:name="5481" table:display="true" table:show-details="true"/>
                <table:data-pilot-member table:name="5483" table:display="true" table:show-details="true"/>
                <table:data-pilot-member table:name="5484" table:display="true" table:show-details="true"/>
                <table:data-pilot-member table:name="5485" table:display="true" table:show-details="true"/>
                <table:data-pilot-member table:name="5486" table:display="true" table:show-details="true"/>
                <table:data-pilot-member table:name="5489" table:display="true" table:show-details="true"/>
                <table:data-pilot-member table:name="5491" table:display="true" table:show-details="true"/>
                <table:data-pilot-member table:name="5492" table:display="true" table:show-details="true"/>
                <table:data-pilot-member table:name="5493" table:display="true" table:show-details="true"/>
                <table:data-pilot-member table:name="5494" table:display="true" table:show-details="true"/>
                <table:data-pilot-member table:name="5495" table:display="true" table:show-details="true"/>
                <table:data-pilot-member table:name="5497" table:display="true" table:show-details="true"/>
                <table:data-pilot-member table:name="5499" table:display="true" table:show-details="true"/>
                <table:data-pilot-member table:name="5500" table:display="true" table:show-details="true"/>
                <table:data-pilot-member table:name="5501" table:display="true" table:show-details="true"/>
                <table:data-pilot-member table:name="5502" table:display="true" table:show-details="true"/>
                <table:data-pilot-member table:name="5504" table:display="true" table:show-details="true"/>
                <table:data-pilot-member table:name="5505" table:display="true" table:show-details="true"/>
                <table:data-pilot-member table:name="5506" table:display="true" table:show-details="true"/>
                <table:data-pilot-member table:name="5507" table:display="true" table:show-details="true"/>
                <table:data-pilot-member table:name="5509" table:display="true" table:show-details="true"/>
                <table:data-pilot-member table:name="5510" table:display="true" table:show-details="true"/>
                <table:data-pilot-member table:name="5512" table:display="true" table:show-details="true"/>
                <table:data-pilot-member table:name="5513" table:display="true" table:show-details="true"/>
                <table:data-pilot-member table:name="5516" table:display="true" table:show-details="true"/>
                <table:data-pilot-member table:name="5518" table:display="true" table:show-details="true"/>
                <table:data-pilot-member table:name="5519" table:display="true" table:show-details="true"/>
                <table:data-pilot-member table:name="5521" table:display="true" table:show-details="true"/>
                <table:data-pilot-member table:name="5523" table:display="true" table:show-details="true"/>
                <table:data-pilot-member table:name="5528" table:display="true" table:show-details="true"/>
                <table:data-pilot-member table:name="5529" table:display="true" table:show-details="true"/>
                <table:data-pilot-member table:name="5530" table:display="true" table:show-details="true"/>
                <table:data-pilot-member table:name="5532" table:display="true" table:show-details="true"/>
                <table:data-pilot-member table:name="5535" table:display="true" table:show-details="true"/>
                <table:data-pilot-member table:name="5536" table:display="true" table:show-details="true"/>
                <table:data-pilot-member table:name="5538" table:display="true" table:show-details="true"/>
                <table:data-pilot-member table:name="5539" table:display="true" table:show-details="true"/>
                <table:data-pilot-member table:name="5542" table:display="true" table:show-details="true"/>
                <table:data-pilot-member table:name="5544" table:display="true" table:show-details="true"/>
                <table:data-pilot-member table:name="5545" table:display="true" table:show-details="true"/>
                <table:data-pilot-member table:name="5547" table:display="true" table:show-details="true"/>
                <table:data-pilot-member table:name="5550" table:display="true" table:show-details="true"/>
                <table:data-pilot-member table:name="5551" table:display="true" table:show-details="true"/>
                <table:data-pilot-member table:name="5552" table:display="true" table:show-details="true"/>
                <table:data-pilot-member table:name="5553" table:display="true" table:show-details="true"/>
                <table:data-pilot-member table:name="5555" table:display="true" table:show-details="true"/>
                <table:data-pilot-member table:name="5558" table:display="true" table:show-details="true"/>
                <table:data-pilot-member table:name="5560" table:display="true" table:show-details="true"/>
                <table:data-pilot-member table:name="5561" table:display="true" table:show-details="true"/>
                <table:data-pilot-member table:name="5562" table:display="true" table:show-details="true"/>
                <table:data-pilot-member table:name="5564" table:display="true" table:show-details="true"/>
                <table:data-pilot-member table:name="5565" table:display="true" table:show-details="true"/>
                <table:data-pilot-member table:name="5567" table:display="true" table:show-details="true"/>
                <table:data-pilot-member table:name="5568" table:display="true" table:show-details="true"/>
                <table:data-pilot-member table:name="5571" table:display="true" table:show-details="true"/>
                <table:data-pilot-member table:name="5572" table:display="true" table:show-details="true"/>
                <table:data-pilot-member table:name="5574" table:display="true" table:show-details="true"/>
                <table:data-pilot-member table:name="5575" table:display="true" table:show-details="true"/>
                <table:data-pilot-member table:name="5576" table:display="true" table:show-details="true"/>
                <table:data-pilot-member table:name="5577" table:display="true" table:show-details="true"/>
                <table:data-pilot-member table:name="5578" table:display="true" table:show-details="true"/>
                <table:data-pilot-member table:name="5579" table:display="true" table:show-details="true"/>
                <table:data-pilot-member table:name="5580" table:display="true" table:show-details="true"/>
                <table:data-pilot-member table:name="5582" table:display="true" table:show-details="true"/>
                <table:data-pilot-member table:name="5584" table:display="true" table:show-details="true"/>
                <table:data-pilot-member table:name="5585" table:display="true" table:show-details="true"/>
                <table:data-pilot-member table:name="5586" table:display="true" table:show-details="true"/>
                <table:data-pilot-member table:name="5587" table:display="true" table:show-details="true"/>
                <table:data-pilot-member table:name="5588" table:display="true" table:show-details="true"/>
                <table:data-pilot-member table:name="5589" table:display="true" table:show-details="true"/>
                <table:data-pilot-member table:name="5590" table:display="true" table:show-details="true"/>
                <table:data-pilot-member table:name="5591" table:display="true" table:show-details="true"/>
                <table:data-pilot-member table:name="5592" table:display="true" table:show-details="true"/>
                <table:data-pilot-member table:name="5593" table:display="true" table:show-details="true"/>
                <table:data-pilot-member table:name="5595" table:display="true" table:show-details="true"/>
                <table:data-pilot-member table:name="5597" table:display="true" table:show-details="true"/>
                <table:data-pilot-member table:name="5599" table:display="true" table:show-details="true"/>
                <table:data-pilot-member table:name="5600" table:display="true" table:show-details="true"/>
                <table:data-pilot-member table:name="5602" table:display="true" table:show-details="true"/>
                <table:data-pilot-member table:name="5603" table:display="true" table:show-details="true"/>
                <table:data-pilot-member table:name="5606" table:display="true" table:show-details="true"/>
                <table:data-pilot-member table:name="5607" table:display="true" table:show-details="true"/>
                <table:data-pilot-member table:name="5608" table:display="true" table:show-details="true"/>
                <table:data-pilot-member table:name="5611" table:display="true" table:show-details="true"/>
                <table:data-pilot-member table:name="5613" table:display="true" table:show-details="true"/>
                <table:data-pilot-member table:name="5614" table:display="true" table:show-details="true"/>
                <table:data-pilot-member table:name="5615" table:display="true" table:show-details="true"/>
                <table:data-pilot-member table:name="5616" table:display="true" table:show-details="true"/>
                <table:data-pilot-member table:name="5617" table:display="true" table:show-details="true"/>
                <table:data-pilot-member table:name="5619" table:display="true" table:show-details="true"/>
                <table:data-pilot-member table:name="5620" table:display="true" table:show-details="true"/>
                <table:data-pilot-member table:name="5623" table:display="true" table:show-details="true"/>
                <table:data-pilot-member table:name="5624" table:display="true" table:show-details="true"/>
                <table:data-pilot-member table:name="5628" table:display="true" table:show-details="true"/>
                <table:data-pilot-member table:name="5630" table:display="true" table:show-details="true"/>
                <table:data-pilot-member table:name="5631" table:display="true" table:show-details="true"/>
                <table:data-pilot-member table:name="5632" table:display="true" table:show-details="true"/>
                <table:data-pilot-member table:name="5633" table:display="true" table:show-details="true"/>
                <table:data-pilot-member table:name="5634" table:display="true" table:show-details="true"/>
                <table:data-pilot-member table:name="5636" table:display="true" table:show-details="true"/>
                <table:data-pilot-member table:name="5637" table:display="true" table:show-details="true"/>
                <table:data-pilot-member table:name="5640" table:display="true" table:show-details="true"/>
                <table:data-pilot-member table:name="5641" table:display="true" table:show-details="true"/>
                <table:data-pilot-member table:name="5642" table:display="true" table:show-details="true"/>
                <table:data-pilot-member table:name="5643" table:display="true" table:show-details="true"/>
                <table:data-pilot-member table:name="5644" table:display="true" table:show-details="true"/>
                <table:data-pilot-member table:name="5645" table:display="true" table:show-details="true"/>
                <table:data-pilot-member table:name="5647" table:display="true" table:show-details="true"/>
                <table:data-pilot-member table:name="5648" table:display="true" table:show-details="true"/>
                <table:data-pilot-member table:name="5649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52" table:display="true" table:show-details="true"/>
                <table:data-pilot-member table:name="5653" table:display="true" table:show-details="true"/>
                <table:data-pilot-member table:name="5654" table:display="true" table:show-details="true"/>
                <table:data-pilot-member table:name="5656" table:display="true" table:show-details="true"/>
                <table:data-pilot-member table:name="5657" table:display="true" table:show-details="true"/>
                <table:data-pilot-member table:name="5658" table:display="true" table:show-details="true"/>
                <table:data-pilot-member table:name="5659" table:display="true" table:show-details="true"/>
                <table:data-pilot-member table:name="5660" table:display="true" table:show-details="true"/>
                <table:data-pilot-member table:name="5661" table:display="true" table:show-details="true"/>
                <table:data-pilot-member table:name="5662" table:display="true" table:show-details="true"/>
                <table:data-pilot-member table:name="5663" table:display="true" table:show-details="true"/>
                <table:data-pilot-member table:name="5664" table:display="true" table:show-details="true"/>
                <table:data-pilot-member table:name="5665" table:display="true" table:show-details="true"/>
                <table:data-pilot-member table:name="5666" table:display="true" table:show-details="true"/>
                <table:data-pilot-member table:name="5667" table:display="true" table:show-details="true"/>
                <table:data-pilot-member table:name="5668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1" table:display="true" table:show-details="true"/>
                <table:data-pilot-member table:name="5673" table:display="true" table:show-details="true"/>
                <table:data-pilot-member table:name="5674" table:display="true" table:show-details="true"/>
                <table:data-pilot-member table:name="5677" table:display="true" table:show-details="true"/>
                <table:data-pilot-member table:name="5678" table:display="true" table:show-details="true"/>
                <table:data-pilot-member table:name="5679" table:display="true" table:show-details="true"/>
                <table:data-pilot-member table:name="5680" table:display="true" table:show-details="true"/>
                <table:data-pilot-member table:name="5683" table:display="true" table:show-details="true"/>
                <table:data-pilot-member table:name="5686" table:display="true" table:show-details="true"/>
                <table:data-pilot-member table:name="5687" table:display="true" table:show-details="true"/>
                <table:data-pilot-member table:name="5689" table:display="true" table:show-details="true"/>
                <table:data-pilot-member table:name="5690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694" table:display="true" table:show-details="true"/>
                <table:data-pilot-member table:name="5696" table:display="true" table:show-details="true"/>
                <table:data-pilot-member table:name="5699" table:display="true" table:show-details="true"/>
                <table:data-pilot-member table:name="5700" table:display="true" table:show-details="true"/>
                <table:data-pilot-member table:name="5703" table:display="true" table:show-details="true"/>
                <table:data-pilot-member table:name="5705" table:display="true" table:show-details="true"/>
                <table:data-pilot-member table:name="5708" table:display="true" table:show-details="true"/>
                <table:data-pilot-member table:name="5709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4" table:display="true" table:show-details="true"/>
                <table:data-pilot-member table:name="5715" table:display="true" table:show-details="true"/>
                <table:data-pilot-member table:name="5718" table:display="true" table:show-details="true"/>
                <table:data-pilot-member table:name="5719" table:display="true" table:show-details="true"/>
                <table:data-pilot-member table:name="5721" table:display="true" table:show-details="true"/>
                <table:data-pilot-member table:name="5722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7" table:display="true" table:show-details="true"/>
                <table:data-pilot-member table:name="5728" table:display="true" table:show-details="true"/>
                <table:data-pilot-member table:name="5729" table:display="true" table:show-details="true"/>
                <table:data-pilot-member table:name="5730" table:display="true" table:show-details="true"/>
                <table:data-pilot-member table:name="5732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36" table:display="true" table:show-details="true"/>
                <table:data-pilot-member table:name="5738" table:display="true" table:show-details="true"/>
                <table:data-pilot-member table:name="5739" table:display="true" table:show-details="true"/>
                <table:data-pilot-member table:name="5740" table:display="true" table:show-details="true"/>
                <table:data-pilot-member table:name="5742" table:display="true" table:show-details="true"/>
                <table:data-pilot-member table:name="5743" table:display="true" table:show-details="true"/>
                <table:data-pilot-member table:name="5745" table:display="true" table:show-details="true"/>
                <table:data-pilot-member table:name="5746" table:display="true" table:show-details="true"/>
                <table:data-pilot-member table:name="5748" table:display="true" table:show-details="true"/>
                <table:data-pilot-member table:name="5750" table:display="true" table:show-details="true"/>
                <table:data-pilot-member table:name="5751" table:display="true" table:show-details="true"/>
                <table:data-pilot-member table:name="5753" table:display="true" table:show-details="true"/>
                <table:data-pilot-member table:name="5756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5" table:display="true" table:show-details="true"/>
                <table:data-pilot-member table:name="5766" table:display="true" table:show-details="true"/>
                <table:data-pilot-member table:name="5767" table:display="true" table:show-details="true"/>
                <table:data-pilot-member table:name="5768" table:display="true" table:show-details="true"/>
                <table:data-pilot-member table:name="5770" table:display="true" table:show-details="true"/>
                <table:data-pilot-member table:name="5772" table:display="true" table:show-details="true"/>
                <table:data-pilot-member table:name="5774" table:display="true" table:show-details="true"/>
                <table:data-pilot-member table:name="5778" table:display="true" table:show-details="true"/>
                <table:data-pilot-member table:name="5779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88" table:display="true" table:show-details="true"/>
                <table:data-pilot-member table:name="5791" table:display="true" table:show-details="true"/>
                <table:data-pilot-member table:name="5792" table:display="true" table:show-details="true"/>
                <table:data-pilot-member table:name="5795" table:display="true" table:show-details="true"/>
                <table:data-pilot-member table:name="5796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02" table:display="true" table:show-details="true"/>
                <table:data-pilot-member table:name="5803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10" table:display="true" table:show-details="true"/>
                <table:data-pilot-member table:name="5811" table:display="true" table:show-details="true"/>
                <table:data-pilot-member table:name="5813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18" table:display="true" table:show-details="true"/>
                <table:data-pilot-member table:name="5820" table:display="true" table:show-details="true"/>
                <table:data-pilot-member table:name="5822" table:display="true" table:show-details="true"/>
                <table:data-pilot-member table:name="5824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9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3" table:display="true" table:show-details="true"/>
                <table:data-pilot-member table:name="5835" table:display="true" table:show-details="true"/>
                <table:data-pilot-member table:name="5836" table:display="true" table:show-details="true"/>
                <table:data-pilot-member table:name="5837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49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5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9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9" table:display="true" table:show-details="true"/>
                <table:data-pilot-member table:name="5872" table:display="true" table:show-details="true"/>
                <table:data-pilot-member table:name="5874" table:display="true" table:show-details="true"/>
                <table:data-pilot-member table:name="5875" table:display="true" table:show-details="true"/>
                <table:data-pilot-member table:name="5877" table:display="true" table:show-details="true"/>
                <table:data-pilot-member table:name="5878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2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7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6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8" table:display="true" table:show-details="true"/>
                <table:data-pilot-member table:name="5910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5" table:display="true" table:show-details="true"/>
                <table:data-pilot-member table:name="5916" table:display="true" table:show-details="true"/>
                <table:data-pilot-member table:name="5917" table:display="true" table:show-details="true"/>
                <table:data-pilot-member table:name="5921" table:display="true" table:show-details="true"/>
                <table:data-pilot-member table:name="5923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30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8" table:display="true" table:show-details="true"/>
                <table:data-pilot-member table:name="5950" table:display="true" table:show-details="true"/>
                <table:data-pilot-member table:name="5954" table:display="true" table:show-details="true"/>
                <table:data-pilot-member table:name="5957" table:display="true" table:show-details="true"/>
                <table:data-pilot-member table:name="5959" table:display="true" table:show-details="true"/>
                <table:data-pilot-member table:name="5960" table:display="true" table:show-details="true"/>
                <table:data-pilot-member table:name="5968" table:display="true" table:show-details="true"/>
                <table:data-pilot-member table:name="5973" table:display="true" table:show-details="true"/>
                <table:data-pilot-member table:name="5976" table:display="true" table:show-details="true"/>
                <table:data-pilot-member table:name="5977" table:display="true" table:show-details="true"/>
                <table:data-pilot-member table:name="5978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8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2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4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8" table:display="true" table:show-details="true"/>
                <table:data-pilot-member table:name="6042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7" table:display="true" table:show-details="true"/>
                <table:data-pilot-member table:name="6060" table:display="true" table:show-details="true"/>
                <table:data-pilot-member table:name="6061" table:display="true" table:show-details="true"/>
                <table:data-pilot-member table:name="6062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7" table:display="true" table:show-details="true"/>
                <table:data-pilot-member table:name="6079" table:display="true" table:show-details="true"/>
                <table:data-pilot-member table:name="6081" table:display="true" table:show-details="true"/>
                <table:data-pilot-member table:name="6082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9" table:display="true" table:show-details="true"/>
                <table:data-pilot-member table:name="6095" table:display="true" table:show-details="true"/>
                <table:data-pilot-member table:name="6106" table:display="true" table:show-details="true"/>
                <table:data-pilot-member table:name="6111" table:display="true" table:show-details="true"/>
                <table:data-pilot-member table:name="6113" table:display="true" table:show-details="true"/>
                <table:data-pilot-member table:name="6116" table:display="true" table:show-details="true"/>
                <table:data-pilot-member table:name="6119" table:display="true" table:show-details="true"/>
                <table:data-pilot-member table:name="6125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7" table:display="true" table:show-details="true"/>
                <table:data-pilot-member table:name="6138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8" table:display="true" table:show-details="true"/>
                <table:data-pilot-member table:name="6150" table:display="true" table:show-details="true"/>
                <table:data-pilot-member table:name="6155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71" table:display="true" table:show-details="true"/>
                <table:data-pilot-member table:name="6172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1" table:display="true" table:show-details="true"/>
                <table:data-pilot-member table:name="6183" table:display="true" table:show-details="true"/>
                <table:data-pilot-member table:name="6185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92" table:display="true" table:show-details="true"/>
                <table:data-pilot-member table:name="6196" table:display="true" table:show-details="true"/>
                <table:data-pilot-member table:name="6199" table:display="true" table:show-details="true"/>
                <table:data-pilot-member table:name="6201" table:display="true" table:show-details="true"/>
                <table:data-pilot-member table:name="6203" table:display="true" table:show-details="true"/>
                <table:data-pilot-member table:name="6211" table:display="true" table:show-details="true"/>
                <table:data-pilot-member table:name="6219" table:display="true" table:show-details="true"/>
                <table:data-pilot-member table:name="6220" table:display="true" table:show-details="true"/>
                <table:data-pilot-member table:name="6222" table:display="true" table:show-details="true"/>
                <table:data-pilot-member table:name="6223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9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8" table:display="true" table:show-details="true"/>
                <table:data-pilot-member table:name="6242" table:display="true" table:show-details="true"/>
                <table:data-pilot-member table:name="6244" table:display="true" table:show-details="true"/>
                <table:data-pilot-member table:name="6252" table:display="true" table:show-details="true"/>
                <table:data-pilot-member table:name="6253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63" table:display="true" table:show-details="true"/>
                <table:data-pilot-member table:name="6264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8" table:display="true" table:show-details="true"/>
                <table:data-pilot-member table:name="6272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7" table:display="true" table:show-details="true"/>
                <table:data-pilot-member table:name="6281" table:display="true" table:show-details="true"/>
                <table:data-pilot-member table:name="6285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6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4" table:display="true" table:show-details="true"/>
                <table:data-pilot-member table:name="6306" table:display="true" table:show-details="true"/>
                <table:data-pilot-member table:name="6311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9" table:display="true" table:show-details="true"/>
                <table:data-pilot-member table:name="6320" table:display="true" table:show-details="true"/>
                <table:data-pilot-member table:name="6322" table:display="true" table:show-details="true"/>
                <table:data-pilot-member table:name="6324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33" table:display="true" table:show-details="true"/>
                <table:data-pilot-member table:name="6335" table:display="true" table:show-details="true"/>
                <table:data-pilot-member table:name="6351" table:display="true" table:show-details="true"/>
                <table:data-pilot-member table:name="6353" table:display="true" table:show-details="true"/>
                <table:data-pilot-member table:name="6360" table:display="true" table:show-details="true"/>
                <table:data-pilot-member table:name="6364" table:display="true" table:show-details="true"/>
                <table:data-pilot-member table:name="6365" table:display="true" table:show-details="true"/>
                <table:data-pilot-member table:name="6368" table:display="true" table:show-details="true"/>
                <table:data-pilot-member table:name="6370" table:display="true" table:show-details="true"/>
                <table:data-pilot-member table:name="6374" table:display="true" table:show-details="true"/>
                <table:data-pilot-member table:name="6378" table:display="true" table:show-details="true"/>
                <table:data-pilot-member table:name="6385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3" table:display="true" table:show-details="true"/>
                <table:data-pilot-member table:name="6409" table:display="true" table:show-details="true"/>
                <table:data-pilot-member table:name="6428" table:display="true" table:show-details="true"/>
                <table:data-pilot-member table:name="6449" table:display="true" table:show-details="true"/>
                <table:data-pilot-member table:name="6450" table:display="true" table:show-details="true"/>
                <table:data-pilot-member table:name="6481" table:display="true" table:show-details="true"/>
                <table:data-pilot-member table:name="6487" table:display="true" table:show-details="true"/>
                <table:data-pilot-member table:name="6491" table:display="true" table:show-details="true"/>
                <table:data-pilot-member table:name="6493" table:display="true" table:show-details="true"/>
                <table:data-pilot-member table:name="6495" table:display="true" table:show-details="true"/>
                <table:data-pilot-member table:name="6498" table:display="true" table:show-details="true"/>
                <table:data-pilot-member table:name="6503" table:display="true" table:show-details="true"/>
                <table:data-pilot-member table:name="6507" table:display="true" table:show-details="true"/>
                <table:data-pilot-member table:name="6533" table:display="true" table:show-details="true"/>
                <table:data-pilot-member table:name="6573" table:display="true" table:show-details="true"/>
                <table:data-pilot-member table:name="67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max">
            <table:data-pilot-level table:show-empty="false" calcext:repeat-item-labels="false">
              <table:data-pilot-members>
                <table:data-pilot-member table:name="3399" table:display="true" table:show-details="true"/>
                <table:data-pilot-member table:name="3402" table:display="true" table:show-details="true"/>
                <table:data-pilot-member table:name="3414" table:display="true" table:show-details="true"/>
                <table:data-pilot-member table:name="3528" table:display="true" table:show-details="true"/>
                <table:data-pilot-member table:name="3534" table:display="true" table:show-details="true"/>
                <table:data-pilot-member table:name="3570" table:display="true" table:show-details="true"/>
                <table:data-pilot-member table:name="3575" table:display="true" table:show-details="true"/>
                <table:data-pilot-member table:name="3614" table:display="true" table:show-details="true"/>
                <table:data-pilot-member table:name="3629" table:display="true" table:show-details="true"/>
                <table:data-pilot-member table:name="3664" table:display="true" table:show-details="true"/>
                <table:data-pilot-member table:name="3680" table:display="true" table:show-details="true"/>
                <table:data-pilot-member table:name="3719" table:display="true" table:show-details="true"/>
                <table:data-pilot-member table:name="3725" table:display="true" table:show-details="true"/>
                <table:data-pilot-member table:name="3731" table:display="true" table:show-details="true"/>
                <table:data-pilot-member table:name="3751" table:display="true" table:show-details="true"/>
                <table:data-pilot-member table:name="3762" table:display="true" table:show-details="true"/>
                <table:data-pilot-member table:name="3768" table:display="true" table:show-details="true"/>
                <table:data-pilot-member table:name="3781" table:display="true" table:show-details="true"/>
                <table:data-pilot-member table:name="3784" table:display="true" table:show-details="true"/>
                <table:data-pilot-member table:name="3785" table:display="true" table:show-details="true"/>
                <table:data-pilot-member table:name="3824" table:display="true" table:show-details="true"/>
                <table:data-pilot-member table:name="3833" table:display="true" table:show-details="true"/>
                <table:data-pilot-member table:name="3846" table:display="true" table:show-details="true"/>
                <table:data-pilot-member table:name="3857" table:display="true" table:show-details="true"/>
                <table:data-pilot-member table:name="3861" table:display="true" table:show-details="true"/>
                <table:data-pilot-member table:name="3870" table:display="true" table:show-details="true"/>
                <table:data-pilot-member table:name="3871" table:display="true" table:show-details="true"/>
                <table:data-pilot-member table:name="3887" table:display="true" table:show-details="true"/>
                <table:data-pilot-member table:name="3891" table:display="true" table:show-details="true"/>
                <table:data-pilot-member table:name="3900" table:display="true" table:show-details="true"/>
                <table:data-pilot-member table:name="3901" table:display="true" table:show-details="true"/>
                <table:data-pilot-member table:name="3912" table:display="true" table:show-details="true"/>
                <table:data-pilot-member table:name="3944" table:display="true" table:show-details="true"/>
                <table:data-pilot-member table:name="3956" table:display="true" table:show-details="true"/>
                <table:data-pilot-member table:name="3985" table:display="true" table:show-details="true"/>
                <table:data-pilot-member table:name="3988" table:display="true" table:show-details="true"/>
                <table:data-pilot-member table:name="3995" table:display="true" table:show-details="true"/>
                <table:data-pilot-member table:name="4030" table:display="true" table:show-details="true"/>
                <table:data-pilot-member table:name="4046" table:display="true" table:show-details="true"/>
                <table:data-pilot-member table:name="4059" table:display="true" table:show-details="true"/>
                <table:data-pilot-member table:name="4069" table:display="true" table:show-details="true"/>
                <table:data-pilot-member table:name="4070" table:display="true" table:show-details="true"/>
                <table:data-pilot-member table:name="4072" table:display="true" table:show-details="true"/>
                <table:data-pilot-member table:name="4079" table:display="true" table:show-details="true"/>
                <table:data-pilot-member table:name="4085" table:display="true" table:show-details="true"/>
                <table:data-pilot-member table:name="4089" table:display="true" table:show-details="true"/>
                <table:data-pilot-member table:name="4090" table:display="true" table:show-details="true"/>
                <table:data-pilot-member table:name="4091" table:display="true" table:show-details="true"/>
                <table:data-pilot-member table:name="4098" table:display="true" table:show-details="true"/>
                <table:data-pilot-member table:name="4125" table:display="true" table:show-details="true"/>
                <table:data-pilot-member table:name="4138" table:display="true" table:show-details="true"/>
                <table:data-pilot-member table:name="4140" table:display="true" table:show-details="true"/>
                <table:data-pilot-member table:name="4157" table:display="true" table:show-details="true"/>
                <table:data-pilot-member table:name="4162" table:display="true" table:show-details="true"/>
                <table:data-pilot-member table:name="4165" table:display="true" table:show-details="true"/>
                <table:data-pilot-member table:name="4168" table:display="true" table:show-details="true"/>
                <table:data-pilot-member table:name="4174" table:display="true" table:show-details="true"/>
                <table:data-pilot-member table:name="4186" table:display="true" table:show-details="true"/>
                <table:data-pilot-member table:name="4188" table:display="true" table:show-details="true"/>
                <table:data-pilot-member table:name="4191" table:display="true" table:show-details="true"/>
                <table:data-pilot-member table:name="4202" table:display="true" table:show-details="true"/>
                <table:data-pilot-member table:name="4219" table:display="true" table:show-details="true"/>
                <table:data-pilot-member table:name="4222" table:display="true" table:show-details="true"/>
                <table:data-pilot-member table:name="4225" table:display="true" table:show-details="true"/>
                <table:data-pilot-member table:name="4233" table:display="true" table:show-details="true"/>
                <table:data-pilot-member table:name="4237" table:display="true" table:show-details="true"/>
                <table:data-pilot-member table:name="4240" table:display="true" table:show-details="true"/>
                <table:data-pilot-member table:name="4241" table:display="true" table:show-details="true"/>
                <table:data-pilot-member table:name="4244" table:display="true" table:show-details="true"/>
                <table:data-pilot-member table:name="4249" table:display="true" table:show-details="true"/>
                <table:data-pilot-member table:name="4253" table:display="true" table:show-details="true"/>
                <table:data-pilot-member table:name="4309" table:display="true" table:show-details="true"/>
                <table:data-pilot-member table:name="4312" table:display="true" table:show-details="true"/>
                <table:data-pilot-member table:name="4313" table:display="true" table:show-details="true"/>
                <table:data-pilot-member table:name="4315" table:display="true" table:show-details="true"/>
                <table:data-pilot-member table:name="4316" table:display="true" table:show-details="true"/>
                <table:data-pilot-member table:name="4332" table:display="true" table:show-details="true"/>
                <table:data-pilot-member table:name="4344" table:display="true" table:show-details="true"/>
                <table:data-pilot-member table:name="4347" table:display="true" table:show-details="true"/>
                <table:data-pilot-member table:name="4349" table:display="true" table:show-details="true"/>
                <table:data-pilot-member table:name="4351" table:display="true" table:show-details="true"/>
                <table:data-pilot-member table:name="4357" table:display="true" table:show-details="true"/>
                <table:data-pilot-member table:name="4359" table:display="true" table:show-details="true"/>
                <table:data-pilot-member table:name="4363" table:display="true" table:show-details="true"/>
                <table:data-pilot-member table:name="4365" table:display="true" table:show-details="true"/>
                <table:data-pilot-member table:name="4366" table:display="true" table:show-details="true"/>
                <table:data-pilot-member table:name="4370" table:display="true" table:show-details="true"/>
                <table:data-pilot-member table:name="4371" table:display="true" table:show-details="true"/>
                <table:data-pilot-member table:name="4378" table:display="true" table:show-details="true"/>
                <table:data-pilot-member table:name="4384" table:display="true" table:show-details="true"/>
                <table:data-pilot-member table:name="4388" table:display="true" table:show-details="true"/>
                <table:data-pilot-member table:name="4394" table:display="true" table:show-details="true"/>
                <table:data-pilot-member table:name="4398" table:display="true" table:show-details="true"/>
                <table:data-pilot-member table:name="4399" table:display="true" table:show-details="true"/>
                <table:data-pilot-member table:name="4404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25" table:display="true" table:show-details="true"/>
                <table:data-pilot-member table:name="4435" table:display="true" table:show-details="true"/>
                <table:data-pilot-member table:name="4437" table:display="true" table:show-details="true"/>
                <table:data-pilot-member table:name="4438" table:display="true" table:show-details="true"/>
                <table:data-pilot-member table:name="4440" table:display="true" table:show-details="true"/>
                <table:data-pilot-member table:name="4446" table:display="true" table:show-details="true"/>
                <table:data-pilot-member table:name="4452" table:display="true" table:show-details="true"/>
                <table:data-pilot-member table:name="4460" table:display="true" table:show-details="true"/>
                <table:data-pilot-member table:name="4463" table:display="true" table:show-details="true"/>
                <table:data-pilot-member table:name="4470" table:display="true" table:show-details="true"/>
                <table:data-pilot-member table:name="4483" table:display="true" table:show-details="true"/>
                <table:data-pilot-member table:name="4484" table:display="true" table:show-details="true"/>
                <table:data-pilot-member table:name="4488" table:display="true" table:show-details="true"/>
                <table:data-pilot-member table:name="4494" table:display="true" table:show-details="true"/>
                <table:data-pilot-member table:name="4495" table:display="true" table:show-details="true"/>
                <table:data-pilot-member table:name="4500" table:display="true" table:show-details="true"/>
                <table:data-pilot-member table:name="4501" table:display="true" table:show-details="true"/>
                <table:data-pilot-member table:name="4502" table:display="true" table:show-details="true"/>
                <table:data-pilot-member table:name="4506" table:display="true" table:show-details="true"/>
                <table:data-pilot-member table:name="4508" table:display="true" table:show-details="true"/>
                <table:data-pilot-member table:name="4511" table:display="true" table:show-details="true"/>
                <table:data-pilot-member table:name="4517" table:display="true" table:show-details="true"/>
                <table:data-pilot-member table:name="4520" table:display="true" table:show-details="true"/>
                <table:data-pilot-member table:name="4523" table:display="true" table:show-details="true"/>
                <table:data-pilot-member table:name="4534" table:display="true" table:show-details="true"/>
                <table:data-pilot-member table:name="4536" table:display="true" table:show-details="true"/>
                <table:data-pilot-member table:name="4538" table:display="true" table:show-details="true"/>
                <table:data-pilot-member table:name="4544" table:display="true" table:show-details="true"/>
                <table:data-pilot-member table:name="4552" table:display="true" table:show-details="true"/>
                <table:data-pilot-member table:name="4563" table:display="true" table:show-details="true"/>
                <table:data-pilot-member table:name="4565" table:display="true" table:show-details="true"/>
                <table:data-pilot-member table:name="4566" table:display="true" table:show-details="true"/>
                <table:data-pilot-member table:name="4567" table:display="true" table:show-details="true"/>
                <table:data-pilot-member table:name="4568" table:display="true" table:show-details="true"/>
                <table:data-pilot-member table:name="4569" table:display="true" table:show-details="true"/>
                <table:data-pilot-member table:name="4570" table:display="true" table:show-details="true"/>
                <table:data-pilot-member table:name="4571" table:display="true" table:show-details="true"/>
                <table:data-pilot-member table:name="4573" table:display="true" table:show-details="true"/>
                <table:data-pilot-member table:name="4574" table:display="true" table:show-details="true"/>
                <table:data-pilot-member table:name="4578" table:display="true" table:show-details="true"/>
                <table:data-pilot-member table:name="4580" table:display="true" table:show-details="true"/>
                <table:data-pilot-member table:name="4583" table:display="true" table:show-details="true"/>
                <table:data-pilot-member table:name="4584" table:display="true" table:show-details="true"/>
                <table:data-pilot-member table:name="4586" table:display="true" table:show-details="true"/>
                <table:data-pilot-member table:name="4590" table:display="true" table:show-details="true"/>
                <table:data-pilot-member table:name="4594" table:display="true" table:show-details="true"/>
                <table:data-pilot-member table:name="4595" table:display="true" table:show-details="true"/>
                <table:data-pilot-member table:name="4596" table:display="true" table:show-details="true"/>
                <table:data-pilot-member table:name="4597" table:display="true" table:show-details="true"/>
                <table:data-pilot-member table:name="4602" table:display="true" table:show-details="true"/>
                <table:data-pilot-member table:name="4603" table:display="true" table:show-details="true"/>
                <table:data-pilot-member table:name="4610" table:display="true" table:show-details="true"/>
                <table:data-pilot-member table:name="4613" table:display="true" table:show-details="true"/>
                <table:data-pilot-member table:name="4615" table:display="true" table:show-details="true"/>
                <table:data-pilot-member table:name="4617" table:display="true" table:show-details="true"/>
                <table:data-pilot-member table:name="4619" table:display="true" table:show-details="true"/>
                <table:data-pilot-member table:name="4622" table:display="true" table:show-details="true"/>
                <table:data-pilot-member table:name="4623" table:display="true" table:show-details="true"/>
                <table:data-pilot-member table:name="4628" table:display="true" table:show-details="true"/>
                <table:data-pilot-member table:name="4630" table:display="true" table:show-details="true"/>
                <table:data-pilot-member table:name="4631" table:display="true" table:show-details="true"/>
                <table:data-pilot-member table:name="4632" table:display="true" table:show-details="true"/>
                <table:data-pilot-member table:name="4634" table:display="true" table:show-details="true"/>
                <table:data-pilot-member table:name="4637" table:display="true" table:show-details="true"/>
                <table:data-pilot-member table:name="4638" table:display="true" table:show-details="true"/>
                <table:data-pilot-member table:name="4642" table:display="true" table:show-details="true"/>
                <table:data-pilot-member table:name="4646" table:display="true" table:show-details="true"/>
                <table:data-pilot-member table:name="4650" table:display="true" table:show-details="true"/>
                <table:data-pilot-member table:name="4651" table:display="true" table:show-details="true"/>
                <table:data-pilot-member table:name="4653" table:display="true" table:show-details="true"/>
                <table:data-pilot-member table:name="4654" table:display="true" table:show-details="true"/>
                <table:data-pilot-member table:name="4656" table:display="true" table:show-details="true"/>
                <table:data-pilot-member table:name="4658" table:display="true" table:show-details="true"/>
                <table:data-pilot-member table:name="4660" table:display="true" table:show-details="true"/>
                <table:data-pilot-member table:name="4662" table:display="true" table:show-details="true"/>
                <table:data-pilot-member table:name="4663" table:display="true" table:show-details="true"/>
                <table:data-pilot-member table:name="4664" table:display="true" table:show-details="true"/>
                <table:data-pilot-member table:name="4665" table:display="true" table:show-details="true"/>
                <table:data-pilot-member table:name="4667" table:display="true" table:show-details="true"/>
                <table:data-pilot-member table:name="4668" table:display="true" table:show-details="true"/>
                <table:data-pilot-member table:name="4669" table:display="true" table:show-details="true"/>
                <table:data-pilot-member table:name="4670" table:display="true" table:show-details="true"/>
                <table:data-pilot-member table:name="4672" table:display="true" table:show-details="true"/>
                <table:data-pilot-member table:name="4674" table:display="true" table:show-details="true"/>
                <table:data-pilot-member table:name="4677" table:display="true" table:show-details="true"/>
                <table:data-pilot-member table:name="4678" table:display="true" table:show-details="true"/>
                <table:data-pilot-member table:name="4681" table:display="true" table:show-details="true"/>
                <table:data-pilot-member table:name="4682" table:display="true" table:show-details="true"/>
                <table:data-pilot-member table:name="4683" table:display="true" table:show-details="true"/>
                <table:data-pilot-member table:name="4685" table:display="true" table:show-details="true"/>
                <table:data-pilot-member table:name="4687" table:display="true" table:show-details="true"/>
                <table:data-pilot-member table:name="4688" table:display="true" table:show-details="true"/>
                <table:data-pilot-member table:name="4694" table:display="true" table:show-details="true"/>
                <table:data-pilot-member table:name="4697" table:display="true" table:show-details="true"/>
                <table:data-pilot-member table:name="4700" table:display="true" table:show-details="true"/>
                <table:data-pilot-member table:name="4701" table:display="true" table:show-details="true"/>
                <table:data-pilot-member table:name="4702" table:display="true" table:show-details="true"/>
                <table:data-pilot-member table:name="4703" table:display="true" table:show-details="true"/>
                <table:data-pilot-member table:name="4706" table:display="true" table:show-details="true"/>
                <table:data-pilot-member table:name="4709" table:display="true" table:show-details="true"/>
                <table:data-pilot-member table:name="4713" table:display="true" table:show-details="true"/>
                <table:data-pilot-member table:name="4715" table:display="true" table:show-details="true"/>
                <table:data-pilot-member table:name="4716" table:display="true" table:show-details="true"/>
                <table:data-pilot-member table:name="4717" table:display="true" table:show-details="true"/>
                <table:data-pilot-member table:name="4720" table:display="true" table:show-details="true"/>
                <table:data-pilot-member table:name="4721" table:display="true" table:show-details="true"/>
                <table:data-pilot-member table:name="4722" table:display="true" table:show-details="true"/>
                <table:data-pilot-member table:name="4723" table:display="true" table:show-details="true"/>
                <table:data-pilot-member table:name="4724" table:display="true" table:show-details="true"/>
                <table:data-pilot-member table:name="4727" table:display="true" table:show-details="true"/>
                <table:data-pilot-member table:name="4728" table:display="true" table:show-details="true"/>
                <table:data-pilot-member table:name="4730" table:display="true" table:show-details="true"/>
                <table:data-pilot-member table:name="4731" table:display="true" table:show-details="true"/>
                <table:data-pilot-member table:name="4732" table:display="true" table:show-details="true"/>
                <table:data-pilot-member table:name="4733" table:display="true" table:show-details="true"/>
                <table:data-pilot-member table:name="4736" table:display="true" table:show-details="true"/>
                <table:data-pilot-member table:name="4738" table:display="true" table:show-details="true"/>
                <table:data-pilot-member table:name="4739" table:display="true" table:show-details="true"/>
                <table:data-pilot-member table:name="4740" table:display="true" table:show-details="true"/>
                <table:data-pilot-member table:name="4743" table:display="true" table:show-details="true"/>
                <table:data-pilot-member table:name="4744" table:display="true" table:show-details="true"/>
                <table:data-pilot-member table:name="4750" table:display="true" table:show-details="true"/>
                <table:data-pilot-member table:name="4752" table:display="true" table:show-details="true"/>
                <table:data-pilot-member table:name="4754" table:display="true" table:show-details="true"/>
                <table:data-pilot-member table:name="4755" table:display="true" table:show-details="true"/>
                <table:data-pilot-member table:name="4756" table:display="true" table:show-details="true"/>
                <table:data-pilot-member table:name="4757" table:display="true" table:show-details="true"/>
                <table:data-pilot-member table:name="4758" table:display="true" table:show-details="true"/>
                <table:data-pilot-member table:name="4759" table:display="true" table:show-details="true"/>
                <table:data-pilot-member table:name="4760" table:display="true" table:show-details="true"/>
                <table:data-pilot-member table:name="4761" table:display="true" table:show-details="true"/>
                <table:data-pilot-member table:name="4764" table:display="true" table:show-details="true"/>
                <table:data-pilot-member table:name="4765" table:display="true" table:show-details="true"/>
                <table:data-pilot-member table:name="4769" table:display="true" table:show-details="true"/>
                <table:data-pilot-member table:name="4770" table:display="true" table:show-details="true"/>
                <table:data-pilot-member table:name="4771" table:display="true" table:show-details="true"/>
                <table:data-pilot-member table:name="4775" table:display="true" table:show-details="true"/>
                <table:data-pilot-member table:name="4776" table:display="true" table:show-details="true"/>
                <table:data-pilot-member table:name="4777" table:display="true" table:show-details="true"/>
                <table:data-pilot-member table:name="4778" table:display="true" table:show-details="true"/>
                <table:data-pilot-member table:name="4780" table:display="true" table:show-details="true"/>
                <table:data-pilot-member table:name="4786" table:display="true" table:show-details="true"/>
                <table:data-pilot-member table:name="4787" table:display="true" table:show-details="true"/>
                <table:data-pilot-member table:name="4788" table:display="true" table:show-details="true"/>
                <table:data-pilot-member table:name="4789" table:display="true" table:show-details="true"/>
                <table:data-pilot-member table:name="4790" table:display="true" table:show-details="true"/>
                <table:data-pilot-member table:name="4792" table:display="true" table:show-details="true"/>
                <table:data-pilot-member table:name="4793" table:display="true" table:show-details="true"/>
                <table:data-pilot-member table:name="4795" table:display="true" table:show-details="true"/>
                <table:data-pilot-member table:name="4796" table:display="true" table:show-details="true"/>
                <table:data-pilot-member table:name="4798" table:display="true" table:show-details="true"/>
                <table:data-pilot-member table:name="4801" table:display="true" table:show-details="true"/>
                <table:data-pilot-member table:name="4802" table:display="true" table:show-details="true"/>
                <table:data-pilot-member table:name="4804" table:display="true" table:show-details="true"/>
                <table:data-pilot-member table:name="4805" table:display="true" table:show-details="true"/>
                <table:data-pilot-member table:name="4807" table:display="true" table:show-details="true"/>
                <table:data-pilot-member table:name="4808" table:display="true" table:show-details="true"/>
                <table:data-pilot-member table:name="4809" table:display="true" table:show-details="true"/>
                <table:data-pilot-member table:name="4810" table:display="true" table:show-details="true"/>
                <table:data-pilot-member table:name="4811" table:display="true" table:show-details="true"/>
                <table:data-pilot-member table:name="4812" table:display="true" table:show-details="true"/>
                <table:data-pilot-member table:name="4813" table:display="true" table:show-details="true"/>
                <table:data-pilot-member table:name="4814" table:display="true" table:show-details="true"/>
                <table:data-pilot-member table:name="4815" table:display="true" table:show-details="true"/>
                <table:data-pilot-member table:name="4816" table:display="true" table:show-details="true"/>
                <table:data-pilot-member table:name="4817" table:display="true" table:show-details="true"/>
                <table:data-pilot-member table:name="4820" table:display="true" table:show-details="true"/>
                <table:data-pilot-member table:name="4821" table:display="true" table:show-details="true"/>
                <table:data-pilot-member table:name="4822" table:display="true" table:show-details="true"/>
                <table:data-pilot-member table:name="4823" table:display="true" table:show-details="true"/>
                <table:data-pilot-member table:name="4825" table:display="true" table:show-details="true"/>
                <table:data-pilot-member table:name="4826" table:display="true" table:show-details="true"/>
                <table:data-pilot-member table:name="4827" table:display="true" table:show-details="true"/>
                <table:data-pilot-member table:name="4829" table:display="true" table:show-details="true"/>
                <table:data-pilot-member table:name="4830" table:display="true" table:show-details="true"/>
                <table:data-pilot-member table:name="4831" table:display="true" table:show-details="true"/>
                <table:data-pilot-member table:name="4833" table:display="true" table:show-details="true"/>
                <table:data-pilot-member table:name="4835" table:display="true" table:show-details="true"/>
                <table:data-pilot-member table:name="4837" table:display="true" table:show-details="true"/>
                <table:data-pilot-member table:name="4838" table:display="true" table:show-details="true"/>
                <table:data-pilot-member table:name="4840" table:display="true" table:show-details="true"/>
                <table:data-pilot-member table:name="4842" table:display="true" table:show-details="true"/>
                <table:data-pilot-member table:name="4846" table:display="true" table:show-details="true"/>
                <table:data-pilot-member table:name="4847" table:display="true" table:show-details="true"/>
                <table:data-pilot-member table:name="4848" table:display="true" table:show-details="true"/>
                <table:data-pilot-member table:name="4849" table:display="true" table:show-details="true"/>
                <table:data-pilot-member table:name="4854" table:display="true" table:show-details="true"/>
                <table:data-pilot-member table:name="4855" table:display="true" table:show-details="true"/>
                <table:data-pilot-member table:name="4858" table:display="true" table:show-details="true"/>
                <table:data-pilot-member table:name="4861" table:display="true" table:show-details="true"/>
                <table:data-pilot-member table:name="4864" table:display="true" table:show-details="true"/>
                <table:data-pilot-member table:name="4865" table:display="true" table:show-details="true"/>
                <table:data-pilot-member table:name="4871" table:display="true" table:show-details="true"/>
                <table:data-pilot-member table:name="4873" table:display="true" table:show-details="true"/>
                <table:data-pilot-member table:name="4877" table:display="true" table:show-details="true"/>
                <table:data-pilot-member table:name="4885" table:display="true" table:show-details="true"/>
                <table:data-pilot-member table:name="4887" table:display="true" table:show-details="true"/>
                <table:data-pilot-member table:name="4888" table:display="true" table:show-details="true"/>
                <table:data-pilot-member table:name="4889" table:display="true" table:show-details="true"/>
                <table:data-pilot-member table:name="4890" table:display="true" table:show-details="true"/>
                <table:data-pilot-member table:name="4893" table:display="true" table:show-details="true"/>
                <table:data-pilot-member table:name="4896" table:display="true" table:show-details="true"/>
                <table:data-pilot-member table:name="4897" table:display="true" table:show-details="true"/>
                <table:data-pilot-member table:name="4898" table:display="true" table:show-details="true"/>
                <table:data-pilot-member table:name="4899" table:display="true" table:show-details="true"/>
                <table:data-pilot-member table:name="4900" table:display="true" table:show-details="true"/>
                <table:data-pilot-member table:name="4901" table:display="true" table:show-details="true"/>
                <table:data-pilot-member table:name="4902" table:display="true" table:show-details="true"/>
                <table:data-pilot-member table:name="4903" table:display="true" table:show-details="true"/>
                <table:data-pilot-member table:name="4905" table:display="true" table:show-details="true"/>
                <table:data-pilot-member table:name="4907" table:display="true" table:show-details="true"/>
                <table:data-pilot-member table:name="4908" table:display="true" table:show-details="true"/>
                <table:data-pilot-member table:name="4910" table:display="true" table:show-details="true"/>
                <table:data-pilot-member table:name="4911" table:display="true" table:show-details="true"/>
                <table:data-pilot-member table:name="4912" table:display="true" table:show-details="true"/>
                <table:data-pilot-member table:name="4913" table:display="true" table:show-details="true"/>
                <table:data-pilot-member table:name="4914" table:display="true" table:show-details="true"/>
                <table:data-pilot-member table:name="4915" table:display="true" table:show-details="true"/>
                <table:data-pilot-member table:name="4918" table:display="true" table:show-details="true"/>
                <table:data-pilot-member table:name="4919" table:display="true" table:show-details="true"/>
                <table:data-pilot-member table:name="4921" table:display="true" table:show-details="true"/>
                <table:data-pilot-member table:name="4923" table:display="true" table:show-details="true"/>
                <table:data-pilot-member table:name="4924" table:display="true" table:show-details="true"/>
                <table:data-pilot-member table:name="4925" table:display="true" table:show-details="true"/>
                <table:data-pilot-member table:name="4926" table:display="true" table:show-details="true"/>
                <table:data-pilot-member table:name="4927" table:display="true" table:show-details="true"/>
                <table:data-pilot-member table:name="4928" table:display="true" table:show-details="true"/>
                <table:data-pilot-member table:name="4929" table:display="true" table:show-details="true"/>
                <table:data-pilot-member table:name="4930" table:display="true" table:show-details="true"/>
                <table:data-pilot-member table:name="4931" table:display="true" table:show-details="true"/>
                <table:data-pilot-member table:name="4932" table:display="true" table:show-details="true"/>
                <table:data-pilot-member table:name="4934" table:display="true" table:show-details="true"/>
                <table:data-pilot-member table:name="4936" table:display="true" table:show-details="true"/>
                <table:data-pilot-member table:name="4937" table:display="true" table:show-details="true"/>
                <table:data-pilot-member table:name="4938" table:display="true" table:show-details="true"/>
                <table:data-pilot-member table:name="4939" table:display="true" table:show-details="true"/>
                <table:data-pilot-member table:name="4940" table:display="true" table:show-details="true"/>
                <table:data-pilot-member table:name="4941" table:display="true" table:show-details="true"/>
                <table:data-pilot-member table:name="4942" table:display="true" table:show-details="true"/>
                <table:data-pilot-member table:name="4943" table:display="true" table:show-details="true"/>
                <table:data-pilot-member table:name="4945" table:display="true" table:show-details="true"/>
                <table:data-pilot-member table:name="4946" table:display="true" table:show-details="true"/>
                <table:data-pilot-member table:name="4947" table:display="true" table:show-details="true"/>
                <table:data-pilot-member table:name="4948" table:display="true" table:show-details="true"/>
                <table:data-pilot-member table:name="4949" table:display="true" table:show-details="true"/>
                <table:data-pilot-member table:name="4951" table:display="true" table:show-details="true"/>
                <table:data-pilot-member table:name="4952" table:display="true" table:show-details="true"/>
                <table:data-pilot-member table:name="4953" table:display="true" table:show-details="true"/>
                <table:data-pilot-member table:name="4954" table:display="true" table:show-details="true"/>
                <table:data-pilot-member table:name="4956" table:display="true" table:show-details="true"/>
                <table:data-pilot-member table:name="4957" table:display="true" table:show-details="true"/>
                <table:data-pilot-member table:name="4959" table:display="true" table:show-details="true"/>
                <table:data-pilot-member table:name="4960" table:display="true" table:show-details="true"/>
                <table:data-pilot-member table:name="4961" table:display="true" table:show-details="true"/>
                <table:data-pilot-member table:name="4962" table:display="true" table:show-details="true"/>
                <table:data-pilot-member table:name="4964" table:display="true" table:show-details="true"/>
                <table:data-pilot-member table:name="4965" table:display="true" table:show-details="true"/>
                <table:data-pilot-member table:name="4966" table:display="true" table:show-details="true"/>
                <table:data-pilot-member table:name="4967" table:display="true" table:show-details="true"/>
                <table:data-pilot-member table:name="4968" table:display="true" table:show-details="true"/>
                <table:data-pilot-member table:name="4969" table:display="true" table:show-details="true"/>
                <table:data-pilot-member table:name="4971" table:display="true" table:show-details="true"/>
                <table:data-pilot-member table:name="4972" table:display="true" table:show-details="true"/>
                <table:data-pilot-member table:name="4973" table:display="true" table:show-details="true"/>
                <table:data-pilot-member table:name="4974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4978" table:display="true" table:show-details="true"/>
                <table:data-pilot-member table:name="4979" table:display="true" table:show-details="true"/>
                <table:data-pilot-member table:name="4980" table:display="true" table:show-details="true"/>
                <table:data-pilot-member table:name="4981" table:display="true" table:show-details="true"/>
                <table:data-pilot-member table:name="4983" table:display="true" table:show-details="true"/>
                <table:data-pilot-member table:name="4984" table:display="true" table:show-details="true"/>
                <table:data-pilot-member table:name="4985" table:display="true" table:show-details="true"/>
                <table:data-pilot-member table:name="4986" table:display="true" table:show-details="true"/>
                <table:data-pilot-member table:name="4988" table:display="true" table:show-details="true"/>
                <table:data-pilot-member table:name="4990" table:display="true" table:show-details="true"/>
                <table:data-pilot-member table:name="4991" table:display="true" table:show-details="true"/>
                <table:data-pilot-member table:name="4992" table:display="true" table:show-details="true"/>
                <table:data-pilot-member table:name="4993" table:display="true" table:show-details="true"/>
                <table:data-pilot-member table:name="4994" table:display="true" table:show-details="true"/>
                <table:data-pilot-member table:name="4995" table:display="true" table:show-details="true"/>
                <table:data-pilot-member table:name="4997" table:display="true" table:show-details="true"/>
                <table:data-pilot-member table:name="4998" table:display="true" table:show-details="true"/>
                <table:data-pilot-member table:name="4999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5002" table:display="true" table:show-details="true"/>
                <table:data-pilot-member table:name="5003" table:display="true" table:show-details="true"/>
                <table:data-pilot-member table:name="5004" table:display="true" table:show-details="true"/>
                <table:data-pilot-member table:name="5005" table:display="true" table:show-details="true"/>
                <table:data-pilot-member table:name="5006" table:display="true" table:show-details="true"/>
                <table:data-pilot-member table:name="5007" table:display="true" table:show-details="true"/>
                <table:data-pilot-member table:name="5008" table:display="true" table:show-details="true"/>
                <table:data-pilot-member table:name="5009" table:display="true" table:show-details="true"/>
                <table:data-pilot-member table:name="5010" table:display="true" table:show-details="true"/>
                <table:data-pilot-member table:name="5011" table:display="true" table:show-details="true"/>
                <table:data-pilot-member table:name="5012" table:display="true" table:show-details="true"/>
                <table:data-pilot-member table:name="5013" table:display="true" table:show-details="true"/>
                <table:data-pilot-member table:name="5014" table:display="true" table:show-details="true"/>
                <table:data-pilot-member table:name="5015" table:display="true" table:show-details="true"/>
                <table:data-pilot-member table:name="5016" table:display="true" table:show-details="true"/>
                <table:data-pilot-member table:name="5017" table:display="true" table:show-details="true"/>
                <table:data-pilot-member table:name="5018" table:display="true" table:show-details="true"/>
                <table:data-pilot-member table:name="5019" table:display="true" table:show-details="true"/>
                <table:data-pilot-member table:name="5021" table:display="true" table:show-details="true"/>
                <table:data-pilot-member table:name="5022" table:display="true" table:show-details="true"/>
                <table:data-pilot-member table:name="5023" table:display="true" table:show-details="true"/>
                <table:data-pilot-member table:name="5024" table:display="true" table:show-details="true"/>
                <table:data-pilot-member table:name="5026" table:display="true" table:show-details="true"/>
                <table:data-pilot-member table:name="5027" table:display="true" table:show-details="true"/>
                <table:data-pilot-member table:name="5028" table:display="true" table:show-details="true"/>
                <table:data-pilot-member table:name="5029" table:display="true" table:show-details="true"/>
                <table:data-pilot-member table:name="5030" table:display="true" table:show-details="true"/>
                <table:data-pilot-member table:name="5031" table:display="true" table:show-details="true"/>
                <table:data-pilot-member table:name="5033" table:display="true" table:show-details="true"/>
                <table:data-pilot-member table:name="5034" table:display="true" table:show-details="true"/>
                <table:data-pilot-member table:name="5035" table:display="true" table:show-details="true"/>
                <table:data-pilot-member table:name="5036" table:display="true" table:show-details="true"/>
                <table:data-pilot-member table:name="5037" table:display="true" table:show-details="true"/>
                <table:data-pilot-member table:name="5038" table:display="true" table:show-details="true"/>
                <table:data-pilot-member table:name="5039" table:display="true" table:show-details="true"/>
                <table:data-pilot-member table:name="5040" table:display="true" table:show-details="true"/>
                <table:data-pilot-member table:name="5041" table:display="true" table:show-details="true"/>
                <table:data-pilot-member table:name="5043" table:display="true" table:show-details="true"/>
                <table:data-pilot-member table:name="5044" table:display="true" table:show-details="true"/>
                <table:data-pilot-member table:name="5045" table:display="true" table:show-details="true"/>
                <table:data-pilot-member table:name="5046" table:display="true" table:show-details="true"/>
                <table:data-pilot-member table:name="5047" table:display="true" table:show-details="true"/>
                <table:data-pilot-member table:name="5048" table:display="true" table:show-details="true"/>
                <table:data-pilot-member table:name="5049" table:display="true" table:show-details="true"/>
                <table:data-pilot-member table:name="5050" table:display="true" table:show-details="true"/>
                <table:data-pilot-member table:name="5051" table:display="true" table:show-details="true"/>
                <table:data-pilot-member table:name="5052" table:display="true" table:show-details="true"/>
                <table:data-pilot-member table:name="5054" table:display="true" table:show-details="true"/>
                <table:data-pilot-member table:name="5056" table:display="true" table:show-details="true"/>
                <table:data-pilot-member table:name="5057" table:display="true" table:show-details="true"/>
                <table:data-pilot-member table:name="5060" table:display="true" table:show-details="true"/>
                <table:data-pilot-member table:name="5061" table:display="true" table:show-details="true"/>
                <table:data-pilot-member table:name="5062" table:display="true" table:show-details="true"/>
                <table:data-pilot-member table:name="5063" table:display="true" table:show-details="true"/>
                <table:data-pilot-member table:name="5064" table:display="true" table:show-details="true"/>
                <table:data-pilot-member table:name="5065" table:display="true" table:show-details="true"/>
                <table:data-pilot-member table:name="5066" table:display="true" table:show-details="true"/>
                <table:data-pilot-member table:name="5067" table:display="true" table:show-details="true"/>
                <table:data-pilot-member table:name="5068" table:display="true" table:show-details="true"/>
                <table:data-pilot-member table:name="5069" table:display="true" table:show-details="true"/>
                <table:data-pilot-member table:name="5071" table:display="true" table:show-details="true"/>
                <table:data-pilot-member table:name="5072" table:display="true" table:show-details="true"/>
                <table:data-pilot-member table:name="5073" table:display="true" table:show-details="true"/>
                <table:data-pilot-member table:name="5074" table:display="true" table:show-details="true"/>
                <table:data-pilot-member table:name="5075" table:display="true" table:show-details="true"/>
                <table:data-pilot-member table:name="5077" table:display="true" table:show-details="true"/>
                <table:data-pilot-member table:name="5078" table:display="true" table:show-details="true"/>
                <table:data-pilot-member table:name="5079" table:display="true" table:show-details="true"/>
                <table:data-pilot-member table:name="5082" table:display="true" table:show-details="true"/>
                <table:data-pilot-member table:name="5083" table:display="true" table:show-details="true"/>
                <table:data-pilot-member table:name="5085" table:display="true" table:show-details="true"/>
                <table:data-pilot-member table:name="5086" table:display="true" table:show-details="true"/>
                <table:data-pilot-member table:name="5087" table:display="true" table:show-details="true"/>
                <table:data-pilot-member table:name="5088" table:display="true" table:show-details="true"/>
                <table:data-pilot-member table:name="5089" table:display="true" table:show-details="true"/>
                <table:data-pilot-member table:name="5090" table:display="true" table:show-details="true"/>
                <table:data-pilot-member table:name="5091" table:display="true" table:show-details="true"/>
                <table:data-pilot-member table:name="5092" table:display="true" table:show-details="true"/>
                <table:data-pilot-member table:name="5093" table:display="true" table:show-details="true"/>
                <table:data-pilot-member table:name="5094" table:display="true" table:show-details="true"/>
                <table:data-pilot-member table:name="5095" table:display="true" table:show-details="true"/>
                <table:data-pilot-member table:name="5096" table:display="true" table:show-details="true"/>
                <table:data-pilot-member table:name="5098" table:display="true" table:show-details="true"/>
                <table:data-pilot-member table:name="5099" table:display="true" table:show-details="true"/>
                <table:data-pilot-member table:name="5101" table:display="true" table:show-details="true"/>
                <table:data-pilot-member table:name="5102" table:display="true" table:show-details="true"/>
                <table:data-pilot-member table:name="5103" table:display="true" table:show-details="true"/>
                <table:data-pilot-member table:name="5104" table:display="true" table:show-details="true"/>
                <table:data-pilot-member table:name="5106" table:display="true" table:show-details="true"/>
                <table:data-pilot-member table:name="5107" table:display="true" table:show-details="true"/>
                <table:data-pilot-member table:name="5108" table:display="true" table:show-details="true"/>
                <table:data-pilot-member table:name="5109" table:display="true" table:show-details="true"/>
                <table:data-pilot-member table:name="5110" table:display="true" table:show-details="true"/>
                <table:data-pilot-member table:name="5111" table:display="true" table:show-details="true"/>
                <table:data-pilot-member table:name="5113" table:display="true" table:show-details="true"/>
                <table:data-pilot-member table:name="5115" table:display="true" table:show-details="true"/>
                <table:data-pilot-member table:name="5118" table:display="true" table:show-details="true"/>
                <table:data-pilot-member table:name="5119" table:display="true" table:show-details="true"/>
                <table:data-pilot-member table:name="5120" table:display="true" table:show-details="true"/>
                <table:data-pilot-member table:name="5122" table:display="true" table:show-details="true"/>
                <table:data-pilot-member table:name="5123" table:display="true" table:show-details="true"/>
                <table:data-pilot-member table:name="5124" table:display="true" table:show-details="true"/>
                <table:data-pilot-member table:name="5125" table:display="true" table:show-details="true"/>
                <table:data-pilot-member table:name="5127" table:display="true" table:show-details="true"/>
                <table:data-pilot-member table:name="5128" table:display="true" table:show-details="true"/>
                <table:data-pilot-member table:name="5130" table:display="true" table:show-details="true"/>
                <table:data-pilot-member table:name="5135" table:display="true" table:show-details="true"/>
                <table:data-pilot-member table:name="5136" table:display="true" table:show-details="true"/>
                <table:data-pilot-member table:name="5137" table:display="true" table:show-details="true"/>
                <table:data-pilot-member table:name="5138" table:display="true" table:show-details="true"/>
                <table:data-pilot-member table:name="5142" table:display="true" table:show-details="true"/>
                <table:data-pilot-member table:name="5143" table:display="true" table:show-details="true"/>
                <table:data-pilot-member table:name="5144" table:display="true" table:show-details="true"/>
                <table:data-pilot-member table:name="5145" table:display="true" table:show-details="true"/>
                <table:data-pilot-member table:name="5146" table:display="true" table:show-details="true"/>
                <table:data-pilot-member table:name="5147" table:display="true" table:show-details="true"/>
                <table:data-pilot-member table:name="5149" table:display="true" table:show-details="true"/>
                <table:data-pilot-member table:name="5150" table:display="true" table:show-details="true"/>
                <table:data-pilot-member table:name="5152" table:display="true" table:show-details="true"/>
                <table:data-pilot-member table:name="5154" table:display="true" table:show-details="true"/>
                <table:data-pilot-member table:name="5155" table:display="true" table:show-details="true"/>
                <table:data-pilot-member table:name="5156" table:display="true" table:show-details="true"/>
                <table:data-pilot-member table:name="5157" table:display="true" table:show-details="true"/>
                <table:data-pilot-member table:name="5158" table:display="true" table:show-details="true"/>
                <table:data-pilot-member table:name="5159" table:display="true" table:show-details="true"/>
                <table:data-pilot-member table:name="5161" table:display="true" table:show-details="true"/>
                <table:data-pilot-member table:name="5162" table:display="true" table:show-details="true"/>
                <table:data-pilot-member table:name="5163" table:display="true" table:show-details="true"/>
                <table:data-pilot-member table:name="5164" table:display="true" table:show-details="true"/>
                <table:data-pilot-member table:name="5165" table:display="true" table:show-details="true"/>
                <table:data-pilot-member table:name="5166" table:display="true" table:show-details="true"/>
                <table:data-pilot-member table:name="5168" table:display="true" table:show-details="true"/>
                <table:data-pilot-member table:name="5169" table:display="true" table:show-details="true"/>
                <table:data-pilot-member table:name="5170" table:display="true" table:show-details="true"/>
                <table:data-pilot-member table:name="5171" table:display="true" table:show-details="true"/>
                <table:data-pilot-member table:name="5172" table:display="true" table:show-details="true"/>
                <table:data-pilot-member table:name="5173" table:display="true" table:show-details="true"/>
                <table:data-pilot-member table:name="5174" table:display="true" table:show-details="true"/>
                <table:data-pilot-member table:name="5176" table:display="true" table:show-details="true"/>
                <table:data-pilot-member table:name="5177" table:display="true" table:show-details="true"/>
                <table:data-pilot-member table:name="5179" table:display="true" table:show-details="true"/>
                <table:data-pilot-member table:name="5181" table:display="true" table:show-details="true"/>
                <table:data-pilot-member table:name="5182" table:display="true" table:show-details="true"/>
                <table:data-pilot-member table:name="5183" table:display="true" table:show-details="true"/>
                <table:data-pilot-member table:name="5184" table:display="true" table:show-details="true"/>
                <table:data-pilot-member table:name="5187" table:display="true" table:show-details="true"/>
                <table:data-pilot-member table:name="5189" table:display="true" table:show-details="true"/>
                <table:data-pilot-member table:name="5190" table:display="true" table:show-details="true"/>
                <table:data-pilot-member table:name="5192" table:display="true" table:show-details="true"/>
                <table:data-pilot-member table:name="5194" table:display="true" table:show-details="true"/>
                <table:data-pilot-member table:name="5196" table:display="true" table:show-details="true"/>
                <table:data-pilot-member table:name="5197" table:display="true" table:show-details="true"/>
                <table:data-pilot-member table:name="5198" table:display="true" table:show-details="true"/>
                <table:data-pilot-member table:name="5200" table:display="true" table:show-details="true"/>
                <table:data-pilot-member table:name="5201" table:display="true" table:show-details="true"/>
                <table:data-pilot-member table:name="5202" table:display="true" table:show-details="true"/>
                <table:data-pilot-member table:name="5203" table:display="true" table:show-details="true"/>
                <table:data-pilot-member table:name="5205" table:display="true" table:show-details="true"/>
                <table:data-pilot-member table:name="5206" table:display="true" table:show-details="true"/>
                <table:data-pilot-member table:name="5208" table:display="true" table:show-details="true"/>
                <table:data-pilot-member table:name="5210" table:display="true" table:show-details="true"/>
                <table:data-pilot-member table:name="5212" table:display="true" table:show-details="true"/>
                <table:data-pilot-member table:name="5213" table:display="true" table:show-details="true"/>
                <table:data-pilot-member table:name="5216" table:display="true" table:show-details="true"/>
                <table:data-pilot-member table:name="5217" table:display="true" table:show-details="true"/>
                <table:data-pilot-member table:name="5219" table:display="true" table:show-details="true"/>
                <table:data-pilot-member table:name="5220" table:display="true" table:show-details="true"/>
                <table:data-pilot-member table:name="5221" table:display="true" table:show-details="true"/>
                <table:data-pilot-member table:name="5223" table:display="true" table:show-details="true"/>
                <table:data-pilot-member table:name="5227" table:display="true" table:show-details="true"/>
                <table:data-pilot-member table:name="5228" table:display="true" table:show-details="true"/>
                <table:data-pilot-member table:name="5230" table:display="true" table:show-details="true"/>
                <table:data-pilot-member table:name="5231" table:display="true" table:show-details="true"/>
                <table:data-pilot-member table:name="5232" table:display="true" table:show-details="true"/>
                <table:data-pilot-member table:name="5234" table:display="true" table:show-details="true"/>
                <table:data-pilot-member table:name="5236" table:display="true" table:show-details="true"/>
                <table:data-pilot-member table:name="5237" table:display="true" table:show-details="true"/>
                <table:data-pilot-member table:name="5239" table:display="true" table:show-details="true"/>
                <table:data-pilot-member table:name="5241" table:display="true" table:show-details="true"/>
                <table:data-pilot-member table:name="5242" table:display="true" table:show-details="true"/>
                <table:data-pilot-member table:name="5243" table:display="true" table:show-details="true"/>
                <table:data-pilot-member table:name="5244" table:display="true" table:show-details="true"/>
                <table:data-pilot-member table:name="5245" table:display="true" table:show-details="true"/>
                <table:data-pilot-member table:name="5246" table:display="true" table:show-details="true"/>
                <table:data-pilot-member table:name="5249" table:display="true" table:show-details="true"/>
                <table:data-pilot-member table:name="5250" table:display="true" table:show-details="true"/>
                <table:data-pilot-member table:name="5251" table:display="true" table:show-details="true"/>
                <table:data-pilot-member table:name="5252" table:display="true" table:show-details="true"/>
                <table:data-pilot-member table:name="5254" table:display="true" table:show-details="true"/>
                <table:data-pilot-member table:name="5255" table:display="true" table:show-details="true"/>
                <table:data-pilot-member table:name="5256" table:display="true" table:show-details="true"/>
                <table:data-pilot-member table:name="5258" table:display="true" table:show-details="true"/>
                <table:data-pilot-member table:name="5260" table:display="true" table:show-details="true"/>
                <table:data-pilot-member table:name="5262" table:display="true" table:show-details="true"/>
                <table:data-pilot-member table:name="5263" table:display="true" table:show-details="true"/>
                <table:data-pilot-member table:name="5264" table:display="true" table:show-details="true"/>
                <table:data-pilot-member table:name="5265" table:display="true" table:show-details="true"/>
                <table:data-pilot-member table:name="5266" table:display="true" table:show-details="true"/>
                <table:data-pilot-member table:name="5267" table:display="true" table:show-details="true"/>
                <table:data-pilot-member table:name="5268" table:display="true" table:show-details="true"/>
                <table:data-pilot-member table:name="5269" table:display="true" table:show-details="true"/>
                <table:data-pilot-member table:name="5270" table:display="true" table:show-details="true"/>
                <table:data-pilot-member table:name="5273" table:display="true" table:show-details="true"/>
                <table:data-pilot-member table:name="5274" table:display="true" table:show-details="true"/>
                <table:data-pilot-member table:name="5276" table:display="true" table:show-details="true"/>
                <table:data-pilot-member table:name="5277" table:display="true" table:show-details="true"/>
                <table:data-pilot-member table:name="5278" table:display="true" table:show-details="true"/>
                <table:data-pilot-member table:name="5279" table:display="true" table:show-details="true"/>
                <table:data-pilot-member table:name="5280" table:display="true" table:show-details="true"/>
                <table:data-pilot-member table:name="5281" table:display="true" table:show-details="true"/>
                <table:data-pilot-member table:name="5282" table:display="true" table:show-details="true"/>
                <table:data-pilot-member table:name="5283" table:display="true" table:show-details="true"/>
                <table:data-pilot-member table:name="5284" table:display="true" table:show-details="true"/>
                <table:data-pilot-member table:name="5285" table:display="true" table:show-details="true"/>
                <table:data-pilot-member table:name="5289" table:display="true" table:show-details="true"/>
                <table:data-pilot-member table:name="5290" table:display="true" table:show-details="true"/>
                <table:data-pilot-member table:name="5291" table:display="true" table:show-details="true"/>
                <table:data-pilot-member table:name="5293" table:display="true" table:show-details="true"/>
                <table:data-pilot-member table:name="5294" table:display="true" table:show-details="true"/>
                <table:data-pilot-member table:name="5295" table:display="true" table:show-details="true"/>
                <table:data-pilot-member table:name="5296" table:display="true" table:show-details="true"/>
                <table:data-pilot-member table:name="5297" table:display="true" table:show-details="true"/>
                <table:data-pilot-member table:name="5298" table:display="true" table:show-details="true"/>
                <table:data-pilot-member table:name="5299" table:display="true" table:show-details="true"/>
                <table:data-pilot-member table:name="5300" table:display="true" table:show-details="true"/>
                <table:data-pilot-member table:name="5301" table:display="true" table:show-details="true"/>
                <table:data-pilot-member table:name="5302" table:display="true" table:show-details="true"/>
                <table:data-pilot-member table:name="5303" table:display="true" table:show-details="true"/>
                <table:data-pilot-member table:name="5304" table:display="true" table:show-details="true"/>
                <table:data-pilot-member table:name="5305" table:display="true" table:show-details="true"/>
                <table:data-pilot-member table:name="5306" table:display="true" table:show-details="true"/>
                <table:data-pilot-member table:name="5307" table:display="true" table:show-details="true"/>
                <table:data-pilot-member table:name="5309" table:display="true" table:show-details="true"/>
                <table:data-pilot-member table:name="5310" table:display="true" table:show-details="true"/>
                <table:data-pilot-member table:name="5311" table:display="true" table:show-details="true"/>
                <table:data-pilot-member table:name="5312" table:display="true" table:show-details="true"/>
                <table:data-pilot-member table:name="5313" table:display="true" table:show-details="true"/>
                <table:data-pilot-member table:name="5314" table:display="true" table:show-details="true"/>
                <table:data-pilot-member table:name="5315" table:display="true" table:show-details="true"/>
                <table:data-pilot-member table:name="5317" table:display="true" table:show-details="true"/>
                <table:data-pilot-member table:name="5318" table:display="true" table:show-details="true"/>
                <table:data-pilot-member table:name="5319" table:display="true" table:show-details="true"/>
                <table:data-pilot-member table:name="5320" table:display="true" table:show-details="true"/>
                <table:data-pilot-member table:name="5321" table:display="true" table:show-details="true"/>
                <table:data-pilot-member table:name="5323" table:display="true" table:show-details="true"/>
                <table:data-pilot-member table:name="5324" table:display="true" table:show-details="true"/>
                <table:data-pilot-member table:name="5325" table:display="true" table:show-details="true"/>
                <table:data-pilot-member table:name="5326" table:display="true" table:show-details="true"/>
                <table:data-pilot-member table:name="5327" table:display="true" table:show-details="true"/>
                <table:data-pilot-member table:name="5329" table:display="true" table:show-details="true"/>
                <table:data-pilot-member table:name="5330" table:display="true" table:show-details="true"/>
                <table:data-pilot-member table:name="5332" table:display="true" table:show-details="true"/>
                <table:data-pilot-member table:name="5333" table:display="true" table:show-details="true"/>
                <table:data-pilot-member table:name="5335" table:display="true" table:show-details="true"/>
                <table:data-pilot-member table:name="5336" table:display="true" table:show-details="true"/>
                <table:data-pilot-member table:name="5337" table:display="true" table:show-details="true"/>
                <table:data-pilot-member table:name="5338" table:display="true" table:show-details="true"/>
                <table:data-pilot-member table:name="5339" table:display="true" table:show-details="true"/>
                <table:data-pilot-member table:name="5340" table:display="true" table:show-details="true"/>
                <table:data-pilot-member table:name="5341" table:display="true" table:show-details="true"/>
                <table:data-pilot-member table:name="5342" table:display="true" table:show-details="true"/>
                <table:data-pilot-member table:name="5343" table:display="true" table:show-details="true"/>
                <table:data-pilot-member table:name="5344" table:display="true" table:show-details="true"/>
                <table:data-pilot-member table:name="5345" table:display="true" table:show-details="true"/>
                <table:data-pilot-member table:name="5346" table:display="true" table:show-details="true"/>
                <table:data-pilot-member table:name="5347" table:display="true" table:show-details="true"/>
                <table:data-pilot-member table:name="5349" table:display="true" table:show-details="true"/>
                <table:data-pilot-member table:name="5351" table:display="true" table:show-details="true"/>
                <table:data-pilot-member table:name="5354" table:display="true" table:show-details="true"/>
                <table:data-pilot-member table:name="5355" table:display="true" table:show-details="true"/>
                <table:data-pilot-member table:name="5356" table:display="true" table:show-details="true"/>
                <table:data-pilot-member table:name="5357" table:display="true" table:show-details="true"/>
                <table:data-pilot-member table:name="5358" table:display="true" table:show-details="true"/>
                <table:data-pilot-member table:name="5359" table:display="true" table:show-details="true"/>
                <table:data-pilot-member table:name="5360" table:display="true" table:show-details="true"/>
                <table:data-pilot-member table:name="5361" table:display="true" table:show-details="true"/>
                <table:data-pilot-member table:name="5362" table:display="true" table:show-details="true"/>
                <table:data-pilot-member table:name="5363" table:display="true" table:show-details="true"/>
                <table:data-pilot-member table:name="5364" table:display="true" table:show-details="true"/>
                <table:data-pilot-member table:name="5365" table:display="true" table:show-details="true"/>
                <table:data-pilot-member table:name="5366" table:display="true" table:show-details="true"/>
                <table:data-pilot-member table:name="5367" table:display="true" table:show-details="true"/>
                <table:data-pilot-member table:name="5368" table:display="true" table:show-details="true"/>
                <table:data-pilot-member table:name="5369" table:display="true" table:show-details="true"/>
                <table:data-pilot-member table:name="5370" table:display="true" table:show-details="true"/>
                <table:data-pilot-member table:name="5371" table:display="true" table:show-details="true"/>
                <table:data-pilot-member table:name="5373" table:display="true" table:show-details="true"/>
                <table:data-pilot-member table:name="5374" table:display="true" table:show-details="true"/>
                <table:data-pilot-member table:name="5375" table:display="true" table:show-details="true"/>
                <table:data-pilot-member table:name="5376" table:display="true" table:show-details="true"/>
                <table:data-pilot-member table:name="5377" table:display="true" table:show-details="true"/>
                <table:data-pilot-member table:name="5378" table:display="true" table:show-details="true"/>
                <table:data-pilot-member table:name="5381" table:display="true" table:show-details="true"/>
                <table:data-pilot-member table:name="5382" table:display="true" table:show-details="true"/>
                <table:data-pilot-member table:name="5384" table:display="true" table:show-details="true"/>
                <table:data-pilot-member table:name="5386" table:display="true" table:show-details="true"/>
                <table:data-pilot-member table:name="5387" table:display="true" table:show-details="true"/>
                <table:data-pilot-member table:name="5388" table:display="true" table:show-details="true"/>
                <table:data-pilot-member table:name="5389" table:display="true" table:show-details="true"/>
                <table:data-pilot-member table:name="5391" table:display="true" table:show-details="true"/>
                <table:data-pilot-member table:name="5392" table:display="true" table:show-details="true"/>
                <table:data-pilot-member table:name="5394" table:display="true" table:show-details="true"/>
                <table:data-pilot-member table:name="5395" table:display="true" table:show-details="true"/>
                <table:data-pilot-member table:name="5396" table:display="true" table:show-details="true"/>
                <table:data-pilot-member table:name="5398" table:display="true" table:show-details="true"/>
                <table:data-pilot-member table:name="5399" table:display="true" table:show-details="true"/>
                <table:data-pilot-member table:name="5400" table:display="true" table:show-details="true"/>
                <table:data-pilot-member table:name="5402" table:display="true" table:show-details="true"/>
                <table:data-pilot-member table:name="5403" table:display="true" table:show-details="true"/>
                <table:data-pilot-member table:name="5409" table:display="true" table:show-details="true"/>
                <table:data-pilot-member table:name="5410" table:display="true" table:show-details="true"/>
                <table:data-pilot-member table:name="5411" table:display="true" table:show-details="true"/>
                <table:data-pilot-member table:name="5412" table:display="true" table:show-details="true"/>
                <table:data-pilot-member table:name="5413" table:display="true" table:show-details="true"/>
                <table:data-pilot-member table:name="5414" table:display="true" table:show-details="true"/>
                <table:data-pilot-member table:name="5415" table:display="true" table:show-details="true"/>
                <table:data-pilot-member table:name="5416" table:display="true" table:show-details="true"/>
                <table:data-pilot-member table:name="5417" table:display="true" table:show-details="true"/>
                <table:data-pilot-member table:name="5418" table:display="true" table:show-details="true"/>
                <table:data-pilot-member table:name="5422" table:display="true" table:show-details="true"/>
                <table:data-pilot-member table:name="5423" table:display="true" table:show-details="true"/>
                <table:data-pilot-member table:name="5426" table:display="true" table:show-details="true"/>
                <table:data-pilot-member table:name="5429" table:display="true" table:show-details="true"/>
                <table:data-pilot-member table:name="5432" table:display="true" table:show-details="true"/>
                <table:data-pilot-member table:name="5433" table:display="true" table:show-details="true"/>
                <table:data-pilot-member table:name="5435" table:display="true" table:show-details="true"/>
                <table:data-pilot-member table:name="5436" table:display="true" table:show-details="true"/>
                <table:data-pilot-member table:name="5437" table:display="true" table:show-details="true"/>
                <table:data-pilot-member table:name="5438" table:display="true" table:show-details="true"/>
                <table:data-pilot-member table:name="5439" table:display="true" table:show-details="true"/>
                <table:data-pilot-member table:name="5440" table:display="true" table:show-details="true"/>
                <table:data-pilot-member table:name="5441" table:display="true" table:show-details="true"/>
                <table:data-pilot-member table:name="5443" table:display="true" table:show-details="true"/>
                <table:data-pilot-member table:name="5446" table:display="true" table:show-details="true"/>
                <table:data-pilot-member table:name="5449" table:display="true" table:show-details="true"/>
                <table:data-pilot-member table:name="5451" table:display="true" table:show-details="true"/>
                <table:data-pilot-member table:name="5452" table:display="true" table:show-details="true"/>
                <table:data-pilot-member table:name="5453" table:display="true" table:show-details="true"/>
                <table:data-pilot-member table:name="5454" table:display="true" table:show-details="true"/>
                <table:data-pilot-member table:name="5455" table:display="true" table:show-details="true"/>
                <table:data-pilot-member table:name="5456" table:display="true" table:show-details="true"/>
                <table:data-pilot-member table:name="5457" table:display="true" table:show-details="true"/>
                <table:data-pilot-member table:name="5459" table:display="true" table:show-details="true"/>
                <table:data-pilot-member table:name="5460" table:display="true" table:show-details="true"/>
                <table:data-pilot-member table:name="5462" table:display="true" table:show-details="true"/>
                <table:data-pilot-member table:name="5465" table:display="true" table:show-details="true"/>
                <table:data-pilot-member table:name="5466" table:display="true" table:show-details="true"/>
                <table:data-pilot-member table:name="5467" table:display="true" table:show-details="true"/>
                <table:data-pilot-member table:name="5468" table:display="true" table:show-details="true"/>
                <table:data-pilot-member table:name="5469" table:display="true" table:show-details="true"/>
                <table:data-pilot-member table:name="5470" table:display="true" table:show-details="true"/>
                <table:data-pilot-member table:name="5471" table:display="true" table:show-details="true"/>
                <table:data-pilot-member table:name="5472" table:display="true" table:show-details="true"/>
                <table:data-pilot-member table:name="5473" table:display="true" table:show-details="true"/>
                <table:data-pilot-member table:name="5475" table:display="true" table:show-details="true"/>
                <table:data-pilot-member table:name="5476" table:display="true" table:show-details="true"/>
                <table:data-pilot-member table:name="5479" table:display="true" table:show-details="true"/>
                <table:data-pilot-member table:name="5481" table:display="true" table:show-details="true"/>
                <table:data-pilot-member table:name="5483" table:display="true" table:show-details="true"/>
                <table:data-pilot-member table:name="5484" table:display="true" table:show-details="true"/>
                <table:data-pilot-member table:name="5485" table:display="true" table:show-details="true"/>
                <table:data-pilot-member table:name="5486" table:display="true" table:show-details="true"/>
                <table:data-pilot-member table:name="5489" table:display="true" table:show-details="true"/>
                <table:data-pilot-member table:name="5491" table:display="true" table:show-details="true"/>
                <table:data-pilot-member table:name="5492" table:display="true" table:show-details="true"/>
                <table:data-pilot-member table:name="5493" table:display="true" table:show-details="true"/>
                <table:data-pilot-member table:name="5494" table:display="true" table:show-details="true"/>
                <table:data-pilot-member table:name="5495" table:display="true" table:show-details="true"/>
                <table:data-pilot-member table:name="5497" table:display="true" table:show-details="true"/>
                <table:data-pilot-member table:name="5499" table:display="true" table:show-details="true"/>
                <table:data-pilot-member table:name="5500" table:display="true" table:show-details="true"/>
                <table:data-pilot-member table:name="5501" table:display="true" table:show-details="true"/>
                <table:data-pilot-member table:name="5502" table:display="true" table:show-details="true"/>
                <table:data-pilot-member table:name="5504" table:display="true" table:show-details="true"/>
                <table:data-pilot-member table:name="5505" table:display="true" table:show-details="true"/>
                <table:data-pilot-member table:name="5506" table:display="true" table:show-details="true"/>
                <table:data-pilot-member table:name="5507" table:display="true" table:show-details="true"/>
                <table:data-pilot-member table:name="5509" table:display="true" table:show-details="true"/>
                <table:data-pilot-member table:name="5510" table:display="true" table:show-details="true"/>
                <table:data-pilot-member table:name="5512" table:display="true" table:show-details="true"/>
                <table:data-pilot-member table:name="5513" table:display="true" table:show-details="true"/>
                <table:data-pilot-member table:name="5516" table:display="true" table:show-details="true"/>
                <table:data-pilot-member table:name="5518" table:display="true" table:show-details="true"/>
                <table:data-pilot-member table:name="5519" table:display="true" table:show-details="true"/>
                <table:data-pilot-member table:name="5521" table:display="true" table:show-details="true"/>
                <table:data-pilot-member table:name="5523" table:display="true" table:show-details="true"/>
                <table:data-pilot-member table:name="5528" table:display="true" table:show-details="true"/>
                <table:data-pilot-member table:name="5529" table:display="true" table:show-details="true"/>
                <table:data-pilot-member table:name="5530" table:display="true" table:show-details="true"/>
                <table:data-pilot-member table:name="5532" table:display="true" table:show-details="true"/>
                <table:data-pilot-member table:name="5535" table:display="true" table:show-details="true"/>
                <table:data-pilot-member table:name="5536" table:display="true" table:show-details="true"/>
                <table:data-pilot-member table:name="5538" table:display="true" table:show-details="true"/>
                <table:data-pilot-member table:name="5539" table:display="true" table:show-details="true"/>
                <table:data-pilot-member table:name="5542" table:display="true" table:show-details="true"/>
                <table:data-pilot-member table:name="5544" table:display="true" table:show-details="true"/>
                <table:data-pilot-member table:name="5545" table:display="true" table:show-details="true"/>
                <table:data-pilot-member table:name="5547" table:display="true" table:show-details="true"/>
                <table:data-pilot-member table:name="5550" table:display="true" table:show-details="true"/>
                <table:data-pilot-member table:name="5551" table:display="true" table:show-details="true"/>
                <table:data-pilot-member table:name="5552" table:display="true" table:show-details="true"/>
                <table:data-pilot-member table:name="5553" table:display="true" table:show-details="true"/>
                <table:data-pilot-member table:name="5555" table:display="true" table:show-details="true"/>
                <table:data-pilot-member table:name="5558" table:display="true" table:show-details="true"/>
                <table:data-pilot-member table:name="5560" table:display="true" table:show-details="true"/>
                <table:data-pilot-member table:name="5561" table:display="true" table:show-details="true"/>
                <table:data-pilot-member table:name="5562" table:display="true" table:show-details="true"/>
                <table:data-pilot-member table:name="5564" table:display="true" table:show-details="true"/>
                <table:data-pilot-member table:name="5565" table:display="true" table:show-details="true"/>
                <table:data-pilot-member table:name="5567" table:display="true" table:show-details="true"/>
                <table:data-pilot-member table:name="5568" table:display="true" table:show-details="true"/>
                <table:data-pilot-member table:name="5571" table:display="true" table:show-details="true"/>
                <table:data-pilot-member table:name="5572" table:display="true" table:show-details="true"/>
                <table:data-pilot-member table:name="5574" table:display="true" table:show-details="true"/>
                <table:data-pilot-member table:name="5575" table:display="true" table:show-details="true"/>
                <table:data-pilot-member table:name="5576" table:display="true" table:show-details="true"/>
                <table:data-pilot-member table:name="5577" table:display="true" table:show-details="true"/>
                <table:data-pilot-member table:name="5578" table:display="true" table:show-details="true"/>
                <table:data-pilot-member table:name="5579" table:display="true" table:show-details="true"/>
                <table:data-pilot-member table:name="5580" table:display="true" table:show-details="true"/>
                <table:data-pilot-member table:name="5582" table:display="true" table:show-details="true"/>
                <table:data-pilot-member table:name="5584" table:display="true" table:show-details="true"/>
                <table:data-pilot-member table:name="5585" table:display="true" table:show-details="true"/>
                <table:data-pilot-member table:name="5586" table:display="true" table:show-details="true"/>
                <table:data-pilot-member table:name="5587" table:display="true" table:show-details="true"/>
                <table:data-pilot-member table:name="5588" table:display="true" table:show-details="true"/>
                <table:data-pilot-member table:name="5589" table:display="true" table:show-details="true"/>
                <table:data-pilot-member table:name="5590" table:display="true" table:show-details="true"/>
                <table:data-pilot-member table:name="5591" table:display="true" table:show-details="true"/>
                <table:data-pilot-member table:name="5592" table:display="true" table:show-details="true"/>
                <table:data-pilot-member table:name="5593" table:display="true" table:show-details="true"/>
                <table:data-pilot-member table:name="5595" table:display="true" table:show-details="true"/>
                <table:data-pilot-member table:name="5597" table:display="true" table:show-details="true"/>
                <table:data-pilot-member table:name="5599" table:display="true" table:show-details="true"/>
                <table:data-pilot-member table:name="5600" table:display="true" table:show-details="true"/>
                <table:data-pilot-member table:name="5602" table:display="true" table:show-details="true"/>
                <table:data-pilot-member table:name="5603" table:display="true" table:show-details="true"/>
                <table:data-pilot-member table:name="5606" table:display="true" table:show-details="true"/>
                <table:data-pilot-member table:name="5607" table:display="true" table:show-details="true"/>
                <table:data-pilot-member table:name="5608" table:display="true" table:show-details="true"/>
                <table:data-pilot-member table:name="5611" table:display="true" table:show-details="true"/>
                <table:data-pilot-member table:name="5613" table:display="true" table:show-details="true"/>
                <table:data-pilot-member table:name="5614" table:display="true" table:show-details="true"/>
                <table:data-pilot-member table:name="5615" table:display="true" table:show-details="true"/>
                <table:data-pilot-member table:name="5616" table:display="true" table:show-details="true"/>
                <table:data-pilot-member table:name="5617" table:display="true" table:show-details="true"/>
                <table:data-pilot-member table:name="5619" table:display="true" table:show-details="true"/>
                <table:data-pilot-member table:name="5620" table:display="true" table:show-details="true"/>
                <table:data-pilot-member table:name="5623" table:display="true" table:show-details="true"/>
                <table:data-pilot-member table:name="5624" table:display="true" table:show-details="true"/>
                <table:data-pilot-member table:name="5628" table:display="true" table:show-details="true"/>
                <table:data-pilot-member table:name="5630" table:display="true" table:show-details="true"/>
                <table:data-pilot-member table:name="5631" table:display="true" table:show-details="true"/>
                <table:data-pilot-member table:name="5632" table:display="true" table:show-details="true"/>
                <table:data-pilot-member table:name="5633" table:display="true" table:show-details="true"/>
                <table:data-pilot-member table:name="5634" table:display="true" table:show-details="true"/>
                <table:data-pilot-member table:name="5636" table:display="true" table:show-details="true"/>
                <table:data-pilot-member table:name="5637" table:display="true" table:show-details="true"/>
                <table:data-pilot-member table:name="5640" table:display="true" table:show-details="true"/>
                <table:data-pilot-member table:name="5641" table:display="true" table:show-details="true"/>
                <table:data-pilot-member table:name="5642" table:display="true" table:show-details="true"/>
                <table:data-pilot-member table:name="5643" table:display="true" table:show-details="true"/>
                <table:data-pilot-member table:name="5644" table:display="true" table:show-details="true"/>
                <table:data-pilot-member table:name="5645" table:display="true" table:show-details="true"/>
                <table:data-pilot-member table:name="5647" table:display="true" table:show-details="true"/>
                <table:data-pilot-member table:name="5648" table:display="true" table:show-details="true"/>
                <table:data-pilot-member table:name="5649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52" table:display="true" table:show-details="true"/>
                <table:data-pilot-member table:name="5653" table:display="true" table:show-details="true"/>
                <table:data-pilot-member table:name="5654" table:display="true" table:show-details="true"/>
                <table:data-pilot-member table:name="5656" table:display="true" table:show-details="true"/>
                <table:data-pilot-member table:name="5657" table:display="true" table:show-details="true"/>
                <table:data-pilot-member table:name="5658" table:display="true" table:show-details="true"/>
                <table:data-pilot-member table:name="5659" table:display="true" table:show-details="true"/>
                <table:data-pilot-member table:name="5660" table:display="true" table:show-details="true"/>
                <table:data-pilot-member table:name="5661" table:display="true" table:show-details="true"/>
                <table:data-pilot-member table:name="5662" table:display="true" table:show-details="true"/>
                <table:data-pilot-member table:name="5663" table:display="true" table:show-details="true"/>
                <table:data-pilot-member table:name="5664" table:display="true" table:show-details="true"/>
                <table:data-pilot-member table:name="5665" table:display="true" table:show-details="true"/>
                <table:data-pilot-member table:name="5666" table:display="true" table:show-details="true"/>
                <table:data-pilot-member table:name="5667" table:display="true" table:show-details="true"/>
                <table:data-pilot-member table:name="5668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1" table:display="true" table:show-details="true"/>
                <table:data-pilot-member table:name="5673" table:display="true" table:show-details="true"/>
                <table:data-pilot-member table:name="5674" table:display="true" table:show-details="true"/>
                <table:data-pilot-member table:name="5677" table:display="true" table:show-details="true"/>
                <table:data-pilot-member table:name="5678" table:display="true" table:show-details="true"/>
                <table:data-pilot-member table:name="5679" table:display="true" table:show-details="true"/>
                <table:data-pilot-member table:name="5680" table:display="true" table:show-details="true"/>
                <table:data-pilot-member table:name="5683" table:display="true" table:show-details="true"/>
                <table:data-pilot-member table:name="5686" table:display="true" table:show-details="true"/>
                <table:data-pilot-member table:name="5687" table:display="true" table:show-details="true"/>
                <table:data-pilot-member table:name="5689" table:display="true" table:show-details="true"/>
                <table:data-pilot-member table:name="5690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694" table:display="true" table:show-details="true"/>
                <table:data-pilot-member table:name="5696" table:display="true" table:show-details="true"/>
                <table:data-pilot-member table:name="5699" table:display="true" table:show-details="true"/>
                <table:data-pilot-member table:name="5700" table:display="true" table:show-details="true"/>
                <table:data-pilot-member table:name="5703" table:display="true" table:show-details="true"/>
                <table:data-pilot-member table:name="5705" table:display="true" table:show-details="true"/>
                <table:data-pilot-member table:name="5708" table:display="true" table:show-details="true"/>
                <table:data-pilot-member table:name="5709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4" table:display="true" table:show-details="true"/>
                <table:data-pilot-member table:name="5715" table:display="true" table:show-details="true"/>
                <table:data-pilot-member table:name="5718" table:display="true" table:show-details="true"/>
                <table:data-pilot-member table:name="5719" table:display="true" table:show-details="true"/>
                <table:data-pilot-member table:name="5721" table:display="true" table:show-details="true"/>
                <table:data-pilot-member table:name="5722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7" table:display="true" table:show-details="true"/>
                <table:data-pilot-member table:name="5728" table:display="true" table:show-details="true"/>
                <table:data-pilot-member table:name="5729" table:display="true" table:show-details="true"/>
                <table:data-pilot-member table:name="5730" table:display="true" table:show-details="true"/>
                <table:data-pilot-member table:name="5732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36" table:display="true" table:show-details="true"/>
                <table:data-pilot-member table:name="5738" table:display="true" table:show-details="true"/>
                <table:data-pilot-member table:name="5739" table:display="true" table:show-details="true"/>
                <table:data-pilot-member table:name="5740" table:display="true" table:show-details="true"/>
                <table:data-pilot-member table:name="5742" table:display="true" table:show-details="true"/>
                <table:data-pilot-member table:name="5743" table:display="true" table:show-details="true"/>
                <table:data-pilot-member table:name="5745" table:display="true" table:show-details="true"/>
                <table:data-pilot-member table:name="5746" table:display="true" table:show-details="true"/>
                <table:data-pilot-member table:name="5748" table:display="true" table:show-details="true"/>
                <table:data-pilot-member table:name="5750" table:display="true" table:show-details="true"/>
                <table:data-pilot-member table:name="5751" table:display="true" table:show-details="true"/>
                <table:data-pilot-member table:name="5753" table:display="true" table:show-details="true"/>
                <table:data-pilot-member table:name="5756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5" table:display="true" table:show-details="true"/>
                <table:data-pilot-member table:name="5766" table:display="true" table:show-details="true"/>
                <table:data-pilot-member table:name="5767" table:display="true" table:show-details="true"/>
                <table:data-pilot-member table:name="5768" table:display="true" table:show-details="true"/>
                <table:data-pilot-member table:name="5770" table:display="true" table:show-details="true"/>
                <table:data-pilot-member table:name="5772" table:display="true" table:show-details="true"/>
                <table:data-pilot-member table:name="5774" table:display="true" table:show-details="true"/>
                <table:data-pilot-member table:name="5778" table:display="true" table:show-details="true"/>
                <table:data-pilot-member table:name="5779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88" table:display="true" table:show-details="true"/>
                <table:data-pilot-member table:name="5791" table:display="true" table:show-details="true"/>
                <table:data-pilot-member table:name="5792" table:display="true" table:show-details="true"/>
                <table:data-pilot-member table:name="5795" table:display="true" table:show-details="true"/>
                <table:data-pilot-member table:name="5796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02" table:display="true" table:show-details="true"/>
                <table:data-pilot-member table:name="5803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10" table:display="true" table:show-details="true"/>
                <table:data-pilot-member table:name="5811" table:display="true" table:show-details="true"/>
                <table:data-pilot-member table:name="5813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18" table:display="true" table:show-details="true"/>
                <table:data-pilot-member table:name="5820" table:display="true" table:show-details="true"/>
                <table:data-pilot-member table:name="5822" table:display="true" table:show-details="true"/>
                <table:data-pilot-member table:name="5824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9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3" table:display="true" table:show-details="true"/>
                <table:data-pilot-member table:name="5835" table:display="true" table:show-details="true"/>
                <table:data-pilot-member table:name="5836" table:display="true" table:show-details="true"/>
                <table:data-pilot-member table:name="5837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49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5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9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9" table:display="true" table:show-details="true"/>
                <table:data-pilot-member table:name="5872" table:display="true" table:show-details="true"/>
                <table:data-pilot-member table:name="5874" table:display="true" table:show-details="true"/>
                <table:data-pilot-member table:name="5875" table:display="true" table:show-details="true"/>
                <table:data-pilot-member table:name="5877" table:display="true" table:show-details="true"/>
                <table:data-pilot-member table:name="5878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2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7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6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8" table:display="true" table:show-details="true"/>
                <table:data-pilot-member table:name="5910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5" table:display="true" table:show-details="true"/>
                <table:data-pilot-member table:name="5916" table:display="true" table:show-details="true"/>
                <table:data-pilot-member table:name="5917" table:display="true" table:show-details="true"/>
                <table:data-pilot-member table:name="5921" table:display="true" table:show-details="true"/>
                <table:data-pilot-member table:name="5923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30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8" table:display="true" table:show-details="true"/>
                <table:data-pilot-member table:name="5950" table:display="true" table:show-details="true"/>
                <table:data-pilot-member table:name="5954" table:display="true" table:show-details="true"/>
                <table:data-pilot-member table:name="5957" table:display="true" table:show-details="true"/>
                <table:data-pilot-member table:name="5959" table:display="true" table:show-details="true"/>
                <table:data-pilot-member table:name="5960" table:display="true" table:show-details="true"/>
                <table:data-pilot-member table:name="5968" table:display="true" table:show-details="true"/>
                <table:data-pilot-member table:name="5973" table:display="true" table:show-details="true"/>
                <table:data-pilot-member table:name="5976" table:display="true" table:show-details="true"/>
                <table:data-pilot-member table:name="5977" table:display="true" table:show-details="true"/>
                <table:data-pilot-member table:name="5978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8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2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4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8" table:display="true" table:show-details="true"/>
                <table:data-pilot-member table:name="6042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7" table:display="true" table:show-details="true"/>
                <table:data-pilot-member table:name="6060" table:display="true" table:show-details="true"/>
                <table:data-pilot-member table:name="6061" table:display="true" table:show-details="true"/>
                <table:data-pilot-member table:name="6062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7" table:display="true" table:show-details="true"/>
                <table:data-pilot-member table:name="6079" table:display="true" table:show-details="true"/>
                <table:data-pilot-member table:name="6081" table:display="true" table:show-details="true"/>
                <table:data-pilot-member table:name="6082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9" table:display="true" table:show-details="true"/>
                <table:data-pilot-member table:name="6095" table:display="true" table:show-details="true"/>
                <table:data-pilot-member table:name="6106" table:display="true" table:show-details="true"/>
                <table:data-pilot-member table:name="6111" table:display="true" table:show-details="true"/>
                <table:data-pilot-member table:name="6113" table:display="true" table:show-details="true"/>
                <table:data-pilot-member table:name="6116" table:display="true" table:show-details="true"/>
                <table:data-pilot-member table:name="6119" table:display="true" table:show-details="true"/>
                <table:data-pilot-member table:name="6125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7" table:display="true" table:show-details="true"/>
                <table:data-pilot-member table:name="6138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8" table:display="true" table:show-details="true"/>
                <table:data-pilot-member table:name="6150" table:display="true" table:show-details="true"/>
                <table:data-pilot-member table:name="6155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71" table:display="true" table:show-details="true"/>
                <table:data-pilot-member table:name="6172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1" table:display="true" table:show-details="true"/>
                <table:data-pilot-member table:name="6183" table:display="true" table:show-details="true"/>
                <table:data-pilot-member table:name="6185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92" table:display="true" table:show-details="true"/>
                <table:data-pilot-member table:name="6196" table:display="true" table:show-details="true"/>
                <table:data-pilot-member table:name="6199" table:display="true" table:show-details="true"/>
                <table:data-pilot-member table:name="6201" table:display="true" table:show-details="true"/>
                <table:data-pilot-member table:name="6203" table:display="true" table:show-details="true"/>
                <table:data-pilot-member table:name="6211" table:display="true" table:show-details="true"/>
                <table:data-pilot-member table:name="6219" table:display="true" table:show-details="true"/>
                <table:data-pilot-member table:name="6220" table:display="true" table:show-details="true"/>
                <table:data-pilot-member table:name="6222" table:display="true" table:show-details="true"/>
                <table:data-pilot-member table:name="6223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9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8" table:display="true" table:show-details="true"/>
                <table:data-pilot-member table:name="6242" table:display="true" table:show-details="true"/>
                <table:data-pilot-member table:name="6244" table:display="true" table:show-details="true"/>
                <table:data-pilot-member table:name="6252" table:display="true" table:show-details="true"/>
                <table:data-pilot-member table:name="6253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63" table:display="true" table:show-details="true"/>
                <table:data-pilot-member table:name="6264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8" table:display="true" table:show-details="true"/>
                <table:data-pilot-member table:name="6272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7" table:display="true" table:show-details="true"/>
                <table:data-pilot-member table:name="6281" table:display="true" table:show-details="true"/>
                <table:data-pilot-member table:name="6285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6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4" table:display="true" table:show-details="true"/>
                <table:data-pilot-member table:name="6306" table:display="true" table:show-details="true"/>
                <table:data-pilot-member table:name="6311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9" table:display="true" table:show-details="true"/>
                <table:data-pilot-member table:name="6320" table:display="true" table:show-details="true"/>
                <table:data-pilot-member table:name="6322" table:display="true" table:show-details="true"/>
                <table:data-pilot-member table:name="6324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33" table:display="true" table:show-details="true"/>
                <table:data-pilot-member table:name="6335" table:display="true" table:show-details="true"/>
                <table:data-pilot-member table:name="6351" table:display="true" table:show-details="true"/>
                <table:data-pilot-member table:name="6353" table:display="true" table:show-details="true"/>
                <table:data-pilot-member table:name="6360" table:display="true" table:show-details="true"/>
                <table:data-pilot-member table:name="6364" table:display="true" table:show-details="true"/>
                <table:data-pilot-member table:name="6365" table:display="true" table:show-details="true"/>
                <table:data-pilot-member table:name="6368" table:display="true" table:show-details="true"/>
                <table:data-pilot-member table:name="6370" table:display="true" table:show-details="true"/>
                <table:data-pilot-member table:name="6374" table:display="true" table:show-details="true"/>
                <table:data-pilot-member table:name="6378" table:display="true" table:show-details="true"/>
                <table:data-pilot-member table:name="6385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3" table:display="true" table:show-details="true"/>
                <table:data-pilot-member table:name="6409" table:display="true" table:show-details="true"/>
                <table:data-pilot-member table:name="6428" table:display="true" table:show-details="true"/>
                <table:data-pilot-member table:name="6449" table:display="true" table:show-details="true"/>
                <table:data-pilot-member table:name="6450" table:display="true" table:show-details="true"/>
                <table:data-pilot-member table:name="6481" table:display="true" table:show-details="true"/>
                <table:data-pilot-member table:name="6487" table:display="true" table:show-details="true"/>
                <table:data-pilot-member table:name="6491" table:display="true" table:show-details="true"/>
                <table:data-pilot-member table:name="6493" table:display="true" table:show-details="true"/>
                <table:data-pilot-member table:name="6495" table:display="true" table:show-details="true"/>
                <table:data-pilot-member table:name="6498" table:display="true" table:show-details="true"/>
                <table:data-pilot-member table:name="6503" table:display="true" table:show-details="true"/>
                <table:data-pilot-member table:name="6507" table:display="true" table:show-details="true"/>
                <table:data-pilot-member table:name="6533" table:display="true" table:show-details="true"/>
                <table:data-pilot-member table:name="6573" table:display="true" table:show-details="true"/>
                <table:data-pilot-member table:name="67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0T16:47:21.194579777</dc:date>
    <meta:editing-duration>PT1H52M56S</meta:editing-duration>
    <meta:editing-cycles>2</meta:editing-cycles>
    <meta:generator>LibreOffice/24.2.7.2$Linux_AARCH64 LibreOffice_project/420$Build-2</meta:generator>
    <meta:document-statistic meta:table-count="2" meta:cell-count="980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0" chart:maximum="7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1.529cm" xlink:href=".." xlink:type="simple" loext:data-pilot-source="DataPilot1" chart:class="chart:scatter" chart:style-name="ch1">
        <chart:legend chart:legend-position="end" svg:x="10.315cm" svg:y="3.778cm" style:legend-expansion="high" chart:style-name="ch2"/>
        <chart:plot-area chart:style-name="ch3" table:cell-range-address="PivotChart" chart:data-source-has-labels="column" svg:x="0.319cm" svg:y="0.23cm" svg:width="9.677cm" svg:height="10.169cm">
          <chart:coordinate-region svg:x="0.504cm" svg:y="0.43cm" svg:width="8.499cm" svg:height="9.322cm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scatter">
            <chart:regression-curve chart:style-name="ch8"/>
            <chart:data-point chart:repeated="10"/>
          </chart:series>
          <chart:series chart:style-name="ch9" chart:values-cell-range-address="PT@data 1" chart:label-cell-address="PT@label 1" chart:class="chart:scatter">
            <chart:data-point chart:repeated="10"/>
          </chart:series>
          <chart:series chart:style-name="ch10" chart:values-cell-range-address="PT@data 2" chart:label-cell-address="PT@label 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 DeltaEnc</text:p>
                <draw:g>
                  <svg:desc>PT@label 0</svg:desc>
                </draw:g>
              </table:table-cell>
              <table:table-cell office:value-type="string">
                <text:p>Min -  DeltaEnc</text:p>
                <draw:g>
                  <svg:desc>PT@label 1</svg:desc>
                </draw:g>
              </table:table-cell>
              <table:table-cell office:value-type="string">
                <text:p>Max -  DeltaEnc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 0.1</text:p>
                <text:list>
                  <text:list-item>
                    <text:p>12</text:p>
                  </text:list-item>
                  <text:list-item>
                    <text:p>0.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333.375">
                <text:p>5333.375</text:p>
                <draw:g>
                  <svg:desc>PT@data 0</svg:desc>
                </draw:g>
              </table:table-cell>
              <table:table-cell office:value-type="float" office:value="5077">
                <text:p>5077</text:p>
                <draw:g>
                  <svg:desc>PT@data 1</svg:desc>
                </draw:g>
              </table:table-cell>
              <table:table-cell office:value-type="float" office:value="5660">
                <text:p>5660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12 0.2</text:p>
                <text:list>
                  <text:list-item>
                    <text:p/>
                  </text:list-item>
                  <text:list-item>
                    <text:p>0.2</text:p>
                  </text:list-item>
                </text:list>
              </table:table-cell>
              <table:table-cell office:value-type="float" office:value="5848.44444444444">
                <text:p>5848.44444444444</text:p>
              </table:table-cell>
              <table:table-cell office:value-type="float" office:value="5724">
                <text:p>5724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12 0.3</text:p>
                <text:list>
                  <text:list-item>
                    <text:p/>
                  </text:list-item>
                  <text:list-item>
                    <text:p>0.3</text:p>
                  </text:list-item>
                </text:list>
              </table:table-cell>
              <table:table-cell office:value-type="float" office:value="5899.11111111111">
                <text:p>5899.11111111111</text:p>
              </table:table-cell>
              <table:table-cell office:value-type="float" office:value="5792">
                <text:p>5792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12 0.4</text:p>
                <text:list>
                  <text:list-item>
                    <text:p/>
                  </text:list-item>
                  <text:list-item>
                    <text:p>0.4</text:p>
                  </text:list-item>
                </text:list>
              </table:table-cell>
              <table:table-cell office:value-type="float" office:value="5907.11111111111">
                <text:p>5907.11111111111</text:p>
              </table:table-cell>
              <table:table-cell office:value-type="float" office:value="5820">
                <text:p>5820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2 0.5</text:p>
                <text:list>
                  <text:list-item>
                    <text:p/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6084.33333333333">
                <text:p>6084.33333333333</text:p>
              </table:table-cell>
              <table:table-cell office:value-type="float" office:value="5927">
                <text:p>5927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12 0.6</text:p>
                <text:list>
                  <text:list-item>
                    <text:p/>
                  </text:list-item>
                  <text:list-item>
                    <text:p>0.6</text:p>
                  </text:list-item>
                </text:list>
              </table:table-cell>
              <table:table-cell office:value-type="float" office:value="6110">
                <text:p>6110</text:p>
              </table:table-cell>
              <table:table-cell office:value-type="float" office:value="5997">
                <text:p>5997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12 0.7</text:p>
                <text:list>
                  <text:list-item>
                    <text:p/>
                  </text:list-item>
                  <text:list-item>
                    <text:p>0.7</text:p>
                  </text:list-item>
                </text:list>
              </table:table-cell>
              <table:table-cell office:value-type="float" office:value="5889.3">
                <text:p>5889.3</text:p>
              </table:table-cell>
              <table:table-cell office:value-type="float" office:value="5662">
                <text:p>5662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12 0.8</text:p>
                <text:list>
                  <text:list-item>
                    <text:p/>
                  </text:list-item>
                  <text:list-item>
                    <text:p>0.8</text:p>
                  </text:list-item>
                </text:list>
              </table:table-cell>
              <table:table-cell office:value-type="float" office:value="6020.33333333333">
                <text:p>6020.33333333333</text:p>
              </table:table-cell>
              <table:table-cell office:value-type="float" office:value="5724">
                <text:p>5724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12 0.9</text:p>
                <text:list>
                  <text:list-item>
                    <text:p/>
                  </text:list-item>
                  <text:list-item>
                    <text:p>0.9</text:p>
                  </text:list-item>
                </text:list>
              </table:table-cell>
              <table:table-cell office:value-type="float" office:value="6199.1">
                <text:p>6199.1</text:p>
              </table:table-cell>
              <table:table-cell office:value-type="float" office:value="6000">
                <text:p>6000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12 1</text:p>
                <text:list>
                  <text:list-item>
                    <text:p/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6242.25">
                <text:p>6242.25</text:p>
              </table:table-cell>
              <table:table-cell office:value-type="float" office:value="6051">
                <text:p>6051</text:p>
              </table:table-cell>
              <table:table-cell office:value-type="float" office:value="6487">
                <text:p>6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